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5.36pt"/>
    </style:style>
    <style:style style:name="co5" style:family="table-column">
      <style:table-column-properties fo:break-before="auto" style:column-width="10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PGA103_30Ohm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28:1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829204099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63547508403871" calcext:value-type="float">
            <text:p>-2.63547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2.83486597982519" calcext:value-type="float">
            <text:p>-2.83486597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2.46914084792884" calcext:value-type="float">
            <text:p>-2.469140847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1.75725978455385" calcext:value-type="float">
            <text:p>-1.757259784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2.31786226015758" calcext:value-type="float">
            <text:p>-2.317862260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2.53132779965411" calcext:value-type="float">
            <text:p>-2.53132779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.80149211844158" calcext:value-type="float">
            <text:p>-1.801492118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39310096579398" calcext:value-type="float">
            <text:p>-3.393100965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2.02190428377106" calcext:value-type="float">
            <text:p>-2.021904283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1.344483309679" calcext:value-type="float">
            <text:p>-1.344483309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1.11113769638889" calcext:value-type="float">
            <text:p>-1.111137696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18037838372682" calcext:value-type="float">
            <text:p>-3.180378383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2.127454780452" calcext:value-type="float">
            <text:p>-2.1274547805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0.969417748207954" calcext:value-type="float">
            <text:p>-0.969417748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1.75394698883249" calcext:value-type="float">
            <text:p>-1.753946988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1.01156488600666" calcext:value-type="float">
            <text:p>-1.01156488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1.42992574107811" calcext:value-type="float">
            <text:p>-1.429925741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2.79389998270474" calcext:value-type="float">
            <text:p>-2.793899982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.57430407571426" calcext:value-type="float">
            <text:p>-1.574304075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.54232726180058" calcext:value-type="float">
            <text:p>-1.542327261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.97135014508722" calcext:value-type="float">
            <text:p>-1.971350145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.70538671186724" calcext:value-type="float">
            <text:p>-1.705386711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.06483276092417" calcext:value-type="float">
            <text:p>-1.0648327609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14856811595971" calcext:value-type="float">
            <text:p>-3.148568116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2.18782241217634" calcext:value-type="float">
            <text:p>-2.187822412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.36524919291193" calcext:value-type="float">
            <text:p>-1.365249192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2.1204025025481" calcext:value-type="float">
            <text:p>-2.120402502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0.121018220902972" calcext:value-type="float">
            <text:p>-0.121018220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.84021089254812" calcext:value-type="float">
            <text:p>-2.840210892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2.74898105077081" calcext:value-type="float">
            <text:p>-2.748981050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.77539171406398" calcext:value-type="float">
            <text:p>-1.775391714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10239278060125" calcext:value-type="float">
            <text:p>-3.102392780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.43274169640806" calcext:value-type="float">
            <text:p>-2.432741696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28145682172656" calcext:value-type="float">
            <text:p>-3.281456821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37574684314283" calcext:value-type="float">
            <text:p>-3.375746843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29265711913846" calcext:value-type="float">
            <text:p>-3.292657119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10761064699746" calcext:value-type="float">
            <text:p>-3.10761064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2.64403059704547" calcext:value-type="float">
            <text:p>-2.64403059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63030677098617" calcext:value-type="float">
            <text:p>-3.63030677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2.01337979693705" calcext:value-type="float">
            <text:p>-2.013379796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.95034598032759" calcext:value-type="float">
            <text:p>-1.950345980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.54944927270015" calcext:value-type="float">
            <text:p>-2.549449272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2.90530145950656" calcext:value-type="float">
            <text:p>-2.905301459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28917026149336" calcext:value-type="float">
            <text:p>-3.289170261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.39080278252143" calcext:value-type="float">
            <text:p>-1.390802782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.97513831862834" calcext:value-type="float">
            <text:p>-2.975138318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.51330627993771" calcext:value-type="float">
            <text:p>-2.513306279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.5323198917344" calcext:value-type="float">
            <text:p>-1.532319891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.40277891264615" calcext:value-type="float">
            <text:p>-2.402778912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2.96722056321557" calcext:value-type="float">
            <text:p>-2.967220563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06114983577124" calcext:value-type="float">
            <text:p>-3.061149835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.49549680021956" calcext:value-type="float">
            <text:p>-4.495496800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.18505205864665" calcext:value-type="float">
            <text:p>-4.1850520586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.46768291771866" calcext:value-type="float">
            <text:p>-2.467682917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.46989461624561" calcext:value-type="float">
            <text:p>-4.469894616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.53286530775156" calcext:value-type="float">
            <text:p>-2.532865307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.32024382341553" calcext:value-type="float">
            <text:p>-1.320243823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.22706025086655" calcext:value-type="float">
            <text:p>-4.227060250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2.69362206993486" calcext:value-type="float">
            <text:p>-2.693622069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7.09621879042896" calcext:value-type="float">
            <text:p>-7.096218790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2.48610474022641" calcext:value-type="float">
            <text:p>-2.486104740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2.29487937246461" calcext:value-type="float">
            <text:p>-2.294879372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83151945279485" calcext:value-type="float">
            <text:p>-3.831519452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2.24983467317522" calcext:value-type="float">
            <text:p>-2.2498346732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.04935329283465" calcext:value-type="float">
            <text:p>-5.0493532928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59224461905124" calcext:value-type="float">
            <text:p>-3.592244619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.55748703242985" calcext:value-type="float">
            <text:p>-1.557487032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2.95836137203153" calcext:value-type="float">
            <text:p>-2.95836137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54205186459703" calcext:value-type="float">
            <text:p>-3.5420518646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.86339449526575" calcext:value-type="float">
            <text:p>-4.863394495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93293593764281" calcext:value-type="float">
            <text:p>-3.932935937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4.42827107466931" calcext:value-type="float">
            <text:p>-4.428271074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3.17316718626199" calcext:value-type="float">
            <text:p>-3.173167186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.86272130149759" calcext:value-type="float">
            <text:p>-4.862721301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59238722253762" calcext:value-type="float">
            <text:p>-3.5923872225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20583651273246" calcext:value-type="float">
            <text:p>-3.205836512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09174212663858" calcext:value-type="float">
            <text:p>-3.091742126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52644495311365" calcext:value-type="float">
            <text:p>-3.526444953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.22122695030522" calcext:value-type="float">
            <text:p>-6.221226950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84168096458839" calcext:value-type="float">
            <text:p>-3.8416809646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.56287522490229" calcext:value-type="float">
            <text:p>-2.562875224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43001910191176" calcext:value-type="float">
            <text:p>-3.430019101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99296085443266" calcext:value-type="float">
            <text:p>-3.992960854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.58123354428769" calcext:value-type="float">
            <text:p>-4.581233544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90877826390243" calcext:value-type="float">
            <text:p>-3.9087782639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93342961528415" calcext:value-type="float">
            <text:p>-3.933429615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8260239150413" calcext:value-type="float">
            <text:p>-3.82602391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.43862714713608" calcext:value-type="float">
            <text:p>-4.4386271471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46183785580493" calcext:value-type="float">
            <text:p>-3.461837855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26718736554275" calcext:value-type="float">
            <text:p>-3.267187365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.54867234552859" calcext:value-type="float">
            <text:p>-1.5486723455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2.84569427549051" calcext:value-type="float">
            <text:p>-2.845694275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5.13915217585512" calcext:value-type="float">
            <text:p>-5.139152175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.87099341508552" calcext:value-type="float">
            <text:p>-2.870993415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4.08882964036166" calcext:value-type="float">
            <text:p>-4.088829640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4.73243171716054" calcext:value-type="float">
            <text:p>-4.732431717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6.44921719097495" calcext:value-type="float">
            <text:p>-6.449217191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.50247865618156" calcext:value-type="float">
            <text:p>-2.502478656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.83126654489908" calcext:value-type="float">
            <text:p>-1.831266544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93971476767156" calcext:value-type="float">
            <text:p>-3.939714767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93238581861568" calcext:value-type="float">
            <text:p>-3.932385818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5.78123055666362" calcext:value-type="float">
            <text:p>-5.7812305567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.30352523777889" calcext:value-type="float">
            <text:p>-4.303525237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4.85094753310169" calcext:value-type="float">
            <text:p>-4.850947533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5.31281340843891" calcext:value-type="float">
            <text:p>-5.3128134084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6.68750366371021" calcext:value-type="float">
            <text:p>-6.687503663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.09992438408867" calcext:value-type="float">
            <text:p>-4.099924384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.46565809782768" calcext:value-type="float">
            <text:p>-4.4656580978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.96450484218313" calcext:value-type="float">
            <text:p>-4.9645048422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4.75564734848581" calcext:value-type="float">
            <text:p>-4.755647348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5.62763819732738" calcext:value-type="float">
            <text:p>-5.627638197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.87488946661171" calcext:value-type="float">
            <text:p>-2.8748894666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.14746806576324" calcext:value-type="float">
            <text:p>-4.147468065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.08063430352638" calcext:value-type="float">
            <text:p>-4.080634303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.70455034251234" calcext:value-type="float">
            <text:p>-4.704550342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.55079154866148" calcext:value-type="float">
            <text:p>-4.550791548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5.58627419589579" calcext:value-type="float">
            <text:p>-5.586274195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5.8277682022468" calcext:value-type="float">
            <text:p>-5.827768202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.9901181522518" calcext:value-type="float">
            <text:p>-6.990118152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.88490421922722" calcext:value-type="float">
            <text:p>-4.8849042192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6.83422406659215" calcext:value-type="float">
            <text:p>-6.834224066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5.59582617360768" calcext:value-type="float">
            <text:p>-5.595826173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6.28310488516467" calcext:value-type="float">
            <text:p>-6.2831048852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20552854584778" calcext:value-type="float">
            <text:p>-3.205528545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5.06058491119334" calcext:value-type="float">
            <text:p>-5.0605849112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49069997592432" calcext:value-type="float">
            <text:p>-3.490699975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5.25224367655819" calcext:value-type="float">
            <text:p>-5.2522436766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5.5370517575494" calcext:value-type="float">
            <text:p>-5.537051757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5.72947778761649" calcext:value-type="float">
            <text:p>-5.729477787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6.04757052243238" calcext:value-type="float">
            <text:p>-6.047570522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6.73981917438327" calcext:value-type="float">
            <text:p>-6.739819174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5.04307424391683" calcext:value-type="float">
            <text:p>-5.043074243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6.91443951477018" calcext:value-type="float">
            <text:p>-6.9144395148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5.04068485609741" calcext:value-type="float">
            <text:p>-5.040684856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6.70106688701995" calcext:value-type="float">
            <text:p>-6.70106688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.43748622244134" calcext:value-type="float">
            <text:p>-4.437486222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0.921473518266" calcext:value-type="float">
            <text:p>-10.921473518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6.41984885984799" calcext:value-type="float">
            <text:p>-6.419848859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.36652718403358" calcext:value-type="float">
            <text:p>-6.36652718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6.1740139877606" calcext:value-type="float">
            <text:p>-6.174013987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6.47335434103274" calcext:value-type="float">
            <text:p>-6.47335434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5.71290244789263" calcext:value-type="float">
            <text:p>-5.712902447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7.67648137067696" calcext:value-type="float">
            <text:p>-7.676481370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7.66069127321012" calcext:value-type="float">
            <text:p>-7.660691273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6.61059090782118" calcext:value-type="float">
            <text:p>-6.610590907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6.42230724598549" calcext:value-type="float">
            <text:p>-6.42230724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6.24342617234457" calcext:value-type="float">
            <text:p>-6.243426172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7.51072362763543" calcext:value-type="float">
            <text:p>-7.510723627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8.44750973566565" calcext:value-type="float">
            <text:p>-8.447509735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5.49023844735747" calcext:value-type="float">
            <text:p>-5.490238447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1.9357004818305" calcext:value-type="float">
            <text:p>-11.935700481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8.53725012755113" calcext:value-type="float">
            <text:p>-8.537250127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7.89461445580289" calcext:value-type="float">
            <text:p>-7.894614455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8.36764394047779" calcext:value-type="float">
            <text:p>-8.367643940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5.49932232201669" calcext:value-type="float">
            <text:p>-5.499322322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8.36489961907282" calcext:value-type="float">
            <text:p>-8.364899619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9.27868539047724" calcext:value-type="float">
            <text:p>-9.278685390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6.20203234932653" calcext:value-type="float">
            <text:p>-6.202032349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.68013415342858" calcext:value-type="float">
            <text:p>-7.680134153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6.83589704173679" calcext:value-type="float">
            <text:p>-6.8358970417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5.70376775053651" calcext:value-type="float">
            <text:p>-5.703767750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7.27155436698244" calcext:value-type="float">
            <text:p>-7.27155436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7.04747137353164" calcext:value-type="float">
            <text:p>-7.047471373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6.94131524481113" calcext:value-type="float">
            <text:p>-6.941315244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7.86399605599643" calcext:value-type="float">
            <text:p>-7.86399605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6.46536964327623" calcext:value-type="float">
            <text:p>-6.465369643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6.54316138698541" calcext:value-type="float">
            <text:p>-6.543161387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4.96589399087257" calcext:value-type="float">
            <text:p>-4.9658939909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7.94640241187937" calcext:value-type="float">
            <text:p>-7.946402411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5.78505372486298" calcext:value-type="float">
            <text:p>-5.785053724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6.62761518423124" calcext:value-type="float">
            <text:p>-6.627615184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6.62308162351778" calcext:value-type="float">
            <text:p>-6.623081623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4.45356819815164" calcext:value-type="float">
            <text:p>-4.4535681982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6.9253217214008" calcext:value-type="float">
            <text:p>-6.925321721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7.05812795622231" calcext:value-type="float">
            <text:p>-7.058127956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5.41804938322533" calcext:value-type="float">
            <text:p>-5.418049383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5.58798954342544" calcext:value-type="float">
            <text:p>-5.5879895434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58414648637586" calcext:value-type="float">
            <text:p>-3.584146486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5.90047383858962" calcext:value-type="float">
            <text:p>-5.900473838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5.06278188391156" calcext:value-type="float">
            <text:p>-5.0627818839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5.66319853793291" calcext:value-type="float">
            <text:p>-5.663198537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6.11535939818901" calcext:value-type="float">
            <text:p>-6.115359398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91191219479552" calcext:value-type="float">
            <text:p>-3.911912194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6.19092097882341" calcext:value-type="float">
            <text:p>-6.190920978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5.60031969814384" calcext:value-type="float">
            <text:p>-5.600319698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4.04388885773649" calcext:value-type="float">
            <text:p>-4.043888857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5.3673390422062" calcext:value-type="float">
            <text:p>-5.367339042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4.21373357531831" calcext:value-type="float">
            <text:p>-4.213733575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.93075366577679" calcext:value-type="float">
            <text:p>-4.930753665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.8695610245239" calcext:value-type="float">
            <text:p>-4.8695610245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5.99194258734674" calcext:value-type="float">
            <text:p>-5.9919425873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.30943199403126" calcext:value-type="float">
            <text:p>-4.30943199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.6097936048133" calcext:value-type="float">
            <text:p>-4.609793604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.97520619679934" calcext:value-type="float">
            <text:p>-4.975206196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4.06932680507712" calcext:value-type="float">
            <text:p>-4.069326805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23509045265892" calcext:value-type="float">
            <text:p>-3.2350904527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91440266854762" calcext:value-type="float">
            <text:p>-3.914402668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.80191809866012" calcext:value-type="float">
            <text:p>-4.801918098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3.50298856049243" calcext:value-type="float">
            <text:p>-3.5029885605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.10249049443602" calcext:value-type="float">
            <text:p>-1.102490494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4.23972822790639" calcext:value-type="float">
            <text:p>-4.239728227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79016199382946" calcext:value-type="float">
            <text:p>-3.790161993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21375731776306" calcext:value-type="float">
            <text:p>-3.2137573178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3.13779861794218" calcext:value-type="float">
            <text:p>-3.137798617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2.76978184809532" calcext:value-type="float">
            <text:p>-2.769781848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2.9448662669246" calcext:value-type="float">
            <text:p>-2.9448662669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60433878422406" calcext:value-type="float">
            <text:p>-3.6043387842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10182267030795" calcext:value-type="float">
            <text:p>-3.101822670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27542568059953" calcext:value-type="float">
            <text:p>-3.275425680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2.57639895924728" calcext:value-type="float">
            <text:p>-2.576398959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3.10020540276265" calcext:value-type="float">
            <text:p>-3.100205402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2.20851078062597" calcext:value-type="float">
            <text:p>-2.208510780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2.65423944924483" calcext:value-type="float">
            <text:p>-2.6542394492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2.81683224371108" calcext:value-type="float">
            <text:p>-2.816832243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2.21774280399481" calcext:value-type="float">
            <text:p>-2.21774280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1.80158691664119" calcext:value-type="float">
            <text:p>-1.801586916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.69553059718424" calcext:value-type="float">
            <text:p>-1.695530597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.6425318849451" calcext:value-type="float">
            <text:p>-1.642531884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2.02139121384571" calcext:value-type="float">
            <text:p>-2.021391213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.90240575655121" calcext:value-type="float">
            <text:p>-1.902405756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.75360762027612" calcext:value-type="float">
            <text:p>-1.753607620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2.37208050369299" calcext:value-type="float">
            <text:p>-2.372080503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.66829430641268" calcext:value-type="float">
            <text:p>-1.6682943064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1.08091818217816" calcext:value-type="float">
            <text:p>-1.0809181822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2.12609860979607" calcext:value-type="float">
            <text:p>-2.126098609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1.68188939696103" calcext:value-type="float">
            <text:p>-1.68188939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1.8602683161277" calcext:value-type="float">
            <text:p>-1.8602683161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1.65770443682943" calcext:value-type="float">
            <text:p>-1.6577044368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1.43070523037143" calcext:value-type="float">
            <text:p>-1.430705230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0.993585923211788" calcext:value-type="float">
            <text:p>-0.9935859232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1.83488358863657" calcext:value-type="float">
            <text:p>-1.834883588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1.38242946134391" calcext:value-type="float">
            <text:p>-1.382429461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0.498995474622547" calcext:value-type="float">
            <text:p>-0.4989954746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0.778067645161917" calcext:value-type="float">
            <text:p>-0.778067645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0.951810685796495" calcext:value-type="float">
            <text:p>-0.951810685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1.44326050574358" calcext:value-type="float">
            <text:p>-1.4432605057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1.53597915211022" calcext:value-type="float">
            <text:p>-1.5359791521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1.90252388942125" calcext:value-type="float">
            <text:p>-1.902523889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2.06893777311762" calcext:value-type="float">
            <text:p>-2.068937773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0.508425777702103" calcext:value-type="float">
            <text:p>-0.508425777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1.08696918865335" calcext:value-type="float">
            <text:p>-1.086969188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1.06233620100813" calcext:value-type="float">
            <text:p>-1.06233620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1.45802786629332" calcext:value-type="float">
            <text:p>-1.458027866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0.663345618845623" calcext:value-type="float">
            <text:p>-0.663345618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1.10485720127248" calcext:value-type="float">
            <text:p>-1.104857201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0.19399780023249" calcext:value-type="float">
            <text:p>-0.193997800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1.06151726085624" calcext:value-type="float">
            <text:p>-1.0615172609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1.19477974523829" calcext:value-type="float">
            <text:p>-1.194779745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0.738317285380434" calcext:value-type="float">
            <text:p>-0.738317285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0.596352828503737" calcext:value-type="float">
            <text:p>-0.596352828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1.18786772052341" calcext:value-type="float">
            <text:p>-1.187867720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0.677560851936634" calcext:value-type="float">
            <text:p>-0.677560851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0.378402329119202" calcext:value-type="float">
            <text:p>-0.3784023291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0.927800246788682" calcext:value-type="float">
            <text:p>-0.927800246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0.136396861478221" calcext:value-type="float">
            <text:p>-0.136396861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0.156162650102872" calcext:value-type="float">
            <text:p>0.156162650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0.916543377750422" calcext:value-type="float">
            <text:p>-0.916543377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0.740048844477494" calcext:value-type="float">
            <text:p>-0.740048844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0.463889522422356" calcext:value-type="float">
            <text:p>-0.463889522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0.445054196933014" calcext:value-type="float">
            <text:p>-0.4450541969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0.722116058297866" calcext:value-type="float">
            <text:p>-0.722116058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0.346661814101316" calcext:value-type="float">
            <text:p>-0.346661814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0.595451526965161" calcext:value-type="float">
            <text:p>-0.595451527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0.456488911992616" calcext:value-type="float">
            <text:p>0.45648891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0.848033061759202" calcext:value-type="float">
            <text:p>-0.848033061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0.284140770627062" calcext:value-type="float">
            <text:p>-0.284140770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0.460994579546364" calcext:value-type="float">
            <text:p>-0.460994579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0.519613237531497" calcext:value-type="float">
            <text:p>-0.519613237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0.230683948000327" calcext:value-type="float">
            <text:p>-0.23068394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0.156017135098045" calcext:value-type="float">
            <text:p>-0.156017135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0.161436950450391" calcext:value-type="float">
            <text:p>-0.1614369505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0.645873687491287" calcext:value-type="float">
            <text:p>-0.6458736875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0.415556022586084" calcext:value-type="float">
            <text:p>-0.4155560226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1.02256134343057" calcext:value-type="float">
            <text:p>-1.022561343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0.0209830119634594" calcext:value-type="float">
            <text:p>0.02098301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0.452408279184786" calcext:value-type="float">
            <text:p>-0.4524082792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1.12985249424172" calcext:value-type="float">
            <text:p>-1.129852494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0.369133034125848" calcext:value-type="float">
            <text:p>-0.3691330341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0.855466968790626" calcext:value-type="float">
            <text:p>-0.855466968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0.288780026368144" calcext:value-type="float">
            <text:p>-0.2887800264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0.204239216400648" calcext:value-type="float">
            <text:p>-0.2042392164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0.596849229794183" calcext:value-type="float">
            <text:p>-0.596849229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0.531666375453216" calcext:value-type="float">
            <text:p>-0.531666375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0.34771506235858" calcext:value-type="float">
            <text:p>-0.347715062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0.98275655982263" calcext:value-type="float">
            <text:p>-0.982756559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0.702463450484821" calcext:value-type="float">
            <text:p>-0.702463450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0.676291495643598" calcext:value-type="float">
            <text:p>-0.676291495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0.511451110556446" calcext:value-type="float">
            <text:p>-0.5114511106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0.746290433591234" calcext:value-type="float">
            <text:p>-0.746290433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0.56781074736213" calcext:value-type="float">
            <text:p>-0.567810747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0.875346286282252" calcext:value-type="float">
            <text:p>-0.8753462863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0.763483726102226" calcext:value-type="float">
            <text:p>-0.763483726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0.48568095510022" calcext:value-type="float">
            <text:p>-0.485680955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0.448319094341242" calcext:value-type="float">
            <text:p>-0.448319094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0.466579248465313" calcext:value-type="float">
            <text:p>-0.466579248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0.114025144624451" calcext:value-type="float">
            <text:p>-0.114025144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0.634295475854613" calcext:value-type="float">
            <text:p>-0.634295475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0.628696928968186" calcext:value-type="float">
            <text:p>-0.62869692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0.712022197093144" calcext:value-type="float">
            <text:p>-0.712022197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0.446476866465781" calcext:value-type="float">
            <text:p>-0.4464768665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0.957229179649522" calcext:value-type="float">
            <text:p>-0.957229179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0.641618635804873" calcext:value-type="float">
            <text:p>-0.641618635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0.849249285430512" calcext:value-type="float">
            <text:p>-0.849249285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0.862378685214257" calcext:value-type="float">
            <text:p>-0.8623786852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0.668073147591478" calcext:value-type="float">
            <text:p>-0.668073147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0.633992265994429" calcext:value-type="float">
            <text:p>-0.63399226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1.04110986551839" calcext:value-type="float">
            <text:p>-1.041109865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1.11774123926897" calcext:value-type="float">
            <text:p>-1.117741239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1.13510318823002" calcext:value-type="float">
            <text:p>-1.135103188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0.889441917110136" calcext:value-type="float">
            <text:p>-0.889441917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0.922230747946312" calcext:value-type="float">
            <text:p>-0.9222307479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1.0813315663091" calcext:value-type="float">
            <text:p>-1.081331566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0.604284438388658" calcext:value-type="float">
            <text:p>-0.604284438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0.927196486432907" calcext:value-type="float">
            <text:p>-0.927196486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0.73801539904142" calcext:value-type="float">
            <text:p>-0.738015399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0.924850907142362" calcext:value-type="float">
            <text:p>-0.924850907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1.49104039993126" calcext:value-type="float">
            <text:p>-1.4910403999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0.817866600297682" calcext:value-type="float">
            <text:p>-0.817866600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1.02747059747169" calcext:value-type="float">
            <text:p>-1.027470597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1.13527858159533" calcext:value-type="float">
            <text:p>-1.135278581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1.17921715715877" calcext:value-type="float">
            <text:p>-1.179217157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0.488836129898329" calcext:value-type="float">
            <text:p>-0.488836129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1.1037403264126" calcext:value-type="float">
            <text:p>-1.103740326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1.23427819227197" calcext:value-type="float">
            <text:p>-1.2342781923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1.46932779312996" calcext:value-type="float">
            <text:p>-1.469327793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0.696121493297028" calcext:value-type="float">
            <text:p>-0.696121493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1.6319390062482" calcext:value-type="float">
            <text:p>-1.631939006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1.48163787922305" calcext:value-type="float">
            <text:p>-1.481637879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1.30394097291642" calcext:value-type="float">
            <text:p>-1.303940972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1.1094718794537" calcext:value-type="float">
            <text:p>-1.109471879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1.13045361556882" calcext:value-type="float">
            <text:p>-1.130453615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1.55457512980653" calcext:value-type="float">
            <text:p>-1.554575129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1.41972323029782" calcext:value-type="float">
            <text:p>-1.4197232303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1.19245582350071" calcext:value-type="float">
            <text:p>-1.192455823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1.21078466782574" calcext:value-type="float">
            <text:p>-1.210784667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1.53294202047853" calcext:value-type="float">
            <text:p>-1.532942020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1.845132841691" calcext:value-type="float">
            <text:p>-1.8451328417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1.73516182406098" calcext:value-type="float">
            <text:p>-1.735161824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2.04124430829184" calcext:value-type="float">
            <text:p>-2.041244308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1.41287178246349" calcext:value-type="float">
            <text:p>-1.412871782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1.95150868134933" calcext:value-type="float">
            <text:p>-1.951508681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1.24436195082982" calcext:value-type="float">
            <text:p>-1.244361950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1.4400552973553" calcext:value-type="float">
            <text:p>-1.4400552974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2.08127644676331" calcext:value-type="float">
            <text:p>-2.081276446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.47704881633436" calcext:value-type="float">
            <text:p>-1.477048816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1.43848500573159" calcext:value-type="float">
            <text:p>-1.4384850057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.77121550468791" calcext:value-type="float">
            <text:p>-1.7712155047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.86247685498538" calcext:value-type="float">
            <text:p>-1.86247685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.62346531148979" calcext:value-type="float">
            <text:p>-1.623465311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.83999451866127" calcext:value-type="float">
            <text:p>-1.8399945187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.60269532466671" calcext:value-type="float">
            <text:p>-1.602695324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.8864175132635" calcext:value-type="float">
            <text:p>-1.886417513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.64954478338994" calcext:value-type="float">
            <text:p>-1.6495447834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2.21915267176374" calcext:value-type="float">
            <text:p>-2.219152671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.94208855316392" calcext:value-type="float">
            <text:p>-1.942088553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2.13126614963525" calcext:value-type="float">
            <text:p>-2.131266149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2.01996328086541" calcext:value-type="float">
            <text:p>-2.019963280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.56732580772298" calcext:value-type="float">
            <text:p>-1.567325807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.96343946597291" calcext:value-type="float">
            <text:p>-1.96343946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2.069044133812" calcext:value-type="float">
            <text:p>-2.069044133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2.21753760901441" calcext:value-type="float">
            <text:p>-2.21753760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.92924576507763" calcext:value-type="float">
            <text:p>-1.9292457651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2.69945813877805" calcext:value-type="float">
            <text:p>-2.699458138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2.07953729148285" calcext:value-type="float">
            <text:p>-2.0795372915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2.48846437699496" calcext:value-type="float">
            <text:p>-2.48846437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2.24282532228619" calcext:value-type="float">
            <text:p>-2.242825322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2.13489529001069" calcext:value-type="float">
            <text:p>-2.1348952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2.18306451701454" calcext:value-type="float">
            <text:p>-2.18306451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2.08919976488626" calcext:value-type="float">
            <text:p>-2.0891997649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2.55774961834541" calcext:value-type="float">
            <text:p>-2.557749618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2.46810651951356" calcext:value-type="float">
            <text:p>-2.468106519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.72765372641171" calcext:value-type="float">
            <text:p>-1.727653726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2.01166550417865" calcext:value-type="float">
            <text:p>-2.011665504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2.54095156504154" calcext:value-type="float">
            <text:p>-2.54095156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2.46784035117098" calcext:value-type="float">
            <text:p>-2.4678403512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2.85993394782113" calcext:value-type="float">
            <text:p>-2.8599339478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2.35418980051955" calcext:value-type="float">
            <text:p>-2.354189800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19635884958145" calcext:value-type="float">
            <text:p>-3.196358849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2.46790338607453" calcext:value-type="float">
            <text:p>-2.4679033861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3.79323315351389" calcext:value-type="float">
            <text:p>-3.793233153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2.54248123335124" calcext:value-type="float">
            <text:p>-2.542481233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2.9081296950541" calcext:value-type="float">
            <text:p>-2.908129695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.88926808689922" calcext:value-type="float">
            <text:p>-1.889268086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2.66382207258198" calcext:value-type="float">
            <text:p>-2.6638220726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2.82172497107801" calcext:value-type="float">
            <text:p>-2.821724971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2.09069166189176" calcext:value-type="float">
            <text:p>-2.090691661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2.73154631497441" calcext:value-type="float">
            <text:p>-2.73154631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20834869108783" calcext:value-type="float">
            <text:p>-3.208348691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55279150561005" calcext:value-type="float">
            <text:p>-3.552791505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37440316373944" calcext:value-type="float">
            <text:p>-3.374403163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7460241974771" calcext:value-type="float">
            <text:p>-3.746024197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32231341582972" calcext:value-type="float">
            <text:p>-3.322313415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2.76804815665922" calcext:value-type="float">
            <text:p>-2.7680481567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2.71008295837898" calcext:value-type="float">
            <text:p>-2.710082958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08315949716804" calcext:value-type="float">
            <text:p>-3.083159497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42494662904339" calcext:value-type="float">
            <text:p>-3.42494662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89575132858442" calcext:value-type="float">
            <text:p>-3.895751328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2.84644848789553" calcext:value-type="float">
            <text:p>-2.846448487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23809555734619" calcext:value-type="float">
            <text:p>-3.2380955573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2.75402527866185" calcext:value-type="float">
            <text:p>-2.754025278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2.16631028223033" calcext:value-type="float">
            <text:p>-2.166310282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48984398937942" calcext:value-type="float">
            <text:p>-3.4898439894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4.10173992842604" calcext:value-type="float">
            <text:p>-4.101739928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13325988578613" calcext:value-type="float">
            <text:p>-3.133259885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45560908554924" calcext:value-type="float">
            <text:p>-3.455609085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4.63746596694861" calcext:value-type="float">
            <text:p>-4.637465966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2.85869503513286" calcext:value-type="float">
            <text:p>-2.8586950351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76981311500773" calcext:value-type="float">
            <text:p>-3.769813115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4.02589937021934" calcext:value-type="float">
            <text:p>-4.025899370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2.97889679792825" calcext:value-type="float">
            <text:p>-2.978896797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4.19532107230537" calcext:value-type="float">
            <text:p>-4.1953210723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4.01835733747183" calcext:value-type="float">
            <text:p>-4.018357337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2.85581044425114" calcext:value-type="float">
            <text:p>-2.855810444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42137411528071" calcext:value-type="float">
            <text:p>-3.421374115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4.22588786542885" calcext:value-type="float">
            <text:p>-4.2258878654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81068202935879" calcext:value-type="float">
            <text:p>-3.810682029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54867398497514" calcext:value-type="float">
            <text:p>-3.54867398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65451547885733" calcext:value-type="float">
            <text:p>-3.654515478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24898153677774" calcext:value-type="float">
            <text:p>-3.248981536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3.88274412213417" calcext:value-type="float">
            <text:p>-3.882744122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98937957095184" calcext:value-type="float">
            <text:p>-3.98937957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72602014538726" calcext:value-type="float">
            <text:p>-3.7260201454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4.21758713757752" calcext:value-type="float">
            <text:p>-4.217587137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4.17372028453548" calcext:value-type="float">
            <text:p>-4.173720284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22400908432615" calcext:value-type="float">
            <text:p>-3.224009084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4.07892442330166" calcext:value-type="float">
            <text:p>-4.078924423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4.11849881487416" calcext:value-type="float">
            <text:p>-4.118498814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85499313673929" calcext:value-type="float">
            <text:p>-3.854993136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4.36275659226764" calcext:value-type="float">
            <text:p>-4.3627565923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51692160027751" calcext:value-type="float">
            <text:p>-3.516921600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4.97435481739919" calcext:value-type="float">
            <text:p>-4.9743548174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.30098259818065" calcext:value-type="float">
            <text:p>-5.300982598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4.19766121266498" calcext:value-type="float">
            <text:p>-4.197661212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83905746810618" calcext:value-type="float">
            <text:p>-3.839057468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4.44118734954932" calcext:value-type="float">
            <text:p>-4.4411873495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2051786907449" calcext:value-type="float">
            <text:p>-5.205178690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4.26152656101064" calcext:value-type="float">
            <text:p>-4.26152656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08041877888611" calcext:value-type="float">
            <text:p>-5.0804187789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96974031651071" calcext:value-type="float">
            <text:p>-3.969740316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.25292619623575" calcext:value-type="float">
            <text:p>-4.2529261962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4.96663958151923" calcext:value-type="float">
            <text:p>-4.966639581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.13452238698267" calcext:value-type="float">
            <text:p>-5.13452238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02894165913486" calcext:value-type="float">
            <text:p>-5.028941659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4.49435505486822" calcext:value-type="float">
            <text:p>-4.494355054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4.70521166544553" calcext:value-type="float">
            <text:p>-4.705211665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98232412685157" calcext:value-type="float">
            <text:p>-3.9823241269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61934832846173" calcext:value-type="float">
            <text:p>-3.619348328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5.30775088968593" calcext:value-type="float">
            <text:p>-5.307750889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4.59371266252988" calcext:value-type="float">
            <text:p>-4.593712662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.84806786174555" calcext:value-type="float">
            <text:p>-4.848067861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71922761918351" calcext:value-type="float">
            <text:p>-4.719227619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4.60671618867216" calcext:value-type="float">
            <text:p>-4.606716188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36313957689706" calcext:value-type="float">
            <text:p>-5.363139576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4.7515555154641" calcext:value-type="float">
            <text:p>-4.7515555155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5.76486115792231" calcext:value-type="float">
            <text:p>-5.764861157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4.71168789994476" calcext:value-type="float">
            <text:p>-4.711687899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4.89022724260588" calcext:value-type="float">
            <text:p>-4.890227242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4.24355442223409" calcext:value-type="float">
            <text:p>-4.243554422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4.51275469191606" calcext:value-type="float">
            <text:p>-4.5127546919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17081975150433" calcext:value-type="float">
            <text:p>-5.170819751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.13461054308833" calcext:value-type="float">
            <text:p>-5.134610543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4.92110264094411" calcext:value-type="float">
            <text:p>-4.921102640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70717608888089" calcext:value-type="float">
            <text:p>-5.707176088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5.03916018968508" calcext:value-type="float">
            <text:p>-5.0391601897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4.99420543221764" calcext:value-type="float">
            <text:p>-4.994205432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4.78651059851304" calcext:value-type="float">
            <text:p>-4.7865105985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4.95158977921118" calcext:value-type="float">
            <text:p>-4.9515897792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4.98932063333274" calcext:value-type="float">
            <text:p>-4.989320633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6.03169011191079" calcext:value-type="float">
            <text:p>-6.031690111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17408196634954" calcext:value-type="float">
            <text:p>-5.174081966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34187049720968" calcext:value-type="float">
            <text:p>-6.341870497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.80427044684429" calcext:value-type="float">
            <text:p>-5.804270446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6.08200825414184" calcext:value-type="float">
            <text:p>-6.082008254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27062367025895" calcext:value-type="float">
            <text:p>-5.270623670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.61243829808818" calcext:value-type="float">
            <text:p>-5.612438298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.32601475208229" calcext:value-type="float">
            <text:p>-5.326014752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.58887091591598" calcext:value-type="float">
            <text:p>-5.588870915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91564776077633" calcext:value-type="float">
            <text:p>-5.9156477608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.35152596029654" calcext:value-type="float">
            <text:p>-5.351525960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6.53835875602528" calcext:value-type="float">
            <text:p>-6.538358756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6.15049918935222" calcext:value-type="float">
            <text:p>-6.150499189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6.31358969035535" calcext:value-type="float">
            <text:p>-6.313589690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84329195903422" calcext:value-type="float">
            <text:p>-5.84329195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29814034205141" calcext:value-type="float">
            <text:p>-5.298140342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6.77200945952733" calcext:value-type="float">
            <text:p>-6.7720094595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6.85685008367226" calcext:value-type="float">
            <text:p>-6.856850083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6.01546836253608" calcext:value-type="float">
            <text:p>-6.015468362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31068203960985" calcext:value-type="float">
            <text:p>-6.310682039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.51107135924718" calcext:value-type="float">
            <text:p>-5.511071359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6.6125316196627" calcext:value-type="float">
            <text:p>-6.6125316197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73315466498503" calcext:value-type="float">
            <text:p>-5.73315466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80560233079325" calcext:value-type="float">
            <text:p>-5.805602330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.9781206357225" calcext:value-type="float">
            <text:p>-5.978120635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6.15908212554098" calcext:value-type="float">
            <text:p>-6.159082125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86805927377778" calcext:value-type="float">
            <text:p>-5.8680592738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6.28221252218914" calcext:value-type="float">
            <text:p>-6.282212522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6.55907719902013" calcext:value-type="float">
            <text:p>-6.559077199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97651662032554" calcext:value-type="float">
            <text:p>-5.976516620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6.23077762788001" calcext:value-type="float">
            <text:p>-6.230777627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88112154929369" calcext:value-type="float">
            <text:p>-5.881121549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97938977119058" calcext:value-type="float">
            <text:p>-5.979389771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6.09891065355202" calcext:value-type="float">
            <text:p>-6.0989106536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6.46379552564632" calcext:value-type="float">
            <text:p>-6.463795525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6.24128058888414" calcext:value-type="float">
            <text:p>-6.241280588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9583331643247" calcext:value-type="float">
            <text:p>-5.958333164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6.53871907670277" calcext:value-type="float">
            <text:p>-6.538719076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69441251945091" calcext:value-type="float">
            <text:p>-6.694412519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5958227246264" calcext:value-type="float">
            <text:p>-6.595822724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17736420778093" calcext:value-type="float">
            <text:p>-6.1773642078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60971444379071" calcext:value-type="float">
            <text:p>-6.609714443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85289304420692" calcext:value-type="float">
            <text:p>-6.852893044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87515355096833" calcext:value-type="float">
            <text:p>-6.87515355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56606287304328" calcext:value-type="float">
            <text:p>-6.56606287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82902786089947" calcext:value-type="float">
            <text:p>-6.829027860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9582406960205" calcext:value-type="float">
            <text:p>-6.958240696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57261774672375" calcext:value-type="float">
            <text:p>-6.572617746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7.1210347473402" calcext:value-type="float">
            <text:p>-7.1210347473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77152407653345" calcext:value-type="float">
            <text:p>-6.771524076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33866790554572" calcext:value-type="float">
            <text:p>-7.338667905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6.81245474112932" calcext:value-type="float">
            <text:p>-6.812454741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7.38060136415757" calcext:value-type="float">
            <text:p>-7.3806013642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28412390700992" calcext:value-type="float">
            <text:p>-7.28412390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8.25335457455864" calcext:value-type="float">
            <text:p>-8.253354574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54119901934842" calcext:value-type="float">
            <text:p>-7.541199019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09998936897924" calcext:value-type="float">
            <text:p>-7.09998936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54207296417675" calcext:value-type="float">
            <text:p>-6.5420729642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87476438098901" calcext:value-type="float">
            <text:p>-7.87476438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3856057469201" calcext:value-type="float">
            <text:p>-7.385605746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7.78627263503101" calcext:value-type="float">
            <text:p>-7.78627263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6.94576745294861" calcext:value-type="float">
            <text:p>-6.945767452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37330284334447" calcext:value-type="float">
            <text:p>-7.373302843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08984275937627" calcext:value-type="float">
            <text:p>-7.089842759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7.85446230300271" calcext:value-type="float">
            <text:p>-7.854462303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6.95363394735602" calcext:value-type="float">
            <text:p>-6.953633947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7.2105989393781" calcext:value-type="float">
            <text:p>-7.2105989394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6.86928313961715" calcext:value-type="float">
            <text:p>-6.869283139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97662494146551" calcext:value-type="float">
            <text:p>-6.9766249415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7.78167293991525" calcext:value-type="float">
            <text:p>-7.781672939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8.16350257161866" calcext:value-type="float">
            <text:p>-8.1635025716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8.06639295657723" calcext:value-type="float">
            <text:p>-8.066392956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8.14698560844186" calcext:value-type="float">
            <text:p>-8.146985608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8.46938861550467" calcext:value-type="float">
            <text:p>-8.469388615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7.95903404553974" calcext:value-type="float">
            <text:p>-7.959034045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7.68902344102333" calcext:value-type="float">
            <text:p>-7.68902344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7.72657250349574" calcext:value-type="float">
            <text:p>-7.726572503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98940797793739" calcext:value-type="float">
            <text:p>-6.989407977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7.37132584415435" calcext:value-type="float">
            <text:p>-7.3713258442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7.10137119558452" calcext:value-type="float">
            <text:p>-7.101371195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7.00131887744299" calcext:value-type="float">
            <text:p>-7.0013188774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7.58319575932095" calcext:value-type="float">
            <text:p>-7.5831957593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8.30919046828541" calcext:value-type="float">
            <text:p>-8.309190468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8.15978941141177" calcext:value-type="float">
            <text:p>-8.1597894114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8.81741780153019" calcext:value-type="float">
            <text:p>-8.817417801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8.02253536489808" calcext:value-type="float">
            <text:p>-8.022535364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8.00795823928773" calcext:value-type="float">
            <text:p>-8.007958239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8.27999916824388" calcext:value-type="float">
            <text:p>-8.279999168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7.44436758058694" calcext:value-type="float">
            <text:p>-7.444367580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7.32028945949524" calcext:value-type="float">
            <text:p>-7.320289459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7.69595739634788" calcext:value-type="float">
            <text:p>-7.6959573963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7.95317080471303" calcext:value-type="float">
            <text:p>-7.9531708047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7.45009067070999" calcext:value-type="float">
            <text:p>-7.450090670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7.63344184592591" calcext:value-type="float">
            <text:p>-7.633441845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7.88962942082188" calcext:value-type="float">
            <text:p>-7.889629420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7.94151554555877" calcext:value-type="float">
            <text:p>-7.941515545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7.8643932378694" calcext:value-type="float">
            <text:p>-7.864393237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7.16731373180228" calcext:value-type="float">
            <text:p>-7.167313731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7.88570388067137" calcext:value-type="float">
            <text:p>-7.885703880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8.17154231567984" calcext:value-type="float">
            <text:p>-8.171542315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7.41030740565234" calcext:value-type="float">
            <text:p>-7.410307405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7.39157904757719" calcext:value-type="float">
            <text:p>-7.391579047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7.82969971477862" calcext:value-type="float">
            <text:p>-7.829699714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6.62125322031201" calcext:value-type="float">
            <text:p>-6.621253220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7.70277805116405" calcext:value-type="float">
            <text:p>-7.702778051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7.28997343370446" calcext:value-type="float">
            <text:p>-7.289973433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8.06338180828817" calcext:value-type="float">
            <text:p>-8.063381808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7.87661245572436" calcext:value-type="float">
            <text:p>-7.876612455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8.27339317975829" calcext:value-type="float">
            <text:p>-8.273393179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8.44933567208297" calcext:value-type="float">
            <text:p>-8.449335672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7.43407529549191" calcext:value-type="float">
            <text:p>-7.4340752955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7.49812746660474" calcext:value-type="float">
            <text:p>-7.498127466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7.48685483810554" calcext:value-type="float">
            <text:p>-7.4868548381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7.74167427601335" calcext:value-type="float">
            <text:p>-7.74167427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7.69327784675489" calcext:value-type="float">
            <text:p>-7.693277846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6.95576707725177" calcext:value-type="float">
            <text:p>-6.955767077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7.80048889401801" calcext:value-type="float">
            <text:p>-7.80048889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6.96152824524055" calcext:value-type="float">
            <text:p>-6.961528245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8.08306933683889" calcext:value-type="float">
            <text:p>-8.083069336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7.38142998664915" calcext:value-type="float">
            <text:p>-7.3814299866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7.61065700336704" calcext:value-type="float">
            <text:p>-7.610657003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7.6916837464332" calcext:value-type="float">
            <text:p>-7.691683746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7.38388488586704" calcext:value-type="float">
            <text:p>-7.3838848859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7.01648218628805" calcext:value-type="float">
            <text:p>-7.016482186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7.52279925518856" calcext:value-type="float">
            <text:p>-7.522799255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7.04519703669489" calcext:value-type="float">
            <text:p>-7.045197036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7.8045891231524" calcext:value-type="float">
            <text:p>-7.8045891232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7.85913468598414" calcext:value-type="float">
            <text:p>-7.85913468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7.98368620604857" calcext:value-type="float">
            <text:p>-7.98368620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7.16461264916145" calcext:value-type="float">
            <text:p>-7.1646126492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6.70675612436739" calcext:value-type="float">
            <text:p>-6.706756124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7.81284551891248" calcext:value-type="float">
            <text:p>-7.812845518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6.54150948191859" calcext:value-type="float">
            <text:p>-6.541509481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1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29:0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10668741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49.553008090854" calcext:value-type="float">
            <text:p>-49.553008090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63.3698812076106" calcext:value-type="float">
            <text:p>-63.369881207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46.7678633467582" calcext:value-type="float">
            <text:p>-46.767863346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5.6428247878816" calcext:value-type="float">
            <text:p>-55.642824787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2.1566551111848" calcext:value-type="float">
            <text:p>-52.156655111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2.5067827325577" calcext:value-type="float">
            <text:p>-52.50678273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0.6778571772618" calcext:value-type="float">
            <text:p>-50.6778571773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7.2535404478289" calcext:value-type="float">
            <text:p>-47.253540447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4.0620897344571" calcext:value-type="float">
            <text:p>-54.062089734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3.4420682995935" calcext:value-type="float">
            <text:p>-43.442068299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6.3426910085433" calcext:value-type="float">
            <text:p>-46.342691008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3.9967529864491" calcext:value-type="float">
            <text:p>-53.996752986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62.6983339591133" calcext:value-type="float">
            <text:p>-62.698333959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47.9490396088317" calcext:value-type="float">
            <text:p>-47.949039608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46.4671642810693" calcext:value-type="float">
            <text:p>-46.467164281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52.5851297353593" calcext:value-type="float">
            <text:p>-52.585129735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6.8346586805632" calcext:value-type="float">
            <text:p>-46.834658680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45.47125011894" calcext:value-type="float">
            <text:p>-45.471250118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52.9584650707717" calcext:value-type="float">
            <text:p>-52.958465070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52.3239898866753" calcext:value-type="float">
            <text:p>-52.323989886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49.0076195839897" calcext:value-type="float">
            <text:p>-49.00761958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4.9839728909234" calcext:value-type="float">
            <text:p>-44.983972890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7.8430754740126" calcext:value-type="float">
            <text:p>-47.84307547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2.8286199139028" calcext:value-type="float">
            <text:p>-42.828619913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56.5079679467994" calcext:value-type="float">
            <text:p>-56.507967946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47.3742798282735" calcext:value-type="float">
            <text:p>-47.374279828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5.4231880278724" calcext:value-type="float">
            <text:p>-45.423188027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53.7383176826943" calcext:value-type="float">
            <text:p>-53.738317682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51.4595592056809" calcext:value-type="float">
            <text:p>-51.459559205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3.3580954578364" calcext:value-type="float">
            <text:p>-43.358095457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60.3144957697684" calcext:value-type="float">
            <text:p>-60.314495769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55.5908005818218" calcext:value-type="float">
            <text:p>-55.590800581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55.8958038932996" calcext:value-type="float">
            <text:p>-55.8958038933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61.6106092542546" calcext:value-type="float">
            <text:p>-61.610609254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50.5362776930019" calcext:value-type="float">
            <text:p>-50.53627769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2.8289211460182" calcext:value-type="float">
            <text:p>-42.82892114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55.7076479904164" calcext:value-type="float">
            <text:p>-55.707647990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53.5270634675951" calcext:value-type="float">
            <text:p>-53.52706346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7.4617548047781" calcext:value-type="float">
            <text:p>-47.461754804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51.0181559740441" calcext:value-type="float">
            <text:p>-51.01815597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6.7894629438642" calcext:value-type="float">
            <text:p>-46.789462943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58.1537750819343" calcext:value-type="float">
            <text:p>-58.153775081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6.911004893985" calcext:value-type="float">
            <text:p>-46.91100489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48.6638777424303" calcext:value-type="float">
            <text:p>-48.663877742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56.0760218405194" calcext:value-type="float">
            <text:p>-56.076021840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7.6836509785342" calcext:value-type="float">
            <text:p>-47.683650978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52.4976416420392" calcext:value-type="float">
            <text:p>-52.49764164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56.5107892271333" calcext:value-type="float">
            <text:p>-56.510789227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46.8739272471014" calcext:value-type="float">
            <text:p>-46.8739272471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7.2091536797536" calcext:value-type="float">
            <text:p>-47.209153679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7.669421438579" calcext:value-type="float">
            <text:p>-47.6694214386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3.1657221822669" calcext:value-type="float">
            <text:p>-43.1657221823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52.0111322885488" calcext:value-type="float">
            <text:p>-52.011132288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52.6588099186741" calcext:value-type="float">
            <text:p>-52.658809918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7.7698275523075" calcext:value-type="float">
            <text:p>-47.7698275523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6978875659011" calcext:value-type="float">
            <text:p>-40.697887565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4.1297953270258" calcext:value-type="float">
            <text:p>-44.129795327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62.5688112310184" calcext:value-type="float">
            <text:p>-62.568811231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7.2703076154707" calcext:value-type="float">
            <text:p>-47.270307615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54.2262817307483" calcext:value-type="float">
            <text:p>-54.226281730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6.8523448724672" calcext:value-type="float">
            <text:p>-46.852344872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9.8369462565756" calcext:value-type="float">
            <text:p>-49.836946256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8.8043339740646" calcext:value-type="float">
            <text:p>-48.8043339741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0.3261951781409" calcext:value-type="float">
            <text:p>-50.326195178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3.1099090816064" calcext:value-type="float">
            <text:p>-43.1099090816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44.111155503705" calcext:value-type="float">
            <text:p>-44.111155503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51.5301601818963" calcext:value-type="float">
            <text:p>-51.5301601819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54.1041808869739" calcext:value-type="float">
            <text:p>-54.10418088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46.8379141917294" calcext:value-type="float">
            <text:p>-46.837914191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7.5986649090416" calcext:value-type="float">
            <text:p>-47.59866490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8.8391608847627" calcext:value-type="float">
            <text:p>-38.8391608848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57.6690811174492" calcext:value-type="float">
            <text:p>-57.669081117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48.1621570807215" calcext:value-type="float">
            <text:p>-48.1621570807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52.483729290961" calcext:value-type="float">
            <text:p>-52.483729291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44.6994117458624" calcext:value-type="float">
            <text:p>-44.699411745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9.3841481269261" calcext:value-type="float">
            <text:p>-49.384148126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41.1027703897141" calcext:value-type="float">
            <text:p>-41.102770389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49.6455377699269" calcext:value-type="float">
            <text:p>-49.645537769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50.7123669154986" calcext:value-type="float">
            <text:p>-50.712366915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53.4519601005322" calcext:value-type="float">
            <text:p>-53.451960100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50.1347801063491" calcext:value-type="float">
            <text:p>-50.1347801063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2.3937581028519" calcext:value-type="float">
            <text:p>-42.393758102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43.4373847369178" calcext:value-type="float">
            <text:p>-43.4373847369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57.3509482089366" calcext:value-type="float">
            <text:p>-57.350948208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63.074132746518" calcext:value-type="float">
            <text:p>-63.074132746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45.6204354797791" calcext:value-type="float">
            <text:p>-45.620435479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9.0690144339989" calcext:value-type="float">
            <text:p>-39.06901443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6.6931658453436" calcext:value-type="float">
            <text:p>-46.693165845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54.1188570244565" calcext:value-type="float">
            <text:p>-54.118857024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46.2459648610184" calcext:value-type="float">
            <text:p>-46.24596486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50.869582151682" calcext:value-type="float">
            <text:p>-50.869582151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6.7403081140991" calcext:value-type="float">
            <text:p>-46.740308114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9.5882736053274" calcext:value-type="float">
            <text:p>-49.588273605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43.5229187653756" calcext:value-type="float">
            <text:p>-43.522918765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60.8695960016199" calcext:value-type="float">
            <text:p>-60.869596001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51.9615548228825" calcext:value-type="float">
            <text:p>-51.961554822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63.4344461468295" calcext:value-type="float">
            <text:p>-63.434446146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9.2582390701655" calcext:value-type="float">
            <text:p>-49.258239070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5.5846315940243" calcext:value-type="float">
            <text:p>-45.58463159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6.7199299732459" calcext:value-type="float">
            <text:p>-46.719929973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52.3439468181173" calcext:value-type="float">
            <text:p>-52.343946818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0.1195913067847" calcext:value-type="float">
            <text:p>-40.119591306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7.5854885329855" calcext:value-type="float">
            <text:p>-47.58548853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53.9053256515132" calcext:value-type="float">
            <text:p>-53.9053256515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42.1701106096827" calcext:value-type="float">
            <text:p>-42.170110609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7.9265540325745" calcext:value-type="float">
            <text:p>-47.926554032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7.285324473739" calcext:value-type="float">
            <text:p>-47.285324473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6.6829770023663" calcext:value-type="float">
            <text:p>-46.6829770024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8.8200632746425" calcext:value-type="float">
            <text:p>-48.820063274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43.6883562531259" calcext:value-type="float">
            <text:p>-43.688356253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8.7167472254088" calcext:value-type="float">
            <text:p>-48.716747225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46.6808223404448" calcext:value-type="float">
            <text:p>-46.680822340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5.2268131822703" calcext:value-type="float">
            <text:p>-45.226813182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51.2370926211124" calcext:value-type="float">
            <text:p>-51.237092621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8.0003694268896" calcext:value-type="float">
            <text:p>-48.000369426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5.6765360818637" calcext:value-type="float">
            <text:p>-45.676536081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50.203976371571" calcext:value-type="float">
            <text:p>-50.203976371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47.8815270700638" calcext:value-type="float">
            <text:p>-47.881527070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44.7395266451807" calcext:value-type="float">
            <text:p>-44.739526645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9.2867892842736" calcext:value-type="float">
            <text:p>-49.2867892843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9.7241636065444" calcext:value-type="float">
            <text:p>-49.724163606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4.7016877449319" calcext:value-type="float">
            <text:p>-44.701687744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49.7180261171202" calcext:value-type="float">
            <text:p>-49.718026117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43.1984144531256" calcext:value-type="float">
            <text:p>-43.1984144531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46.442447249705" calcext:value-type="float">
            <text:p>-46.442447249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46.3724749399569" calcext:value-type="float">
            <text:p>-46.3724749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50.2327614884188" calcext:value-type="float">
            <text:p>-50.232761488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49.9957372321813" calcext:value-type="float">
            <text:p>-49.995737232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47.650285351919" calcext:value-type="float">
            <text:p>-47.6502853519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52.9839028194571" calcext:value-type="float">
            <text:p>-52.983902819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51.1813968092401" calcext:value-type="float">
            <text:p>-51.1813968092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44.4793570855745" calcext:value-type="float">
            <text:p>-44.479357085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47.8495377596352" calcext:value-type="float">
            <text:p>-47.849537759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9.0955256484941" calcext:value-type="float">
            <text:p>-39.095525648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43.0809313627118" calcext:value-type="float">
            <text:p>-43.080931362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6.6688980429683" calcext:value-type="float">
            <text:p>-46.66889804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42.0708270891093" calcext:value-type="float">
            <text:p>-42.070827089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5.4154772124407" calcext:value-type="float">
            <text:p>-45.415477212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43.2855534009317" calcext:value-type="float">
            <text:p>-43.285553400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4.2599917594398" calcext:value-type="float">
            <text:p>-44.259991759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6.0927295561381" calcext:value-type="float">
            <text:p>-46.092729556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4.7198612650896" calcext:value-type="float">
            <text:p>-44.719861265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4.0209568278351" calcext:value-type="float">
            <text:p>-44.0209568278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44.9442146900409" calcext:value-type="float">
            <text:p>-44.94421469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52.6892050662899" calcext:value-type="float">
            <text:p>-52.689205066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7.6846294245564" calcext:value-type="float">
            <text:p>-47.684629424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58.5105138188409" calcext:value-type="float">
            <text:p>-58.510513818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0.9965016608561" calcext:value-type="float">
            <text:p>-40.996501660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45.6323731786735" calcext:value-type="float">
            <text:p>-45.632373178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44.3041174887312" calcext:value-type="float">
            <text:p>-44.304117488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42.6408915216879" calcext:value-type="float">
            <text:p>-42.6408915217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53.8166891292266" calcext:value-type="float">
            <text:p>-53.816689129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51.0344749851112" calcext:value-type="float">
            <text:p>-51.034474985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54.590824812171" calcext:value-type="float">
            <text:p>-54.590824812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0.5848502331202" calcext:value-type="float">
            <text:p>-40.584850233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51.525845894301" calcext:value-type="float">
            <text:p>-51.5258458943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43.2250479453304" calcext:value-type="float">
            <text:p>-43.2250479453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45.074699429436" calcext:value-type="float">
            <text:p>-45.074699429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54.5152378468426" calcext:value-type="float">
            <text:p>-54.515237846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45.3106384988529" calcext:value-type="float">
            <text:p>-45.310638498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49.9807920173143" calcext:value-type="float">
            <text:p>-49.9807920173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45.2253403447763" calcext:value-type="float">
            <text:p>-45.225340344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51.5884469307961" calcext:value-type="float">
            <text:p>-51.588446930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45.1527569516273" calcext:value-type="float">
            <text:p>-45.1527569516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41.5689795633669" calcext:value-type="float">
            <text:p>-41.568979563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83.846197785874" calcext:value-type="float">
            <text:p>-83.8461977859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65.7679099387999" calcext:value-type="float">
            <text:p>-65.767909938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47.7921898861662" calcext:value-type="float">
            <text:p>-47.792189886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58.4015900894459" calcext:value-type="float">
            <text:p>-58.401590089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3.3066664168681" calcext:value-type="float">
            <text:p>-43.306666416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53.4160224661638" calcext:value-type="float">
            <text:p>-53.416022466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42.1074614517193" calcext:value-type="float">
            <text:p>-42.1074614517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56.4271606238163" calcext:value-type="float">
            <text:p>-56.427160623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43.1762976364258" calcext:value-type="float">
            <text:p>-43.176297636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2.23606663423" calcext:value-type="float">
            <text:p>-42.236066634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42.3587583972987" calcext:value-type="float">
            <text:p>-42.358758397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7.9185712003599" calcext:value-type="float">
            <text:p>-47.9185712004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52.7261989994733" calcext:value-type="float">
            <text:p>-52.726198999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3.6651850769992" calcext:value-type="float">
            <text:p>-43.665185077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44.8210921994846" calcext:value-type="float">
            <text:p>-44.821092199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56.7645673018711" calcext:value-type="float">
            <text:p>-56.764567301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3.5888641826442" calcext:value-type="float">
            <text:p>-53.588864182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45.0922876090517" calcext:value-type="float">
            <text:p>-45.092287609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51.7894497813058" calcext:value-type="float">
            <text:p>-51.789449781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55.4182019215161" calcext:value-type="float">
            <text:p>-55.418201921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47.9464588462695" calcext:value-type="float">
            <text:p>-47.946458846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49.1246332859695" calcext:value-type="float">
            <text:p>-49.124633286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46.5242377860698" calcext:value-type="float">
            <text:p>-46.524237786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9.545516743956" calcext:value-type="float">
            <text:p>-49.54551674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3.1809824833499" calcext:value-type="float">
            <text:p>-43.180982483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51.4208914433169" calcext:value-type="float">
            <text:p>-51.4208914433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4.5112004480434" calcext:value-type="float">
            <text:p>-44.51120044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8.5245600552311" calcext:value-type="float">
            <text:p>-48.524560055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9.0180997500809" calcext:value-type="float">
            <text:p>-49.018099750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46.6391771643058" calcext:value-type="float">
            <text:p>-46.6391771643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47.4541553640831" calcext:value-type="float">
            <text:p>-47.4541553641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46.1996645106958" calcext:value-type="float">
            <text:p>-46.199664510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2.388778220988" calcext:value-type="float">
            <text:p>-42.38877822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7.4822311367888" calcext:value-type="float">
            <text:p>-47.482231136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51.7332517619656" calcext:value-type="float">
            <text:p>-51.73325176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52.844643773205" calcext:value-type="float">
            <text:p>-52.8446437732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2.8583918813638" calcext:value-type="float">
            <text:p>-42.858391881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47.2579182093258" calcext:value-type="float">
            <text:p>-47.257918209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43.5835106445664" calcext:value-type="float">
            <text:p>-43.583510644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6.7719842329516" calcext:value-type="float">
            <text:p>-46.77198423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55.6343840273274" calcext:value-type="float">
            <text:p>-55.634384027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53.7037248933679" calcext:value-type="float">
            <text:p>-53.703724893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44.1713723982341" calcext:value-type="float">
            <text:p>-44.1713723982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0.7530928880555" calcext:value-type="float">
            <text:p>-50.753092888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5.2366452595613" calcext:value-type="float">
            <text:p>-45.236645259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4.696647688898" calcext:value-type="float">
            <text:p>-44.696647688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0.5670663974294" calcext:value-type="float">
            <text:p>-50.567066397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46.6352502250773" calcext:value-type="float">
            <text:p>-46.635250225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0.369306447806" calcext:value-type="float">
            <text:p>-50.369306447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7.163120118018" calcext:value-type="float">
            <text:p>-57.16312011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3.5378507257759" calcext:value-type="float">
            <text:p>-43.5378507258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64.7543765221965" calcext:value-type="float">
            <text:p>-64.754376522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53.5224190490183" calcext:value-type="float">
            <text:p>-53.52241904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7.9916714565712" calcext:value-type="float">
            <text:p>-47.991671456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5.767813115575" calcext:value-type="float">
            <text:p>-45.767813115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0.0037563178316" calcext:value-type="float">
            <text:p>-50.003756317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47.1876621386978" calcext:value-type="float">
            <text:p>-47.187662138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62.2281936498724" calcext:value-type="float">
            <text:p>-62.2281936499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7.3073923926513" calcext:value-type="float">
            <text:p>-47.307392392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0.2068230062352" calcext:value-type="float">
            <text:p>-50.206823006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56.4490461534606" calcext:value-type="float">
            <text:p>-56.449046153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9.5009722178063" calcext:value-type="float">
            <text:p>-49.500972217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0.4805224260953" calcext:value-type="float">
            <text:p>-50.480522426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52.4337708988571" calcext:value-type="float">
            <text:p>-52.433770898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46.8841159307256" calcext:value-type="float">
            <text:p>-46.884115930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51.8182039887857" calcext:value-type="float">
            <text:p>-51.818203988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8.105097093006" calcext:value-type="float">
            <text:p>-48.10509709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51.8094755337916" calcext:value-type="float">
            <text:p>-51.809475533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47.8038219774102" calcext:value-type="float">
            <text:p>-47.8038219774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64.1759768066846" calcext:value-type="float">
            <text:p>-64.175976806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9.1309489976156" calcext:value-type="float">
            <text:p>-49.130948997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8.380943172003" calcext:value-type="float">
            <text:p>-48.38094317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56.9126430886699" calcext:value-type="float">
            <text:p>-56.912643088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59.328968587483" calcext:value-type="float">
            <text:p>-59.328968587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60.3506993040939" calcext:value-type="float">
            <text:p>-60.3506993041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64.7375888774498" calcext:value-type="float">
            <text:p>-64.737588877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51.8110857600853" calcext:value-type="float">
            <text:p>-51.811085760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6.8877481910301" calcext:value-type="float">
            <text:p>-46.88774819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59.2050613432722" calcext:value-type="float">
            <text:p>-59.2050613433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68.9904559586081" calcext:value-type="float">
            <text:p>-68.990455958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47.8929220821395" calcext:value-type="float">
            <text:p>-47.892922082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4.0985214710513" calcext:value-type="float">
            <text:p>-54.098521471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5.6253256578437" calcext:value-type="float">
            <text:p>-55.625325657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1.7292261214022" calcext:value-type="float">
            <text:p>-61.729226121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57.3301985803524" calcext:value-type="float">
            <text:p>-57.330198580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3.9903850739125" calcext:value-type="float">
            <text:p>-53.990385073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50.4299943848328" calcext:value-type="float">
            <text:p>-50.429994384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54.4361985448202" calcext:value-type="float">
            <text:p>-54.436198544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63.6746893104122" calcext:value-type="float">
            <text:p>-63.6746893104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50.0097047294777" calcext:value-type="float">
            <text:p>-50.009704729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61.3428496437418" calcext:value-type="float">
            <text:p>-61.342849643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9.6672451903139" calcext:value-type="float">
            <text:p>-49.667245190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8.4331412054356" calcext:value-type="float">
            <text:p>-48.433141205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46.2331121922587" calcext:value-type="float">
            <text:p>-46.2331121923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9.5723435603821" calcext:value-type="float">
            <text:p>-49.572343560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6.8343371346737" calcext:value-type="float">
            <text:p>-46.834337134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51.8098516275242" calcext:value-type="float">
            <text:p>-51.809851627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57.6901572953569" calcext:value-type="float">
            <text:p>-57.690157295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55.4475112966444" calcext:value-type="float">
            <text:p>-55.447511296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52.6268142732406" calcext:value-type="float">
            <text:p>-52.626814273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9.9597637881557" calcext:value-type="float">
            <text:p>-49.959763788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50.2613990775745" calcext:value-type="float">
            <text:p>-50.261399077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54.5984648370956" calcext:value-type="float">
            <text:p>-54.598464837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58.7969543201418" calcext:value-type="float">
            <text:p>-58.796954320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7.4951238366091" calcext:value-type="float">
            <text:p>-47.495123836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8.5604830277282" calcext:value-type="float">
            <text:p>-48.560483027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4.9542230081476" calcext:value-type="float">
            <text:p>-54.9542230081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56.5317569198852" calcext:value-type="float">
            <text:p>-56.5317569199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7.7714060756164" calcext:value-type="float">
            <text:p>-47.771406075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47.3241739778491" calcext:value-type="float">
            <text:p>-47.324173977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8.2087524640528" calcext:value-type="float">
            <text:p>-48.208752464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0.3926373034662" calcext:value-type="float">
            <text:p>-60.3926373035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2.9138736194086" calcext:value-type="float">
            <text:p>-42.913873619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6.7374283624928" calcext:value-type="float">
            <text:p>-56.737428362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64.3387003358751" calcext:value-type="float">
            <text:p>-64.338700335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4.358890695217" calcext:value-type="float">
            <text:p>-44.358890695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1.384043137212" calcext:value-type="float">
            <text:p>-51.384043137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1.5199824227114" calcext:value-type="float">
            <text:p>-51.519982422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8.9423031904411" calcext:value-type="float">
            <text:p>-48.942303190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2.8628974752692" calcext:value-type="float">
            <text:p>-52.862897475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9.3887976828818" calcext:value-type="float">
            <text:p>-49.388797682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4.8687131639343" calcext:value-type="float">
            <text:p>-54.868713163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0.093419921549" calcext:value-type="float">
            <text:p>-50.093419921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4.1880867628017" calcext:value-type="float">
            <text:p>-54.188086762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3.2551205504373" calcext:value-type="float">
            <text:p>-53.255120550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3.3982955194633" calcext:value-type="float">
            <text:p>-63.398295519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4.3588553791021" calcext:value-type="float">
            <text:p>-54.358855379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61.8511217578773" calcext:value-type="float">
            <text:p>-61.851121757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62.0824682843184" calcext:value-type="float">
            <text:p>-62.082468284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5.5671180112983" calcext:value-type="float">
            <text:p>-45.567118011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5.8036816234517" calcext:value-type="float">
            <text:p>-45.8036816235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48.8385038847835" calcext:value-type="float">
            <text:p>-48.838503884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5.0832047045144" calcext:value-type="float">
            <text:p>-55.083204704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47.8397682633632" calcext:value-type="float">
            <text:p>-47.8397682634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0.1152530541009" calcext:value-type="float">
            <text:p>-60.115253054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0.6469828913496" calcext:value-type="float">
            <text:p>-50.64698289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0.3144442263362" calcext:value-type="float">
            <text:p>-50.314444226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4.9712676951696" calcext:value-type="float">
            <text:p>-54.971267695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2.2377778139998" calcext:value-type="float">
            <text:p>-52.237777814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45.5065644743489" calcext:value-type="float">
            <text:p>-45.506564474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43.8904276755571" calcext:value-type="float">
            <text:p>-43.890427675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47.9955577159078" calcext:value-type="float">
            <text:p>-47.995557715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45.7970065771646" calcext:value-type="float">
            <text:p>-45.797006577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8.2002774102566" calcext:value-type="float">
            <text:p>-58.2002774103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46.5438137974203" calcext:value-type="float">
            <text:p>-46.5438137974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48.0343533902634" calcext:value-type="float">
            <text:p>-48.034353390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48.2166061578596" calcext:value-type="float">
            <text:p>-48.2166061579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46.8336927809254" calcext:value-type="float">
            <text:p>-46.8336927809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6.3174639133099" calcext:value-type="float">
            <text:p>-56.317463913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6.9534126298035" calcext:value-type="float">
            <text:p>-56.953412629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0.2569317805885" calcext:value-type="float">
            <text:p>-50.256931780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41.7277713787314" calcext:value-type="float">
            <text:p>-41.727771378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45.4232221783491" calcext:value-type="float">
            <text:p>-45.423222178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6.1966346016181" calcext:value-type="float">
            <text:p>-56.196634601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4.7884281941394" calcext:value-type="float">
            <text:p>-54.788428194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4.8901141094476" calcext:value-type="float">
            <text:p>-54.890114109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9.9990819059446" calcext:value-type="float">
            <text:p>-59.999081905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48.0169472115108" calcext:value-type="float">
            <text:p>-48.016947211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9.4837181389822" calcext:value-type="float">
            <text:p>-39.483718139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43.498710657924" calcext:value-type="float">
            <text:p>-43.498710657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42.0520384773208" calcext:value-type="float">
            <text:p>-42.052038477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45.2512082056714" calcext:value-type="float">
            <text:p>-45.251208205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46.7999519237367" calcext:value-type="float">
            <text:p>-46.799951923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46.6935694367896" calcext:value-type="float">
            <text:p>-46.693569436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49.0096729685926" calcext:value-type="float">
            <text:p>-49.009672968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61.3094333409161" calcext:value-type="float">
            <text:p>-61.3094333409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46.4334501133101" calcext:value-type="float">
            <text:p>-46.433450113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48.9770599113887" calcext:value-type="float">
            <text:p>-48.9770599114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9.1038615812531" calcext:value-type="float">
            <text:p>-59.103861581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9.5212890870788" calcext:value-type="float">
            <text:p>-59.521289087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0.7485784114284" calcext:value-type="float">
            <text:p>-50.748578411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44.5197749749175" calcext:value-type="float">
            <text:p>-44.519774974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0.6115869361486" calcext:value-type="float">
            <text:p>-50.611586936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42.6850123391059" calcext:value-type="float">
            <text:p>-42.6850123391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45.7288160821968" calcext:value-type="float">
            <text:p>-45.728816082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7.6404328918191" calcext:value-type="float">
            <text:p>-67.6404328918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6.19602934993" calcext:value-type="float">
            <text:p>-56.196029349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50.7057000797217" calcext:value-type="float">
            <text:p>-50.705700079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48.7139386803733" calcext:value-type="float">
            <text:p>-48.713938680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48.8663501156165" calcext:value-type="float">
            <text:p>-48.8663501156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3.4606159054639" calcext:value-type="float">
            <text:p>-53.460615905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1.1069367773024" calcext:value-type="float">
            <text:p>-51.106936777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44.1578222194077" calcext:value-type="float">
            <text:p>-44.157822219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42.8246620954228" calcext:value-type="float">
            <text:p>-42.824662095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1.3549920306352" calcext:value-type="float">
            <text:p>-51.354992030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45.4065236282919" calcext:value-type="float">
            <text:p>-45.4065236283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47.7151024858474" calcext:value-type="float">
            <text:p>-47.7151024858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49.9532398895958" calcext:value-type="float">
            <text:p>-49.953239889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9.505855221329" calcext:value-type="float">
            <text:p>-39.505855221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1.4959500508628" calcext:value-type="float">
            <text:p>-51.49595005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3.0378172457209" calcext:value-type="float">
            <text:p>-53.037817245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46.9042053475678" calcext:value-type="float">
            <text:p>-46.9042053476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48.9107878633378" calcext:value-type="float">
            <text:p>-48.9107878633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4.3338208081974" calcext:value-type="float">
            <text:p>-54.333820808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0.7513849301639" calcext:value-type="float">
            <text:p>-50.7513849302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47.3049243561983" calcext:value-type="float">
            <text:p>-47.304924356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42.1715093094747" calcext:value-type="float">
            <text:p>-42.171509309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44.654120356474" calcext:value-type="float">
            <text:p>-44.654120356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50.6937627716428" calcext:value-type="float">
            <text:p>-50.6937627716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43.5536994570474" calcext:value-type="float">
            <text:p>-43.55369945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6.4195901418828" calcext:value-type="float">
            <text:p>-46.419590141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46.0558402597067" calcext:value-type="float">
            <text:p>-46.055840259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47.9073238026223" calcext:value-type="float">
            <text:p>-47.907323802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48.2030644436295" calcext:value-type="float">
            <text:p>-48.203064443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44.3170280053473" calcext:value-type="float">
            <text:p>-44.317028005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1.9817258618409" calcext:value-type="float">
            <text:p>-51.981725861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73.5078800337715" calcext:value-type="float">
            <text:p>-73.507880033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48.4132806223553" calcext:value-type="float">
            <text:p>-48.413280622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9.1956293642164" calcext:value-type="float">
            <text:p>-59.195629364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53.4646595761093" calcext:value-type="float">
            <text:p>-53.464659576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53.4033849364591" calcext:value-type="float">
            <text:p>-53.403384936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4.876166442748" calcext:value-type="float">
            <text:p>-64.8761664427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41.6854497116317" calcext:value-type="float">
            <text:p>-41.685449711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0.8738850248056" calcext:value-type="float">
            <text:p>-50.873885024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50.4767355011596" calcext:value-type="float">
            <text:p>-50.4767355012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46.5569748244711" calcext:value-type="float">
            <text:p>-46.5569748245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44.425842620602" calcext:value-type="float">
            <text:p>-44.425842620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46.6652083660998" calcext:value-type="float">
            <text:p>-46.665208366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42.608826728454" calcext:value-type="float">
            <text:p>-42.608826728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43.0285962921926" calcext:value-type="float">
            <text:p>-43.028596292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3.461402932081" calcext:value-type="float">
            <text:p>-53.461402932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8.7504602645488" calcext:value-type="float">
            <text:p>-58.750460264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49.489658745904" calcext:value-type="float">
            <text:p>-49.489658745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54.0400388376154" calcext:value-type="float">
            <text:p>-54.040038837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2.5804375847878" calcext:value-type="float">
            <text:p>-52.580437584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4.9739135047581" calcext:value-type="float">
            <text:p>-54.973913504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43.694320409718" calcext:value-type="float">
            <text:p>-43.6943204097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7.9104815757255" calcext:value-type="float">
            <text:p>-57.9104815757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2.499551565324" calcext:value-type="float">
            <text:p>-52.499551565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49.3747977119959" calcext:value-type="float">
            <text:p>-49.37479771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2.3093851417994" calcext:value-type="float">
            <text:p>-62.309385141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0.3854344794518" calcext:value-type="float">
            <text:p>-50.385434479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3.285764170398" calcext:value-type="float">
            <text:p>-53.28576417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4.7875987636729" calcext:value-type="float">
            <text:p>-54.787598763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9.5092193130626" calcext:value-type="float">
            <text:p>-59.509219313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7.7020048222562" calcext:value-type="float">
            <text:p>-57.702004822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0.8254050102022" calcext:value-type="float">
            <text:p>-50.825405010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47.2929639341899" calcext:value-type="float">
            <text:p>-47.292963934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51.6969613104749" calcext:value-type="float">
            <text:p>-51.696961310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45.9481719018815" calcext:value-type="float">
            <text:p>-45.948171901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47.623734865383" calcext:value-type="float">
            <text:p>-47.623734865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45.2617006175981" calcext:value-type="float">
            <text:p>-45.2617006176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8.7017804239998" calcext:value-type="float">
            <text:p>-58.70178042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40.3773427377724" calcext:value-type="float">
            <text:p>-40.3773427378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49.5397868372368" calcext:value-type="float">
            <text:p>-49.539786837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46.3132183402499" calcext:value-type="float">
            <text:p>-46.313218340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54.2786548554644" calcext:value-type="float">
            <text:p>-54.278654855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48.1321628895894" calcext:value-type="float">
            <text:p>-48.132162889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0.7296221951868" calcext:value-type="float">
            <text:p>-60.7296221952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49.4814982216246" calcext:value-type="float">
            <text:p>-49.481498221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57.9961099183025" calcext:value-type="float">
            <text:p>-57.996109918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3.3972355925673" calcext:value-type="float">
            <text:p>-53.397235592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45.41559266054" calcext:value-type="float">
            <text:p>-45.415592660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51.0193700088431" calcext:value-type="float">
            <text:p>-51.019370008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45.7511686751826" calcext:value-type="float">
            <text:p>-45.751168675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3.7486981275179" calcext:value-type="float">
            <text:p>-53.748698127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0.2579201887489" calcext:value-type="float">
            <text:p>-50.257920188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44.5404273208249" calcext:value-type="float">
            <text:p>-44.540427320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0.694907865661" calcext:value-type="float">
            <text:p>-50.694907865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46.2897289285028" calcext:value-type="float">
            <text:p>-46.2897289285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0.0725663776248" calcext:value-type="float">
            <text:p>-50.072566377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3.9829835775313" calcext:value-type="float">
            <text:p>-53.982983577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45.9437172390163" calcext:value-type="float">
            <text:p>-45.94371723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49.8937531871043" calcext:value-type="float">
            <text:p>-49.893753187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48.6380446024417" calcext:value-type="float">
            <text:p>-48.638044602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1.7163478041713" calcext:value-type="float">
            <text:p>-51.716347804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2.0180861778884" calcext:value-type="float">
            <text:p>-52.018086177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2.9784084920856" calcext:value-type="float">
            <text:p>-52.9784084921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3.917660309436" calcext:value-type="float">
            <text:p>-53.917660309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48.7537135857304" calcext:value-type="float">
            <text:p>-48.753713585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2.5049064441107" calcext:value-type="float">
            <text:p>-52.504906444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60.3402354284662" calcext:value-type="float">
            <text:p>-60.340235428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49.9767358023769" calcext:value-type="float">
            <text:p>-49.976735802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48.6932705967385" calcext:value-type="float">
            <text:p>-48.6932705967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3.6778322077243" calcext:value-type="float">
            <text:p>-43.677832207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4.5561815536921" calcext:value-type="float">
            <text:p>-54.556181553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6.6818512743884" calcext:value-type="float">
            <text:p>-56.681851274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6.5844012286723" calcext:value-type="float">
            <text:p>-56.584401228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1.5068633714113" calcext:value-type="float">
            <text:p>-51.506863371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2.0025134869473" calcext:value-type="float">
            <text:p>-52.002513486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3.3777237396808" calcext:value-type="float">
            <text:p>-53.3777237397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43.4517735980166" calcext:value-type="float">
            <text:p>-43.45177359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46.4673876999819" calcext:value-type="float">
            <text:p>-46.467387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46.1417931514959" calcext:value-type="float">
            <text:p>-46.141793151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5.4384212734015" calcext:value-type="float">
            <text:p>-55.4384212734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7.6924644067951" calcext:value-type="float">
            <text:p>-47.692464406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1.1561732369105" calcext:value-type="float">
            <text:p>-51.156173236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63.394160720315" calcext:value-type="float">
            <text:p>-63.394160720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43.4985233742535" calcext:value-type="float">
            <text:p>-43.498523374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7.2243297327104" calcext:value-type="float">
            <text:p>-67.2243297327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5.3958696283212" calcext:value-type="float">
            <text:p>-55.395869628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2.8472717671113" calcext:value-type="float">
            <text:p>-52.847271767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49.3828162957074" calcext:value-type="float">
            <text:p>-49.382816295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46.2911319370567" calcext:value-type="float">
            <text:p>-46.2911319371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47.2921301753808" calcext:value-type="float">
            <text:p>-47.292130175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81.4398431580828" calcext:value-type="float">
            <text:p>-81.439843158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45.8675332290534" calcext:value-type="float">
            <text:p>-45.8675332291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62.6947878316477" calcext:value-type="float">
            <text:p>-62.694787831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50.4287941417795" calcext:value-type="float">
            <text:p>-50.428794141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44.6845764846546" calcext:value-type="float">
            <text:p>-44.684576484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52.2714610153258" calcext:value-type="float">
            <text:p>-52.271461015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56.0673313597045" calcext:value-type="float">
            <text:p>-56.067331359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6.2071161022489" calcext:value-type="float">
            <text:p>-56.2071161022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4.1426435573053" calcext:value-type="float">
            <text:p>-54.142643557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44.9718809753639" calcext:value-type="float">
            <text:p>-44.971880975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6.3037909014751" calcext:value-type="float">
            <text:p>-56.303790901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2.1364300052568" calcext:value-type="float">
            <text:p>-52.136430005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6.016931272216" calcext:value-type="float">
            <text:p>-46.0169312722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61.705415048034" calcext:value-type="float">
            <text:p>-61.70541504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47.2444863283797" calcext:value-type="float">
            <text:p>-47.244486328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46.4150745347679" calcext:value-type="float">
            <text:p>-46.4150745348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4.3943305888982" calcext:value-type="float">
            <text:p>-54.394330588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48.10391433735" calcext:value-type="float">
            <text:p>-48.103914337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48.0197599667882" calcext:value-type="float">
            <text:p>-48.019759966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2.0881515639572" calcext:value-type="float">
            <text:p>-52.088151564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46.1975443034093" calcext:value-type="float">
            <text:p>-46.197544303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49.4614032308135" calcext:value-type="float">
            <text:p>-49.461403230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49.2901515382751" calcext:value-type="float">
            <text:p>-49.290151538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40.621189676121" calcext:value-type="float">
            <text:p>-40.621189676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0.2569034114454" calcext:value-type="float">
            <text:p>-50.256903411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45.9358934209657" calcext:value-type="float">
            <text:p>-45.935893421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48.1505432798319" calcext:value-type="float">
            <text:p>-48.150543279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2.18003879456" calcext:value-type="float">
            <text:p>-52.180038794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2.9042651458403" calcext:value-type="float">
            <text:p>-52.9042651458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67.6591723756934" calcext:value-type="float">
            <text:p>-67.6591723757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3.4640416538107" calcext:value-type="float">
            <text:p>-53.464041653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5.3161070385126" calcext:value-type="float">
            <text:p>-55.316107038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5.9797329671563" calcext:value-type="float">
            <text:p>-45.979732967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9.3194213072543" calcext:value-type="float">
            <text:p>-49.319421307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2.5396726007998" calcext:value-type="float">
            <text:p>-52.5396726008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2.9437804616757" calcext:value-type="float">
            <text:p>-52.9437804617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9.8127369699605" calcext:value-type="float">
            <text:p>-49.8127369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2.2664241818381" calcext:value-type="float">
            <text:p>-52.266424181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4.2210325520836" calcext:value-type="float">
            <text:p>-54.221032552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0.3870809534337" calcext:value-type="float">
            <text:p>-50.3870809534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0.9658765498524" calcext:value-type="float">
            <text:p>-50.965876549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5.5242323502397" calcext:value-type="float">
            <text:p>-45.524232350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3.2513410917149" calcext:value-type="float">
            <text:p>-43.251341091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1.4184009783428" calcext:value-type="float">
            <text:p>-51.418400978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45.6715448118345" calcext:value-type="float">
            <text:p>-45.671544811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49.1349703586757" calcext:value-type="float">
            <text:p>-49.134970358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45.609458999588" calcext:value-type="float">
            <text:p>-45.609458999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4.992865985927" calcext:value-type="float">
            <text:p>-54.992865985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1.301672014966" calcext:value-type="float">
            <text:p>-51.30167201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1.2003310911979" calcext:value-type="float">
            <text:p>-51.200331091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0.2842279821381" calcext:value-type="float">
            <text:p>-50.2842279821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43.1149390357526" calcext:value-type="float">
            <text:p>-43.114939035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8.6446080714896" calcext:value-type="float">
            <text:p>-58.644608071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45.1279723275655" calcext:value-type="float">
            <text:p>-45.127972327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3.2095739251039" calcext:value-type="float">
            <text:p>-63.209573925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45.0510564760789" calcext:value-type="float">
            <text:p>-45.051056476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8.6798280568596" calcext:value-type="float">
            <text:p>-58.6798280569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7.3938985938296" calcext:value-type="float">
            <text:p>-57.393898593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1.0671276704205" calcext:value-type="float">
            <text:p>-41.067127670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7.7320226902095" calcext:value-type="float">
            <text:p>-77.732022690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4.9495267860782" calcext:value-type="float">
            <text:p>-54.9495267861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47.0775781843526" calcext:value-type="float">
            <text:p>-47.077578184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8.947018533954" calcext:value-type="float">
            <text:p>-48.94701853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59.537048318696" calcext:value-type="float">
            <text:p>-59.537048318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2.4185399707256" calcext:value-type="float">
            <text:p>-42.418539970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47.3383742712755" calcext:value-type="float">
            <text:p>-47.338374271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52.0288576134956" calcext:value-type="float">
            <text:p>-52.028857613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5.7390398552633" calcext:value-type="float">
            <text:p>-75.739039855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0.2898584078379" calcext:value-type="float">
            <text:p>-50.289858407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0.1511425866957" calcext:value-type="float">
            <text:p>-50.151142586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1.8134908939702" calcext:value-type="float">
            <text:p>-51.81349089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42.2961970952633" calcext:value-type="float">
            <text:p>-42.296197095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49.1398464125887" calcext:value-type="float">
            <text:p>-49.139846412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40.7246145861976" calcext:value-type="float">
            <text:p>-40.724614586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48.9953176000535" calcext:value-type="float">
            <text:p>-48.9953176001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9.7073659682487" calcext:value-type="float">
            <text:p>-59.707365968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0.3243760106104" calcext:value-type="float">
            <text:p>-50.324376010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6.2617942750271" calcext:value-type="float">
            <text:p>-56.26179427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5.3716160343574" calcext:value-type="float">
            <text:p>-65.3716160344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46.0664995341504" calcext:value-type="float">
            <text:p>-46.066499534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5.3887770679644" calcext:value-type="float">
            <text:p>-45.38877706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48.334808040637" calcext:value-type="float">
            <text:p>-48.334808040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48.5010968118457" calcext:value-type="float">
            <text:p>-48.5010968118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4.5857832127327" calcext:value-type="float">
            <text:p>-54.5857832127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51.2951074634286" calcext:value-type="float">
            <text:p>-51.295107463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45.6696293781794" calcext:value-type="float">
            <text:p>-45.669629378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0.0981112426138" calcext:value-type="float">
            <text:p>-50.098111242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47.9755624968535" calcext:value-type="float">
            <text:p>-47.9755624969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7.4936043374785" calcext:value-type="float">
            <text:p>-57.493604337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7.720130390909" calcext:value-type="float">
            <text:p>-47.720130390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46.0491420316993" calcext:value-type="float">
            <text:p>-46.049142031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44.6322771607239" calcext:value-type="float">
            <text:p>-44.632277160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1.7046548984602" calcext:value-type="float">
            <text:p>-41.704654898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48.5735595929195" calcext:value-type="float">
            <text:p>-48.573559592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5.8504488344484" calcext:value-type="float">
            <text:p>-55.850448834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4.0179783150912" calcext:value-type="float">
            <text:p>-54.017978315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9.4049446768425" calcext:value-type="float">
            <text:p>-59.404944676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9.621055376167" calcext:value-type="float">
            <text:p>-59.621055376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1.0334948511999" calcext:value-type="float">
            <text:p>-51.033494851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3.3982333862383" calcext:value-type="float">
            <text:p>-53.398233386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46.0836543565669" calcext:value-type="float">
            <text:p>-46.083654356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49.3780100676188" calcext:value-type="float">
            <text:p>-49.378010067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2.5686596481049" calcext:value-type="float">
            <text:p>-52.568659648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1.8519155437905" calcext:value-type="float">
            <text:p>-61.8519155438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3.6837401034958" calcext:value-type="float">
            <text:p>-53.683740103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67.6738403029431" calcext:value-type="float">
            <text:p>-67.673840302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46.6557600939659" calcext:value-type="float">
            <text:p>-46.65576009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44.7325035810333" calcext:value-type="float">
            <text:p>-44.73250358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0.3406657585058" calcext:value-type="float">
            <text:p>-50.340665758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7.956990228115" calcext:value-type="float">
            <text:p>-47.956990228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47.8856995541373" calcext:value-type="float">
            <text:p>-47.8856995541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0.7984945371897" calcext:value-type="float">
            <text:p>-50.7984945372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6.4536985818766" calcext:value-type="float">
            <text:p>-56.453698581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44.6786288406569" calcext:value-type="float">
            <text:p>-44.678628840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3.6288676660309" calcext:value-type="float">
            <text:p>-53.628867666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3.9831082535167" calcext:value-type="float">
            <text:p>-53.983108253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47.5660971751392" calcext:value-type="float">
            <text:p>-47.566097175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9.1876136962772" calcext:value-type="float">
            <text:p>-49.1876136963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3.1680670356037" calcext:value-type="float">
            <text:p>-43.168067035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43.6821995139023" calcext:value-type="float">
            <text:p>-43.6821995139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42.5892098816695" calcext:value-type="float">
            <text:p>-42.589209881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43.3758283356301" calcext:value-type="float">
            <text:p>-43.375828335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8.3023382913212" calcext:value-type="float">
            <text:p>-48.302338291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4.5074661566571" calcext:value-type="float">
            <text:p>-54.507466156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2.0523371520334" calcext:value-type="float">
            <text:p>-52.05233715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2.7720408773532" calcext:value-type="float">
            <text:p>-52.772040877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1.9311322693359" calcext:value-type="float">
            <text:p>-51.9311322693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0.6349532041058" calcext:value-type="float">
            <text:p>-50.634953204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1.0283335582377" calcext:value-type="float">
            <text:p>-51.028333558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8.9867233498143" calcext:value-type="float">
            <text:p>-58.9867233498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3.9000953624099" calcext:value-type="float">
            <text:p>-43.900095362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47.9828726838884" calcext:value-type="float">
            <text:p>-47.9828726839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1.2452406396885" calcext:value-type="float">
            <text:p>-51.245240639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9.5270306604608" calcext:value-type="float">
            <text:p>-49.527030660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1.9680305013684" calcext:value-type="float">
            <text:p>-51.968030501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1.5110660385733" calcext:value-type="float">
            <text:p>-51.511066038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57.2352066074507" calcext:value-type="float">
            <text:p>-57.2352066075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4.8688840538273" calcext:value-type="float">
            <text:p>-54.868884053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3.6939032492332" calcext:value-type="float">
            <text:p>-43.6939032492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5.2452870505573" calcext:value-type="float">
            <text:p>-55.245287050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1.9799761007857" calcext:value-type="float">
            <text:p>-51.979976100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2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27:3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8486516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3.7493997867942" calcext:value-type="float">
            <text:p>-13.749399786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.1081671973497" calcext:value-type="float">
            <text:p>15.10816719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3708208279963" calcext:value-type="float">
            <text:p>22.37082082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0.79907073948" calcext:value-type="float">
            <text:p>30.799070739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4.3166509033171" calcext:value-type="float">
            <text:p>34.316650903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3.7659179127466" calcext:value-type="float">
            <text:p>33.76591791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4.7068147864726" calcext:value-type="float">
            <text:p>34.7068147865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5.1150300984431" calcext:value-type="float">
            <text:p>35.115030098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5.6106453935554" calcext:value-type="float">
            <text:p>35.610645393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6.3619397054071" calcext:value-type="float">
            <text:p>36.361939705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7.7023370385943" calcext:value-type="float">
            <text:p>37.702337038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7.4562155671155" calcext:value-type="float">
            <text:p>37.456215567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8.2916990341505" calcext:value-type="float">
            <text:p>38.291699034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8.4324704703692" calcext:value-type="float">
            <text:p>38.432470470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9.1302768056977" calcext:value-type="float">
            <text:p>39.130276805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8.9406355614156" calcext:value-type="float">
            <text:p>38.940635561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9.1291269955987" calcext:value-type="float">
            <text:p>39.129126995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9.4741883808299" calcext:value-type="float">
            <text:p>39.474188380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9.6176597145982" calcext:value-type="float">
            <text:p>39.617659714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9.7072104438721" calcext:value-type="float">
            <text:p>39.707210443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9.4306091896832" calcext:value-type="float">
            <text:p>39.4306091897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9.549260804884" calcext:value-type="float">
            <text:p>39.549260804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9.9061755240676" calcext:value-type="float">
            <text:p>39.906175524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8.9560660587296" calcext:value-type="float">
            <text:p>38.956066058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9.9217832836175" calcext:value-type="float">
            <text:p>39.921783283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40.0233532668469" calcext:value-type="float">
            <text:p>40.023353266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9.3574791260023" calcext:value-type="float">
            <text:p>39.35747912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9.0286048090192" calcext:value-type="float">
            <text:p>39.02860480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9.4312802221379" calcext:value-type="float">
            <text:p>39.431280222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9.4295162806642" calcext:value-type="float">
            <text:p>39.429516280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8.550157040478" calcext:value-type="float">
            <text:p>38.550157040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9.0873408871709" calcext:value-type="float">
            <text:p>39.087340887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9.5062058684272" calcext:value-type="float">
            <text:p>39.506205868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9.2701052746563" calcext:value-type="float">
            <text:p>39.270105274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9.3882639012705" calcext:value-type="float">
            <text:p>39.388263901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9.2672696577774" calcext:value-type="float">
            <text:p>39.267269657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9.0256014102348" calcext:value-type="float">
            <text:p>39.025601410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8.8826132107327" calcext:value-type="float">
            <text:p>38.882613210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9.0077207576699" calcext:value-type="float">
            <text:p>39.007720757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9.1212694034634" calcext:value-type="float">
            <text:p>39.121269403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9.146398872172" calcext:value-type="float">
            <text:p>39.146398872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9.5887057026842" calcext:value-type="float">
            <text:p>39.588705702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9.294908012269" calcext:value-type="float">
            <text:p>39.294908012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9.50823105109" calcext:value-type="float">
            <text:p>39.5082310511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9.1016026691228" calcext:value-type="float">
            <text:p>39.101602669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8.9987343359084" calcext:value-type="float">
            <text:p>38.998734335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9.2604623427382" calcext:value-type="float">
            <text:p>39.260462342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8.8564568720246" calcext:value-type="float">
            <text:p>38.85645687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9.066479324276" calcext:value-type="float">
            <text:p>39.066479324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8.9448132804571" calcext:value-type="float">
            <text:p>38.944813280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9.1147597314258" calcext:value-type="float">
            <text:p>39.114759731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8.9943747013958" calcext:value-type="float">
            <text:p>38.994374701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8.7102285563144" calcext:value-type="float">
            <text:p>38.710228556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9.8993557225475" calcext:value-type="float">
            <text:p>39.899355722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9.0218881957476" calcext:value-type="float">
            <text:p>39.021888195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9.2352637149656" calcext:value-type="float">
            <text:p>39.23526371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9.0459099148884" calcext:value-type="float">
            <text:p>39.0459099149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8.961262830469" calcext:value-type="float">
            <text:p>38.9612628305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8.9752943893206" calcext:value-type="float">
            <text:p>38.9752943893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9.066459279039" calcext:value-type="float">
            <text:p>39.06645927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9.1398347360206" calcext:value-type="float">
            <text:p>39.13983473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9.2497134298223" calcext:value-type="float">
            <text:p>39.2497134298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8.9377773899074" calcext:value-type="float">
            <text:p>38.937777389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8.998463322468" calcext:value-type="float">
            <text:p>38.998463322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8.9628838498361" calcext:value-type="float">
            <text:p>38.9628838498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8.9822379797288" calcext:value-type="float">
            <text:p>38.98223797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9.9914820672498" calcext:value-type="float">
            <text:p>39.991482067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9.3302719638184" calcext:value-type="float">
            <text:p>39.330271963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8.8489199768351" calcext:value-type="float">
            <text:p>38.848919976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8.6694410196229" calcext:value-type="float">
            <text:p>38.669441019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8.999033464579" calcext:value-type="float">
            <text:p>38.999033464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8.5620332032357" calcext:value-type="float">
            <text:p>38.562033203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9.565847143904" calcext:value-type="float">
            <text:p>39.565847143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8.6455306405319" calcext:value-type="float">
            <text:p>38.645530640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8.9014323886112" calcext:value-type="float">
            <text:p>38.9014323886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8.8367625951765" calcext:value-type="float">
            <text:p>38.836762595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8.7405237043287" calcext:value-type="float">
            <text:p>38.740523704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8.5636801274455" calcext:value-type="float">
            <text:p>38.563680127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8.8158760218953" calcext:value-type="float">
            <text:p>38.815876021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8.9579220264574" calcext:value-type="float">
            <text:p>38.957922026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8.7527514576056" calcext:value-type="float">
            <text:p>38.752751457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8.9198508437691" calcext:value-type="float">
            <text:p>38.919850843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8.4592380655398" calcext:value-type="float">
            <text:p>38.459238065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9.1121108268868" calcext:value-type="float">
            <text:p>39.112110826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8.5927449362483" calcext:value-type="float">
            <text:p>38.592744936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8.599806741485" calcext:value-type="float">
            <text:p>38.599806741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9.032563012376" calcext:value-type="float">
            <text:p>39.032563012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8.377174820037" calcext:value-type="float">
            <text:p>38.3771748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8.2723679375518" calcext:value-type="float">
            <text:p>38.272367937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8.7493959441285" calcext:value-type="float">
            <text:p>38.749395944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8.9174423216627" calcext:value-type="float">
            <text:p>38.917442321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8.7807501059856" calcext:value-type="float">
            <text:p>38.78075010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8.1471046554569" calcext:value-type="float">
            <text:p>38.147104655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8.3564971009856" calcext:value-type="float">
            <text:p>38.35649710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9.5148373284057" calcext:value-type="float">
            <text:p>39.514837328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8.2428814717597" calcext:value-type="float">
            <text:p>38.2428814718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8.58597811286" calcext:value-type="float">
            <text:p>38.585978112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9.0736212133534" calcext:value-type="float">
            <text:p>39.073621213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8.3876820675371" calcext:value-type="float">
            <text:p>38.387682067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8.5419492037208" calcext:value-type="float">
            <text:p>38.541949203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8.8257522352791" calcext:value-type="float">
            <text:p>38.825752235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8.8163976688506" calcext:value-type="float">
            <text:p>38.816397668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8.4279663422336" calcext:value-type="float">
            <text:p>38.427966342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8.5986774586701" calcext:value-type="float">
            <text:p>38.598677458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8.09695333286" calcext:value-type="float">
            <text:p>38.096953332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8.3326009844561" calcext:value-type="float">
            <text:p>38.332600984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8.4151191935253" calcext:value-type="float">
            <text:p>38.415119193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8.1746353755298" calcext:value-type="float">
            <text:p>38.174635375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8.1290924339013" calcext:value-type="float">
            <text:p>38.1290924339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8.4820053769665" calcext:value-type="float">
            <text:p>38.48200537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8.0864998298573" calcext:value-type="float">
            <text:p>38.086499829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8.170746627395" calcext:value-type="float">
            <text:p>38.170746627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8.5389339284131" calcext:value-type="float">
            <text:p>38.538933928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8.497427609391" calcext:value-type="float">
            <text:p>38.497427609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8.8360395858118" calcext:value-type="float">
            <text:p>38.836039585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8.1839166687525" calcext:value-type="float">
            <text:p>38.183916668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8.3196892545909" calcext:value-type="float">
            <text:p>38.319689254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8.0338113513177" calcext:value-type="float">
            <text:p>38.033811351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8.4106949637004" calcext:value-type="float">
            <text:p>38.410694963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7.9565228010174" calcext:value-type="float">
            <text:p>37.95652280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8.2372729021563" calcext:value-type="float">
            <text:p>38.237272902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8.3658952606739" calcext:value-type="float">
            <text:p>38.3658952607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8.4382607246102" calcext:value-type="float">
            <text:p>38.438260724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8.3874395492218" calcext:value-type="float">
            <text:p>38.387439549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8.2394968047623" calcext:value-type="float">
            <text:p>38.239496804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8.2620062357583" calcext:value-type="float">
            <text:p>38.262006235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8.269260973457" calcext:value-type="float">
            <text:p>38.269260973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8.0956106156842" calcext:value-type="float">
            <text:p>38.0956106157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8.0688225437763" calcext:value-type="float">
            <text:p>38.068822543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7.7694280897837" calcext:value-type="float">
            <text:p>37.769428089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8.2335393408301" calcext:value-type="float">
            <text:p>38.233539340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7.9876207675151" calcext:value-type="float">
            <text:p>37.9876207675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7.8603008635503" calcext:value-type="float">
            <text:p>37.860300863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8.0630718759685" calcext:value-type="float">
            <text:p>38.063071876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8.0622357209519" calcext:value-type="float">
            <text:p>38.062235721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8.0117251810743" calcext:value-type="float">
            <text:p>38.0117251811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7.7804350313071" calcext:value-type="float">
            <text:p>37.780435031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7.865525279361" calcext:value-type="float">
            <text:p>37.865525279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7.7948669347715" calcext:value-type="float">
            <text:p>37.794866934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7.9814245886131" calcext:value-type="float">
            <text:p>37.981424588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7.3322563833214" calcext:value-type="float">
            <text:p>37.3322563833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7.4286398130294" calcext:value-type="float">
            <text:p>37.42863981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7.6083869516063" calcext:value-type="float">
            <text:p>37.608386951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7.9423961072037" calcext:value-type="float">
            <text:p>37.942396107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7.3780618507891" calcext:value-type="float">
            <text:p>37.378061850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7.5621812010654" calcext:value-type="float">
            <text:p>37.562181201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7.7107353497872" calcext:value-type="float">
            <text:p>37.710735349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7.6478217608227" calcext:value-type="float">
            <text:p>37.6478217608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7.3463839824376" calcext:value-type="float">
            <text:p>37.3463839824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8.1157830930537" calcext:value-type="float">
            <text:p>38.1157830931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7.1313465990902" calcext:value-type="float">
            <text:p>37.131346599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6.634267840071" calcext:value-type="float">
            <text:p>36.634267840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7.290453405869" calcext:value-type="float">
            <text:p>37.290453405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7.3556302336053" calcext:value-type="float">
            <text:p>37.355630233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7.0722854915486" calcext:value-type="float">
            <text:p>37.072285491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7.069429390209" calcext:value-type="float">
            <text:p>37.069429390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7.1861070523848" calcext:value-type="float">
            <text:p>37.1861070524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6.8727022812702" calcext:value-type="float">
            <text:p>36.872702281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7.067698753639" calcext:value-type="float">
            <text:p>37.067698753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6.9895309429556" calcext:value-type="float">
            <text:p>36.98953094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6.5906158704865" calcext:value-type="float">
            <text:p>36.590615870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6.6444005369114" calcext:value-type="float">
            <text:p>36.644400536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6.8041748914468" calcext:value-type="float">
            <text:p>36.804174891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6.2076054499792" calcext:value-type="float">
            <text:p>36.2076054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6.1847695248193" calcext:value-type="float">
            <text:p>36.184769524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6.7705521483506" calcext:value-type="float">
            <text:p>36.770552148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6.3423994184849" calcext:value-type="float">
            <text:p>36.342399418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6.3362230621909" calcext:value-type="float">
            <text:p>36.336223062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6.1669787203779" calcext:value-type="float">
            <text:p>36.166978720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6.4579084738606" calcext:value-type="float">
            <text:p>36.457908473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8246952417245" calcext:value-type="float">
            <text:p>35.824695241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6.0345219607562" calcext:value-type="float">
            <text:p>36.034521960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6.5868503544404" calcext:value-type="float">
            <text:p>36.586850354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5.3336359401306" calcext:value-type="float">
            <text:p>35.333635940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8007566400355" calcext:value-type="float">
            <text:p>35.80075664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7488734025784" calcext:value-type="float">
            <text:p>35.748873402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29617179815" calcext:value-type="float">
            <text:p>35.296171798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6643233467368" calcext:value-type="float">
            <text:p>35.664323346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5284108393526" calcext:value-type="float">
            <text:p>35.5284108394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5.1634875683048" calcext:value-type="float">
            <text:p>35.163487568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3962199838981" calcext:value-type="float">
            <text:p>35.396219983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5.1571694646113" calcext:value-type="float">
            <text:p>35.157169464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5.1373632471657" calcext:value-type="float">
            <text:p>35.137363247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6234062422207" calcext:value-type="float">
            <text:p>34.623406242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8133143197855" calcext:value-type="float">
            <text:p>34.813314319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3.8475390830464" calcext:value-type="float">
            <text:p>33.84753908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4360531977275" calcext:value-type="float">
            <text:p>34.436053197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8095838680026" calcext:value-type="float">
            <text:p>33.80958386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3.7749789181812" calcext:value-type="float">
            <text:p>33.774978918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4392589355943" calcext:value-type="float">
            <text:p>34.439258935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4323430959639" calcext:value-type="float">
            <text:p>33.43234309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3992248596031" calcext:value-type="float">
            <text:p>33.399224859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484463262908" calcext:value-type="float">
            <text:p>33.4844632629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3369628222445" calcext:value-type="float">
            <text:p>33.3369628222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0423465906818" calcext:value-type="float">
            <text:p>33.042346590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3982969753156" calcext:value-type="float">
            <text:p>33.398296975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2.7940411076437" calcext:value-type="float">
            <text:p>32.7940411076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2.571499496158" calcext:value-type="float">
            <text:p>32.571499496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2.9092851637893" calcext:value-type="float">
            <text:p>32.909285163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1612700880504" calcext:value-type="float">
            <text:p>33.1612700881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2.8577310998812" calcext:value-type="float">
            <text:p>32.857731099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0079785904032" calcext:value-type="float">
            <text:p>32.007978590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2.3072904886754" calcext:value-type="float">
            <text:p>32.3072904887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1471120925385" calcext:value-type="float">
            <text:p>32.147112092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1.9496753776717" calcext:value-type="float">
            <text:p>31.949675377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1170134140363" calcext:value-type="float">
            <text:p>32.11701341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1.3357482173175" calcext:value-type="float">
            <text:p>31.335748217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1.5107648856984" calcext:value-type="float">
            <text:p>31.510764885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1.4995279651869" calcext:value-type="float">
            <text:p>31.49952796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1.4484095869206" calcext:value-type="float">
            <text:p>31.448409586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0.679824328201" calcext:value-type="float">
            <text:p>30.679824328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0212516590264" calcext:value-type="float">
            <text:p>31.021251659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0484826004139" calcext:value-type="float">
            <text:p>31.0484826004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1069998666615" calcext:value-type="float">
            <text:p>31.106999866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0.5608727024627" calcext:value-type="float">
            <text:p>30.560872702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0.5698492204518" calcext:value-type="float">
            <text:p>30.569849220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0.3332183090702" calcext:value-type="float">
            <text:p>30.333218309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0.4322940605117" calcext:value-type="float">
            <text:p>30.432294060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29.5845246091643" calcext:value-type="float">
            <text:p>29.584524609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29.743993934747" calcext:value-type="float">
            <text:p>29.743993934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079459201524" calcext:value-type="float">
            <text:p>30.079459201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29.365320081972" calcext:value-type="float">
            <text:p>29.365320082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9.6761829572212" calcext:value-type="float">
            <text:p>29.676182957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9.7361366675591" calcext:value-type="float">
            <text:p>29.736136667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192888593354" calcext:value-type="float">
            <text:p>29.192888593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2922162556832" calcext:value-type="float">
            <text:p>29.292216255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3356463527709" calcext:value-type="float">
            <text:p>29.335646352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8.364726055852" calcext:value-type="float">
            <text:p>28.3647260559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8.8239903460491" calcext:value-type="float">
            <text:p>28.82399034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1726767596216" calcext:value-type="float">
            <text:p>29.172676759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7.9743818711132" calcext:value-type="float">
            <text:p>27.974381871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0738402663055" calcext:value-type="float">
            <text:p>28.073840266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7.9384672165365" calcext:value-type="float">
            <text:p>27.938467216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004190271133" calcext:value-type="float">
            <text:p>28.004190271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7.8243502046223" calcext:value-type="float">
            <text:p>27.8243502046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7.6947302023716" calcext:value-type="float">
            <text:p>27.694730202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460973862132" calcext:value-type="float">
            <text:p>27.4609738621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3219111935532" calcext:value-type="float">
            <text:p>27.321911193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2336443142691" calcext:value-type="float">
            <text:p>27.233644314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3153032821865" calcext:value-type="float">
            <text:p>27.315303282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6.9743005657769" calcext:value-type="float">
            <text:p>26.974300565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6.9849365945644" calcext:value-type="float">
            <text:p>26.984936594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6.7516468239709" calcext:value-type="float">
            <text:p>26.75164682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6.986210854012" calcext:value-type="float">
            <text:p>26.986210854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0650866173565" calcext:value-type="float">
            <text:p>26.0650866174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6992269541705" calcext:value-type="float">
            <text:p>26.699226954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6967249134105" calcext:value-type="float">
            <text:p>25.696724913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2629355162584" calcext:value-type="float">
            <text:p>26.262935516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5.9834814783424" calcext:value-type="float">
            <text:p>25.983481478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0837174763888" calcext:value-type="float">
            <text:p>26.083717476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0912867747592" calcext:value-type="float">
            <text:p>25.0912867748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6358081888913" calcext:value-type="float">
            <text:p>25.635808188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5365726919269" calcext:value-type="float">
            <text:p>25.536572691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4103262754909" calcext:value-type="float">
            <text:p>25.4103262755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4945630436803" calcext:value-type="float">
            <text:p>25.494563043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5.2546486481535" calcext:value-type="float">
            <text:p>25.254648648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5.0949856262712" calcext:value-type="float">
            <text:p>25.094985626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7763208806875" calcext:value-type="float">
            <text:p>24.776320880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7752599024032" calcext:value-type="float">
            <text:p>24.775259902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9888452960235" calcext:value-type="float">
            <text:p>24.98884529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328954344816" calcext:value-type="float">
            <text:p>24.328954344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5592294724319" calcext:value-type="float">
            <text:p>24.559229472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9684445788793" calcext:value-type="float">
            <text:p>23.9684445789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4.5378123056221" calcext:value-type="float">
            <text:p>24.537812305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7933315080797" calcext:value-type="float">
            <text:p>23.793331508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4.1998241693657" calcext:value-type="float">
            <text:p>24.199824169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4.035737230181" calcext:value-type="float">
            <text:p>24.035737230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6710433622325" calcext:value-type="float">
            <text:p>23.6710433622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3.1911933406034" calcext:value-type="float">
            <text:p>23.1911933406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3.3261847349862" calcext:value-type="float">
            <text:p>23.326184735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3.4488153975608" calcext:value-type="float">
            <text:p>23.4488153976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7820981127686" calcext:value-type="float">
            <text:p>22.782098112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2.6277415380247" calcext:value-type="float">
            <text:p>22.62774153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2.1368346075428" calcext:value-type="float">
            <text:p>22.1368346075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3.0662555373064" calcext:value-type="float">
            <text:p>23.066255537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2.4789129058704" calcext:value-type="float">
            <text:p>22.478912905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7193758248123" calcext:value-type="float">
            <text:p>21.719375824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2.1798726888077" calcext:value-type="float">
            <text:p>22.179872688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1.4034012623659" calcext:value-type="float">
            <text:p>21.403401262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2.4353105603339" calcext:value-type="float">
            <text:p>22.435310560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2.3083383370455" calcext:value-type="float">
            <text:p>22.30833833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2.2581028564223" calcext:value-type="float">
            <text:p>22.2581028564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1.929747206926" calcext:value-type="float">
            <text:p>21.929747206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9737409081992" calcext:value-type="float">
            <text:p>21.9737409082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1.0567020901333" calcext:value-type="float">
            <text:p>21.0567020901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0.5713715728928" calcext:value-type="float">
            <text:p>20.571371572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0.4020222096418" calcext:value-type="float">
            <text:p>20.402022209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0.592686940326" calcext:value-type="float">
            <text:p>20.592686940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0.3657123827573" calcext:value-type="float">
            <text:p>20.365712382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0.2607873212657" calcext:value-type="float">
            <text:p>20.260787321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0.1327127094074" calcext:value-type="float">
            <text:p>20.1327127094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0.701113893252" calcext:value-type="float">
            <text:p>20.701113893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0.2398898064831" calcext:value-type="float">
            <text:p>20.239889806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20.5264317498837" calcext:value-type="float">
            <text:p>20.526431749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0.3470563690274" calcext:value-type="float">
            <text:p>20.347056369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0.0139262771281" calcext:value-type="float">
            <text:p>20.013926277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9.5112939493923" calcext:value-type="float">
            <text:p>19.511293949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9.5034888953665" calcext:value-type="float">
            <text:p>19.503488895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9.4628473201919" calcext:value-type="float">
            <text:p>19.462847320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9.187470469146" calcext:value-type="float">
            <text:p>19.187470469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8.7769439392872" calcext:value-type="float">
            <text:p>18.776943939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9.4069007251845" calcext:value-type="float">
            <text:p>19.406900725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8.8018777536911" calcext:value-type="float">
            <text:p>18.8018777537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8.7584391120692" calcext:value-type="float">
            <text:p>18.758439112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9.2252715871811" calcext:value-type="float">
            <text:p>19.225271587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9.1151657248267" calcext:value-type="float">
            <text:p>19.115165724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8.5337047476412" calcext:value-type="float">
            <text:p>18.5337047476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8.2415165967444" calcext:value-type="float">
            <text:p>18.2415165967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8.2169078006518" calcext:value-type="float">
            <text:p>18.216907800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7.8605955154702" calcext:value-type="float">
            <text:p>17.860595515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8.32983136019" calcext:value-type="float">
            <text:p>18.329831360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8.2171410985697" calcext:value-type="float">
            <text:p>18.217141098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7.548557052217" calcext:value-type="float">
            <text:p>17.548557052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7.2340065235789" calcext:value-type="float">
            <text:p>17.234006523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7.7987762237603" calcext:value-type="float">
            <text:p>17.798776223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7.5621519611184" calcext:value-type="float">
            <text:p>17.562151961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6.8350487677685" calcext:value-type="float">
            <text:p>16.835048767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7.371447176299" calcext:value-type="float">
            <text:p>17.371447176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7.374444341008" calcext:value-type="float">
            <text:p>17.374444341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7.2444378242428" calcext:value-type="float">
            <text:p>17.244437824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7.05022549079" calcext:value-type="float">
            <text:p>17.050225490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7.6801585120325" calcext:value-type="float">
            <text:p>17.680158512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7.3733257317951" calcext:value-type="float">
            <text:p>17.373325731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6.1372018974993" calcext:value-type="float">
            <text:p>16.1372018975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6.2355738600347" calcext:value-type="float">
            <text:p>16.2355738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7.044097090951" calcext:value-type="float">
            <text:p>17.04409709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5.9478953784997" calcext:value-type="float">
            <text:p>15.947895378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6.3457716619043" calcext:value-type="float">
            <text:p>16.345771661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6.1250098764493" calcext:value-type="float">
            <text:p>16.1250098764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5.73097625429" calcext:value-type="float">
            <text:p>15.730976254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6.3176163738374" calcext:value-type="float">
            <text:p>16.3176163738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5.7904852778019" calcext:value-type="float">
            <text:p>15.790485277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5.5880857450431" calcext:value-type="float">
            <text:p>15.58808574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6.0891467675541" calcext:value-type="float">
            <text:p>16.089146767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5.6681082055712" calcext:value-type="float">
            <text:p>15.668108205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4.8633189507292" calcext:value-type="float">
            <text:p>14.863318950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4.7574510774036" calcext:value-type="float">
            <text:p>14.757451077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4.8061746625981" calcext:value-type="float">
            <text:p>14.806174662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4.137510609982" calcext:value-type="float">
            <text:p>14.13751061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4.719057905891" calcext:value-type="float">
            <text:p>14.719057905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4.434730325502" calcext:value-type="float">
            <text:p>14.4347303255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4.5319229088039" calcext:value-type="float">
            <text:p>14.531922908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4.4218754890598" calcext:value-type="float">
            <text:p>14.421875489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4.4178351972621" calcext:value-type="float">
            <text:p>14.417835197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4.2251806508736" calcext:value-type="float">
            <text:p>14.225180650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4.2854082817753" calcext:value-type="float">
            <text:p>14.2854082818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4.1847175980919" calcext:value-type="float">
            <text:p>14.184717598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3.633465403051" calcext:value-type="float">
            <text:p>13.6334654031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4.3322936388652" calcext:value-type="float">
            <text:p>14.332293638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3.4469183372101" calcext:value-type="float">
            <text:p>13.446918337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3.3142613618707" calcext:value-type="float">
            <text:p>13.314261361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3.2990549598958" calcext:value-type="float">
            <text:p>13.299054959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3.2745910308786" calcext:value-type="float">
            <text:p>13.274591030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2.8130044597724" calcext:value-type="float">
            <text:p>12.813004459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2.4708037124584" calcext:value-type="float">
            <text:p>12.470803712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3.0370910668275" calcext:value-type="float">
            <text:p>13.0370910668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2.876620127662" calcext:value-type="float">
            <text:p>12.876620127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3.0820205781659" calcext:value-type="float">
            <text:p>13.082020578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2.727479695037" calcext:value-type="float">
            <text:p>12.72747969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12.1361161046294" calcext:value-type="float">
            <text:p>12.136116104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12.1951294913266" calcext:value-type="float">
            <text:p>12.1951294913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11.9381251897512" calcext:value-type="float">
            <text:p>11.9381251898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11.9706224555916" calcext:value-type="float">
            <text:p>11.970622455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11.3147127094005" calcext:value-type="float">
            <text:p>11.314712709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12.0748781191544" calcext:value-type="float">
            <text:p>12.074878119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11.674701422701" calcext:value-type="float">
            <text:p>11.674701422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11.8496487417894" calcext:value-type="float">
            <text:p>11.849648741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11.699441831743" calcext:value-type="float">
            <text:p>11.699441831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11.4460822295379" calcext:value-type="float">
            <text:p>11.446082229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11.6262250627844" calcext:value-type="float">
            <text:p>11.626225062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11.1785201811013" calcext:value-type="float">
            <text:p>11.178520181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11.2287552733753" calcext:value-type="float">
            <text:p>11.228755273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10.9180612366707" calcext:value-type="float">
            <text:p>10.918061236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10.7339604783183" calcext:value-type="float">
            <text:p>10.733960478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10.4079817410363" calcext:value-type="float">
            <text:p>10.40798174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9.91965891627106" calcext:value-type="float">
            <text:p>9.919658916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10.9215758368419" calcext:value-type="float">
            <text:p>10.921575836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10.2185735752155" calcext:value-type="float">
            <text:p>10.218573575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10.1594540991402" calcext:value-type="float">
            <text:p>10.1594540991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9.68647648174352" calcext:value-type="float">
            <text:p>9.686476481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10.1935610452981" calcext:value-type="float">
            <text:p>10.1935610453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9.72971251890904" calcext:value-type="float">
            <text:p>9.729712518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9.96961446135554" calcext:value-type="float">
            <text:p>9.969614461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9.68862063669879" calcext:value-type="float">
            <text:p>9.688620636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9.79795735955564" calcext:value-type="float">
            <text:p>9.797957359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10.200609254392" calcext:value-type="float">
            <text:p>10.200609254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9.9845948589946" calcext:value-type="float">
            <text:p>9.984594859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9.43884880575919" calcext:value-type="float">
            <text:p>9.438848805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8.74589689193161" calcext:value-type="float">
            <text:p>8.745896891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9.06248630696252" calcext:value-type="float">
            <text:p>9.06248630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8.65226679522965" calcext:value-type="float">
            <text:p>8.652266795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9.12297430286445" calcext:value-type="float">
            <text:p>9.122974302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9.10687656115809" calcext:value-type="float">
            <text:p>9.106876561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8.98342578860751" calcext:value-type="float">
            <text:p>8.9834257886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8.38543612881659" calcext:value-type="float">
            <text:p>8.3854361288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8.19383214239269" calcext:value-type="float">
            <text:p>8.193832142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8.43569744639068" calcext:value-type="float">
            <text:p>8.435697446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8.4261107500225" calcext:value-type="float">
            <text:p>8.4261107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.01188295106801" calcext:value-type="float">
            <text:p>8.0118829511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8.07341077042804" calcext:value-type="float">
            <text:p>8.073410770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8.11691075240977" calcext:value-type="float">
            <text:p>8.116910752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7.8412936379584" calcext:value-type="float">
            <text:p>7.84129363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7.33227701573994" calcext:value-type="float">
            <text:p>7.332277015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8.02062672354477" calcext:value-type="float">
            <text:p>8.020626723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8.01950348381339" calcext:value-type="float">
            <text:p>8.019503483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6.98326620700021" calcext:value-type="float">
            <text:p>6.98326620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7.50943990005239" calcext:value-type="float">
            <text:p>7.5094399001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7.44753920948606" calcext:value-type="float">
            <text:p>7.4475392095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6.79792880685848" calcext:value-type="float">
            <text:p>6.797928806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7.38060178415064" calcext:value-type="float">
            <text:p>7.380601784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6.91253681574693" calcext:value-type="float">
            <text:p>6.912536815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6.65301826291955" calcext:value-type="float">
            <text:p>6.6530182629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6.91750395811693" calcext:value-type="float">
            <text:p>6.9175039581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6.85580471591266" calcext:value-type="float">
            <text:p>6.855804715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6.58593406951243" calcext:value-type="float">
            <text:p>6.585934069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6.24578640653324" calcext:value-type="float">
            <text:p>6.245786406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6.26527591635008" calcext:value-type="float">
            <text:p>6.265275916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6.36849534974573" calcext:value-type="float">
            <text:p>6.368495349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6.22689787131224" calcext:value-type="float">
            <text:p>6.226897871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6.34481827168696" calcext:value-type="float">
            <text:p>6.344818271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6.21732181730147" calcext:value-type="float">
            <text:p>6.217321817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6.0205184809773" calcext:value-type="float">
            <text:p>6.02051848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5.76570526898079" calcext:value-type="float">
            <text:p>5.76570526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5.62048627254408" calcext:value-type="float">
            <text:p>5.620486272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6.17643251835862" calcext:value-type="float">
            <text:p>6.176432518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5.46926214827292" calcext:value-type="float">
            <text:p>5.469262148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5.32715577697077" calcext:value-type="float">
            <text:p>5.327155777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5.435735346503" calcext:value-type="float">
            <text:p>5.435735346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5.38058238990364" calcext:value-type="float">
            <text:p>5.3805823899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5.20857269421231" calcext:value-type="float">
            <text:p>5.208572694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4.96187198195896" calcext:value-type="float">
            <text:p>4.96187198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4.65665690921177" calcext:value-type="float">
            <text:p>4.656656909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4.88030170359029" calcext:value-type="float">
            <text:p>4.880301703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4.79631914124704" calcext:value-type="float">
            <text:p>4.796319141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4.49480449775348" calcext:value-type="float">
            <text:p>4.494804497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4.35674828467718" calcext:value-type="float">
            <text:p>4.356748284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4.59658433287486" calcext:value-type="float">
            <text:p>4.596584332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4.22414921604193" calcext:value-type="float">
            <text:p>4.22414921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4.56317665695026" calcext:value-type="float">
            <text:p>4.563176657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4.43420896665951" calcext:value-type="float">
            <text:p>4.434208966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3.86609322796739" calcext:value-type="float">
            <text:p>3.86609322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4.06295233825862" calcext:value-type="float">
            <text:p>4.0629523383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3.69051584969834" calcext:value-type="float">
            <text:p>3.690515849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81696191549325" calcext:value-type="float">
            <text:p>3.816961915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3.56797290646927" calcext:value-type="float">
            <text:p>3.5679729065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6583279842445" calcext:value-type="float">
            <text:p>3.658327984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3.40785916167466" calcext:value-type="float">
            <text:p>3.407859161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3.49249156339511" calcext:value-type="float">
            <text:p>3.492491563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29161643900853" calcext:value-type="float">
            <text:p>3.29161643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18190170784716" calcext:value-type="float">
            <text:p>3.181901707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86894544613739" calcext:value-type="float">
            <text:p>2.868945446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81524823306858" calcext:value-type="float">
            <text:p>2.815248233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74898434476023" calcext:value-type="float">
            <text:p>2.748984344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91596293761042" calcext:value-type="float">
            <text:p>2.915962937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77404363106228" calcext:value-type="float">
            <text:p>2.774043631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88405203408214" calcext:value-type="float">
            <text:p>2.8840520341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28325887167113" calcext:value-type="float">
            <text:p>2.283258871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15888146531315" calcext:value-type="float">
            <text:p>2.158881465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34599404661799" calcext:value-type="float">
            <text:p>2.345994046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12100719877169" calcext:value-type="float">
            <text:p>2.121007198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19439077131533" calcext:value-type="float">
            <text:p>2.194390771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31515155189196" calcext:value-type="float">
            <text:p>2.315151551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1.90759288667211" calcext:value-type="float">
            <text:p>1.907592886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1.52675121541065" calcext:value-type="float">
            <text:p>1.526751215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1.64583691244607" calcext:value-type="float">
            <text:p>1.6458369124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1.88190087338696" calcext:value-type="float">
            <text:p>1.881900873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1.74406078964144" calcext:value-type="float">
            <text:p>1.744060789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1.15263316186834" calcext:value-type="float">
            <text:p>1.152633161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1.51511230992003" calcext:value-type="float">
            <text:p>1.515112309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1.07861496098098" calcext:value-type="float">
            <text:p>1.07861496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0.845060333569349" calcext:value-type="float">
            <text:p>0.845060333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1.09953411591731" calcext:value-type="float">
            <text:p>1.099534115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0.849019407117071" calcext:value-type="float">
            <text:p>0.849019407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0.752011373386345" calcext:value-type="float">
            <text:p>0.752011373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0.744900865428548" calcext:value-type="float">
            <text:p>0.744900865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0.626102196212031" calcext:value-type="float">
            <text:p>0.626102196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0.739683496962509" calcext:value-type="float">
            <text:p>0.73968349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0.537395182351672" calcext:value-type="float">
            <text:p>0.537395182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0.222016961788981" calcext:value-type="float">
            <text:p>-0.222016961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0.192099490754081" calcext:value-type="float">
            <text:p>0.1920994908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0.625333301936582" calcext:value-type="float">
            <text:p>0.625333301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0.350593171241557" calcext:value-type="float">
            <text:p>0.350593171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0.174681201734725" calcext:value-type="float">
            <text:p>-0.1746812017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0.114173661025309" calcext:value-type="float">
            <text:p>0.11417366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0.328762535888769" calcext:value-type="float">
            <text:p>-0.328762535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0.242714385427567" calcext:value-type="float">
            <text:p>-0.242714385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0.495776924193827" calcext:value-type="float">
            <text:p>-0.495776924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0.748017550401514" calcext:value-type="float">
            <text:p>-0.748017550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0.474454433502989" calcext:value-type="float">
            <text:p>-0.4744544335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0.0952599475624268" calcext:value-type="float">
            <text:p>-0.095259947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0.804329744733849" calcext:value-type="float">
            <text:p>-0.804329744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.02136240910013" calcext:value-type="float">
            <text:p>-1.021362409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1.08889697007526" calcext:value-type="float">
            <text:p>-1.088896970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0.859856840417936" calcext:value-type="float">
            <text:p>-0.859856840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0.685874259009349" calcext:value-type="float">
            <text:p>-0.68587425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1.52363689694004" calcext:value-type="float">
            <text:p>-1.523636896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1.69395083762567" calcext:value-type="float">
            <text:p>-1.693950837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1.56652651752823" calcext:value-type="float">
            <text:p>-1.566526517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1.25273484789117" calcext:value-type="float">
            <text:p>-1.252734847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1.81569086995797" calcext:value-type="float">
            <text:p>-1.8156908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2.0051827905125" calcext:value-type="float">
            <text:p>-2.005182790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1.93624197435212" calcext:value-type="float">
            <text:p>-1.936241974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1.6303389586234" calcext:value-type="float">
            <text:p>-1.630338958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2.2008411118454" calcext:value-type="float">
            <text:p>-2.2008411118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1.98778092678704" calcext:value-type="float">
            <text:p>-1.987780926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2.67016559132622" calcext:value-type="float">
            <text:p>-2.670165591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2.85894461373315" calcext:value-type="float">
            <text:p>-2.8589446137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2.93428658620918" calcext:value-type="float">
            <text:p>-2.9342865862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45273171102857" calcext:value-type="float">
            <text:p>-3.452731711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2.95927442090767" calcext:value-type="float">
            <text:p>-2.9592744209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2.92052160435768" calcext:value-type="float">
            <text:p>-2.9205216044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2.45818787995718" calcext:value-type="float">
            <text:p>-2.4581878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4545168351748" calcext:value-type="float">
            <text:p>-3.4545168352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2.81488813252019" calcext:value-type="float">
            <text:p>-2.814888132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20700034364642" calcext:value-type="float">
            <text:p>-3.2070003436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3.96257244825854" calcext:value-type="float">
            <text:p>-3.962572448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43669222824891" calcext:value-type="float">
            <text:p>-3.436692228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4.1888724926216" calcext:value-type="float">
            <text:p>-4.188872492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33305129594315" calcext:value-type="float">
            <text:p>-3.333051295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.17951971123084" calcext:value-type="float">
            <text:p>-4.179519711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3.54313797585323" calcext:value-type="float">
            <text:p>-3.543137975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4.40747360708221" calcext:value-type="float">
            <text:p>-4.407473607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07154032388128" calcext:value-type="float">
            <text:p>-4.071540323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01875760080751" calcext:value-type="float">
            <text:p>-4.018757600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5.23492392145009" calcext:value-type="float">
            <text:p>-5.234923921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4.86720608753683" calcext:value-type="float">
            <text:p>-4.867206087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60079133953054" calcext:value-type="float">
            <text:p>-4.600791339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26380955632798" calcext:value-type="float">
            <text:p>-5.263809556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.46726612360197" calcext:value-type="float">
            <text:p>-5.467266123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4.78716469166924" calcext:value-type="float">
            <text:p>-4.787164691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68893742568395" calcext:value-type="float">
            <text:p>-5.688937425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00147123542073" calcext:value-type="float">
            <text:p>-5.001471235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66087308380665" calcext:value-type="float">
            <text:p>-5.660873083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70976249042887" calcext:value-type="float">
            <text:p>-5.709762490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59542012531683" calcext:value-type="float">
            <text:p>-5.595420125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.55379093019858" calcext:value-type="float">
            <text:p>-5.553790930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.66983899821179" calcext:value-type="float">
            <text:p>-5.669838998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.91175175356337" calcext:value-type="float">
            <text:p>-5.9117517536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.2862311412772" calcext:value-type="float">
            <text:p>-6.286231141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6.55377845385072" calcext:value-type="float">
            <text:p>-6.5537784539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6.32549072440504" calcext:value-type="float">
            <text:p>-6.325490724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79013247758691" calcext:value-type="float">
            <text:p>-5.790132477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93997358946299" calcext:value-type="float">
            <text:p>-6.939973589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63020057993351" calcext:value-type="float">
            <text:p>-6.630200579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9790382023123" calcext:value-type="float">
            <text:p>-6.979038202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53325114622274" calcext:value-type="float">
            <text:p>-6.533251146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7.50751244179322" calcext:value-type="float">
            <text:p>-7.507512441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7.00868249454643" calcext:value-type="float">
            <text:p>-7.0086824945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7.62077225843265" calcext:value-type="float">
            <text:p>-7.6207722584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7.34731489451335" calcext:value-type="float">
            <text:p>-7.347314894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8.03970746496864" calcext:value-type="float">
            <text:p>-8.03970746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7.85657118358099" calcext:value-type="float">
            <text:p>-7.8565711836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7.38448459342714" calcext:value-type="float">
            <text:p>-7.3844845934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8.11463999506404" calcext:value-type="float">
            <text:p>-8.114639995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8.02311659656208" calcext:value-type="float">
            <text:p>-8.023116596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8.18478431603473" calcext:value-type="float">
            <text:p>-8.184784316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8.24356387220968" calcext:value-type="float">
            <text:p>-8.243563872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8.14021445010136" calcext:value-type="float">
            <text:p>-8.140214450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8.68200763020169" calcext:value-type="float">
            <text:p>-8.682007630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8.02693805901241" calcext:value-type="float">
            <text:p>-8.02693805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9.26878478860053" calcext:value-type="float">
            <text:p>-9.268784788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8.9217281454756" calcext:value-type="float">
            <text:p>-8.921728145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9.05358943218695" calcext:value-type="float">
            <text:p>-9.053589432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9.29520091572718" calcext:value-type="float">
            <text:p>-9.2952009157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9.23650179204266" calcext:value-type="float">
            <text:p>-9.236501792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9.2696280826488" calcext:value-type="float">
            <text:p>-9.269628082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0.3163207976642" calcext:value-type="float">
            <text:p>-10.316320797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9.25833385344929" calcext:value-type="float">
            <text:p>-9.258333853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0.3172849419654" calcext:value-type="float">
            <text:p>-10.317284942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9.87978358542229" calcext:value-type="float">
            <text:p>-9.8797835854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9.77416045391399" calcext:value-type="float">
            <text:p>-9.774160453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0.5505512633905" calcext:value-type="float">
            <text:p>-10.550551263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0.3879628628592" calcext:value-type="float">
            <text:p>-10.387962862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0.382722232238" calcext:value-type="float">
            <text:p>-10.382722232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0.2812883301551" calcext:value-type="float">
            <text:p>-10.281288330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1.0091907108604" calcext:value-type="float">
            <text:p>-11.009190710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0.6220248955952" calcext:value-type="float">
            <text:p>-10.622024895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0.9281265755982" calcext:value-type="float">
            <text:p>-10.9281265756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0.602186446629" calcext:value-type="float">
            <text:p>-10.602186446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1.4873421851178" calcext:value-type="float">
            <text:p>-11.487342185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1.6510377107198" calcext:value-type="float">
            <text:p>-11.651037710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1.6112862066818" calcext:value-type="float">
            <text:p>-11.611286206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2.0005890749981" calcext:value-type="float">
            <text:p>-12.00058907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2.1178116142859" calcext:value-type="float">
            <text:p>-12.117811614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2.2933806452032" calcext:value-type="float">
            <text:p>-12.293380645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2.4885273666938" calcext:value-type="float">
            <text:p>-12.4885273667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2.2514076494298" calcext:value-type="float">
            <text:p>-12.251407649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2.5972241262933" calcext:value-type="float">
            <text:p>-12.597224126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2.878338597131" calcext:value-type="float">
            <text:p>-12.878338597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2.599975695365" calcext:value-type="float">
            <text:p>-12.599975695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3.5495061461902" calcext:value-type="float">
            <text:p>-13.549506146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3.3642252563738" calcext:value-type="float">
            <text:p>-13.364225256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3.3804839049035" calcext:value-type="float">
            <text:p>-13.3804839049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3.7746372987157" calcext:value-type="float">
            <text:p>-13.774637298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3.6327206630579" calcext:value-type="float">
            <text:p>-13.632720663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4.0529824218964" calcext:value-type="float">
            <text:p>-14.052982421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4.3110532079031" calcext:value-type="float">
            <text:p>-14.311053207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4.3740127856413" calcext:value-type="float">
            <text:p>-14.374012785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4.0509394243032" calcext:value-type="float">
            <text:p>-14.0509394243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4.8374209359378" calcext:value-type="float">
            <text:p>-14.837420935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5.0854728542466" calcext:value-type="float">
            <text:p>-15.085472854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2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29:27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194283200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820192963863684" calcext:value-type="float">
            <text:p>-0.820192963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797965474949905" calcext:value-type="float">
            <text:p>-0.797965474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.91079843452712" calcext:value-type="float">
            <text:p>-1.910798434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.53476221783866" calcext:value-type="float">
            <text:p>-4.534762217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.5981937137493" calcext:value-type="float">
            <text:p>-5.5981937137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69785209855671" calcext:value-type="float">
            <text:p>-3.69785209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1245347692109" calcext:value-type="float">
            <text:p>-3.124534769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55053355637977" calcext:value-type="float">
            <text:p>-3.550533556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91297716691692" calcext:value-type="float">
            <text:p>-3.912977166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6.56779523114348" calcext:value-type="float">
            <text:p>-6.567795231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7.46226448128068" calcext:value-type="float">
            <text:p>-7.462264481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7.25672302431814" calcext:value-type="float">
            <text:p>-7.256723024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13.6075718864018" calcext:value-type="float">
            <text:p>-13.607571886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14.0135057462913" calcext:value-type="float">
            <text:p>-14.013505746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13.83168566642" calcext:value-type="float">
            <text:p>-13.831685666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21.463663174424" calcext:value-type="float">
            <text:p>-21.463663174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18.7631013919773" calcext:value-type="float">
            <text:p>-18.76310139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21.5576309635327" calcext:value-type="float">
            <text:p>-21.557630963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21.1982297889178" calcext:value-type="float">
            <text:p>-21.198229788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21.1692852053723" calcext:value-type="float">
            <text:p>-21.1692852054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7.9534901477494" calcext:value-type="float">
            <text:p>-17.9534901477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8.6521702938832" calcext:value-type="float">
            <text:p>-18.652170293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3.9876007062623" calcext:value-type="float">
            <text:p>-13.987600706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5.264323809154" calcext:value-type="float">
            <text:p>-15.264323809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3.5080651449149" calcext:value-type="float">
            <text:p>-13.508065144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7.1247739034079" calcext:value-type="float">
            <text:p>-17.124773903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2.9793970336878" calcext:value-type="float">
            <text:p>-12.9793970337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24.7078312034351" calcext:value-type="float">
            <text:p>-24.707831203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9.10835390196821" calcext:value-type="float">
            <text:p>-9.10835390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2.884918442177" calcext:value-type="float">
            <text:p>-12.884918442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8.62111739005927" calcext:value-type="float">
            <text:p>-8.621117390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8.8087954411166" calcext:value-type="float">
            <text:p>-18.808795441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4.708289364089" calcext:value-type="float">
            <text:p>-14.708289364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9.68203771457113" calcext:value-type="float">
            <text:p>-9.682037714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9.1981459445812" calcext:value-type="float">
            <text:p>-9.198145944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3.6962136381853" calcext:value-type="float">
            <text:p>-13.696213638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8.5982920262051" calcext:value-type="float">
            <text:p>-18.598292026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2.4714975062128" calcext:value-type="float">
            <text:p>-12.471497506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8.37549240695057" calcext:value-type="float">
            <text:p>-8.37549240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2.5605996698685" calcext:value-type="float">
            <text:p>-12.560599669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2.9886261526881" calcext:value-type="float">
            <text:p>-12.9886261527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8.48719667325453" calcext:value-type="float">
            <text:p>-8.487196673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8867924521971" calcext:value-type="float">
            <text:p>-14.886792452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4.9458765394784" calcext:value-type="float">
            <text:p>-14.945876539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9.68829414108591" calcext:value-type="float">
            <text:p>-9.688294141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7.73361506393846" calcext:value-type="float">
            <text:p>-7.733615063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8.92378138998441" calcext:value-type="float">
            <text:p>-8.9237813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3.5988578322738" calcext:value-type="float">
            <text:p>-13.598857832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7.9445811515734" calcext:value-type="float">
            <text:p>-7.944581151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8.9812310430812" calcext:value-type="float">
            <text:p>-18.981231043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4.798674207673" calcext:value-type="float">
            <text:p>-14.798674207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1.3251614895443" calcext:value-type="float">
            <text:p>-11.325161489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8.90814737880288" calcext:value-type="float">
            <text:p>-8.908147378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9.46414555104696" calcext:value-type="float">
            <text:p>-9.46414555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0.0165137190412" calcext:value-type="float">
            <text:p>-10.016513719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1.1460817047071" calcext:value-type="float">
            <text:p>-11.146081704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3.2014266073055" calcext:value-type="float">
            <text:p>-13.201426607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7.46471359601721" calcext:value-type="float">
            <text:p>-7.46471359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2.4629888332066" calcext:value-type="float">
            <text:p>-12.4629888332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2.1052868335258" calcext:value-type="float">
            <text:p>-12.105286833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4.7563799934652" calcext:value-type="float">
            <text:p>-14.756379993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0.4942058198679" calcext:value-type="float">
            <text:p>-10.494205819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7.3765547923697" calcext:value-type="float">
            <text:p>-17.3765547924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22.6462784470431" calcext:value-type="float">
            <text:p>-22.64627844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3.9060420290876" calcext:value-type="float">
            <text:p>-13.9060420291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0.1854966984143" calcext:value-type="float">
            <text:p>-10.185496698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4.5533427898727" calcext:value-type="float">
            <text:p>-14.5533427899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1.9526983298614" calcext:value-type="float">
            <text:p>-11.952698329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3.6476538581185" calcext:value-type="float">
            <text:p>-13.647653858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2.5970374117333" calcext:value-type="float">
            <text:p>-12.5970374117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1.6683990076346" calcext:value-type="float">
            <text:p>-11.668399007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8.6629447644044" calcext:value-type="float">
            <text:p>-18.662944764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2.0946289458872" calcext:value-type="float">
            <text:p>-12.094628945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4.6046358513752" calcext:value-type="float">
            <text:p>-14.604635851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9.1659645582949" calcext:value-type="float">
            <text:p>-19.165964558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5.5148149162428" calcext:value-type="float">
            <text:p>-15.514814916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3.9918560258341" calcext:value-type="float">
            <text:p>-13.991856025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6.6741354957261" calcext:value-type="float">
            <text:p>-16.674135495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2.6699277375067" calcext:value-type="float">
            <text:p>-12.669927737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8.4127301167022" calcext:value-type="float">
            <text:p>-18.412730116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4.812709300412" calcext:value-type="float">
            <text:p>-14.812709300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8.320566410719" calcext:value-type="float">
            <text:p>-18.320566410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3.5165536060194" calcext:value-type="float">
            <text:p>-13.51655360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4.8339068001119" calcext:value-type="float">
            <text:p>-14.8339068001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28.0408889646535" calcext:value-type="float">
            <text:p>-28.040888964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6.0161597713534" calcext:value-type="float">
            <text:p>-16.016159771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26.7615246706727" calcext:value-type="float">
            <text:p>-26.761524670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7.8528777370236" calcext:value-type="float">
            <text:p>-17.852877737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9.7937208347442" calcext:value-type="float">
            <text:p>-19.7937208347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6.8907198095059" calcext:value-type="float">
            <text:p>-16.890719809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23.0045098735581" calcext:value-type="float">
            <text:p>-23.004509873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3.5248838447533" calcext:value-type="float">
            <text:p>-13.5248838448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1.5662885413557" calcext:value-type="float">
            <text:p>-21.566288541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7.3038708855439" calcext:value-type="float">
            <text:p>-17.303870885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8.6447138297216" calcext:value-type="float">
            <text:p>-18.6447138297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8.63768195218" calcext:value-type="float">
            <text:p>-18.637681952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22.5907755647134" calcext:value-type="float">
            <text:p>-22.590775564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7.2216694957879" calcext:value-type="float">
            <text:p>-17.221669495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24.9314609402164" calcext:value-type="float">
            <text:p>-24.931460940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24.2346834647187" calcext:value-type="float">
            <text:p>-24.234683464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3.408764086809" calcext:value-type="float">
            <text:p>-23.408764086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2.4452223633815" calcext:value-type="float">
            <text:p>-12.445222363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7.4219604137166" calcext:value-type="float">
            <text:p>-17.421960413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6.871484366804" calcext:value-type="float">
            <text:p>-16.8714843668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7.9550103778731" calcext:value-type="float">
            <text:p>-17.955010377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5.03695687902" calcext:value-type="float">
            <text:p>-25.03695687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1.4434056435762" calcext:value-type="float">
            <text:p>-21.443405643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7.5051971717579" calcext:value-type="float">
            <text:p>-17.5051971718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.79878457158" calcext:value-type="float">
            <text:p>-13.798784571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20.245958415204" calcext:value-type="float">
            <text:p>-20.245958415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6.166027997219" calcext:value-type="float">
            <text:p>-26.166027997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0.872223520789" calcext:value-type="float">
            <text:p>-20.872223520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20.3237280265988" calcext:value-type="float">
            <text:p>-20.323728026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8.9796594417057" calcext:value-type="float">
            <text:p>-18.979659441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4.4141594253689" calcext:value-type="float">
            <text:p>-14.4141594254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3.5030995644837" calcext:value-type="float">
            <text:p>-23.503099564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28.7074005413859" calcext:value-type="float">
            <text:p>-28.707400541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7.347951307926" calcext:value-type="float">
            <text:p>-17.347951307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2.5792357825724" calcext:value-type="float">
            <text:p>-22.5792357826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9.2979409606319" calcext:value-type="float">
            <text:p>-19.297940960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21.9007694280273" calcext:value-type="float">
            <text:p>-21.90076942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20.1363775105435" calcext:value-type="float">
            <text:p>-20.136377510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4.4318800187909" calcext:value-type="float">
            <text:p>-14.431880018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8.9627735018171" calcext:value-type="float">
            <text:p>-18.962773501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6.2732229433388" calcext:value-type="float">
            <text:p>-16.273222943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3.1916056278965" calcext:value-type="float">
            <text:p>-13.191605627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1.9707452166469" calcext:value-type="float">
            <text:p>-11.9707452166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6.1667289647983" calcext:value-type="float">
            <text:p>-16.166728964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3.7469566740276" calcext:value-type="float">
            <text:p>-23.746956674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29.872115693111" calcext:value-type="float">
            <text:p>-29.872115693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1.8048791343094" calcext:value-type="float">
            <text:p>-11.804879134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4.2512227533481" calcext:value-type="float">
            <text:p>-14.251222753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3.9350507919058" calcext:value-type="float">
            <text:p>-13.935050791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26.1010531152174" calcext:value-type="float">
            <text:p>-26.101053115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5.9057188097734" calcext:value-type="float">
            <text:p>-15.9057188098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4.9050796811763" calcext:value-type="float">
            <text:p>-14.905079681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.5268971805986" calcext:value-type="float">
            <text:p>-17.526897180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3.8378321828654" calcext:value-type="float">
            <text:p>-13.837832182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6.3607761118287" calcext:value-type="float">
            <text:p>-26.360776111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2.8706581392074" calcext:value-type="float">
            <text:p>-12.870658139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2.9110988791137" calcext:value-type="float">
            <text:p>-12.911098879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2.7910891624918" calcext:value-type="float">
            <text:p>-12.791089162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7.4506438971581" calcext:value-type="float">
            <text:p>-17.450643897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1.6552790201832" calcext:value-type="float">
            <text:p>-11.655279020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2.9764839568791" calcext:value-type="float">
            <text:p>-12.976483956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10.7618650830712" calcext:value-type="float">
            <text:p>-10.761865083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0.216665689291" calcext:value-type="float">
            <text:p>-10.216665689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9.1361501566809" calcext:value-type="float">
            <text:p>-19.136150156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0.8922200628866" calcext:value-type="float">
            <text:p>-10.8922200629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3.2147728080392" calcext:value-type="float">
            <text:p>-13.21477280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0.339288331965" calcext:value-type="float">
            <text:p>-20.33928833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3.5094733641814" calcext:value-type="float">
            <text:p>-13.509473364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4.3430012718184" calcext:value-type="float">
            <text:p>-14.343001271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4.4259709408429" calcext:value-type="float">
            <text:p>-14.425970940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3.2552324352279" calcext:value-type="float">
            <text:p>-13.2552324352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9.53187686795481" calcext:value-type="float">
            <text:p>-9.53187686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2.5593771688696" calcext:value-type="float">
            <text:p>-12.5593771689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1.3577519882717" calcext:value-type="float">
            <text:p>-11.357751988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0.9097718544307" calcext:value-type="float">
            <text:p>-10.909771854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1.9237687229455" calcext:value-type="float">
            <text:p>-11.923768722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7.6810208087982" calcext:value-type="float">
            <text:p>-17.681020808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4.4630674020295" calcext:value-type="float">
            <text:p>-14.46306740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0.9938998369433" calcext:value-type="float">
            <text:p>-10.993899836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9.12149987832144" calcext:value-type="float">
            <text:p>-9.121499878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1.9602557077502" calcext:value-type="float">
            <text:p>-11.960255707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1.0328722764028" calcext:value-type="float">
            <text:p>-11.032872276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4.2277274659448" calcext:value-type="float">
            <text:p>-14.2277274659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2.2006296167212" calcext:value-type="float">
            <text:p>-12.2006296167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1.8446197723855" calcext:value-type="float">
            <text:p>-11.844619772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5.6314967056491" calcext:value-type="float">
            <text:p>-15.631496705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0.439335296612" calcext:value-type="float">
            <text:p>-10.439335296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5.9146509361334" calcext:value-type="float">
            <text:p>-15.914650936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1.2570767321421" calcext:value-type="float">
            <text:p>-11.257076732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3.0824837956892" calcext:value-type="float">
            <text:p>-13.082483795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1.4528965579303" calcext:value-type="float">
            <text:p>-11.4528965579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8.76932204597429" calcext:value-type="float">
            <text:p>-8.76932204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7.9422576977112" calcext:value-type="float">
            <text:p>-17.942257697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2.0816677564677" calcext:value-type="float">
            <text:p>-12.081667756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0.8266693074995" calcext:value-type="float">
            <text:p>-10.826669307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3.1249974891193" calcext:value-type="float">
            <text:p>-13.124997489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0.0700945477189" calcext:value-type="float">
            <text:p>-10.070094547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0.8784088502221" calcext:value-type="float">
            <text:p>-10.878408850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0.6952709339157" calcext:value-type="float">
            <text:p>-10.6952709339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9.36009878979757" calcext:value-type="float">
            <text:p>-9.360098789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7.44594059259606" calcext:value-type="float">
            <text:p>-7.4459405926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1.7177009360147" calcext:value-type="float">
            <text:p>-11.71770093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8.79568005298545" calcext:value-type="float">
            <text:p>-8.795680053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9.05185018472968" calcext:value-type="float">
            <text:p>-9.051850184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1.925383722266" calcext:value-type="float">
            <text:p>-11.925383722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0.4477219629049" calcext:value-type="float">
            <text:p>-10.447721962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.3164516958846" calcext:value-type="float">
            <text:p>-10.3164516959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8.6067299105566" calcext:value-type="float">
            <text:p>-8.606729910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9.18913802496817" calcext:value-type="float">
            <text:p>-9.18913802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9.65892208102471" calcext:value-type="float">
            <text:p>-9.65892208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8.89914125251368" calcext:value-type="float">
            <text:p>-8.8991412525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9.21247517190574" calcext:value-type="float">
            <text:p>-9.212475171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9.91364777356635" calcext:value-type="float">
            <text:p>-9.9136477736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8.96667017116333" calcext:value-type="float">
            <text:p>-8.966670171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0.137273363992" calcext:value-type="float">
            <text:p>-10.13727336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0.3618225791531" calcext:value-type="float">
            <text:p>-10.361822579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8.98219093852361" calcext:value-type="float">
            <text:p>-8.982190938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0.9686323805251" calcext:value-type="float">
            <text:p>-10.9686323805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8.77145701589247" calcext:value-type="float">
            <text:p>-8.771457015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9.16222497087573" calcext:value-type="float">
            <text:p>-9.162224970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9.24280817877126" calcext:value-type="float">
            <text:p>-9.242808178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9.51225562128831" calcext:value-type="float">
            <text:p>-9.512255621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6.90316148118134" calcext:value-type="float">
            <text:p>-6.9031614812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0.3526053250407" calcext:value-type="float">
            <text:p>-10.35260532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9.08387057409458" calcext:value-type="float">
            <text:p>-9.083870574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.3394892409006" calcext:value-type="float">
            <text:p>-10.339489240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8.65269593292927" calcext:value-type="float">
            <text:p>-8.652695932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8.74669605645997" calcext:value-type="float">
            <text:p>-8.746696056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8.06731781826188" calcext:value-type="float">
            <text:p>-8.0673178183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9.47098820063558" calcext:value-type="float">
            <text:p>-9.4709882006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9.62186608895873" calcext:value-type="float">
            <text:p>-9.621866089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8.04058017578244" calcext:value-type="float">
            <text:p>-8.0405801758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0.2452810593702" calcext:value-type="float">
            <text:p>-10.245281059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8.47336073488179" calcext:value-type="float">
            <text:p>-8.473360734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.5020708503403" calcext:value-type="float">
            <text:p>-10.5020708503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8.75784378687157" calcext:value-type="float">
            <text:p>-8.757843786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8.80180320670387" calcext:value-type="float">
            <text:p>-8.8018032067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8.0442634495939" calcext:value-type="float">
            <text:p>-8.044263449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8.03232831667776" calcext:value-type="float">
            <text:p>-8.0323283167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8.22235115243997" calcext:value-type="float">
            <text:p>-8.222351152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7.85718813547267" calcext:value-type="float">
            <text:p>-7.8571881355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7.93111314830499" calcext:value-type="float">
            <text:p>-7.931113148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9.39302663317026" calcext:value-type="float">
            <text:p>-9.3930266332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7.75650394233493" calcext:value-type="float">
            <text:p>-7.756503942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7.78862429156701" calcext:value-type="float">
            <text:p>-7.788624291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94494905009884" calcext:value-type="float">
            <text:p>-8.9449490501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7.30329840070776" calcext:value-type="float">
            <text:p>-7.303298400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8.41505617599946" calcext:value-type="float">
            <text:p>-8.41505617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7.64585777841006" calcext:value-type="float">
            <text:p>-7.645857778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8.00584903113386" calcext:value-type="float">
            <text:p>-8.005849031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8.1659934850129" calcext:value-type="float">
            <text:p>-8.16599348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7.88331526198439" calcext:value-type="float">
            <text:p>-7.88331526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8.83987321532229" calcext:value-type="float">
            <text:p>-8.839873215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9.37782975223133" calcext:value-type="float">
            <text:p>-9.377829752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.62240142614333" calcext:value-type="float">
            <text:p>-7.622401426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3347716209228" calcext:value-type="float">
            <text:p>-9.334771620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7.96413425767708" calcext:value-type="float">
            <text:p>-7.964134257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7.24079925800765" calcext:value-type="float">
            <text:p>-7.24079925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7.86302654024914" calcext:value-type="float">
            <text:p>-7.863026540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8.30811027456562" calcext:value-type="float">
            <text:p>-8.308110274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57524259797125" calcext:value-type="float">
            <text:p>-8.57524259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54674932994875" calcext:value-type="float">
            <text:p>-7.546749329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6.64003968208411" calcext:value-type="float">
            <text:p>-6.640039682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7.1713015594447" calcext:value-type="float">
            <text:p>-7.171301559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80350882915788" calcext:value-type="float">
            <text:p>-6.803508829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11160731304059" calcext:value-type="float">
            <text:p>-8.111607313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8.65826988333879" calcext:value-type="float">
            <text:p>-8.6582698833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72367203929047" calcext:value-type="float">
            <text:p>-7.7236720393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80479552695265" calcext:value-type="float">
            <text:p>-7.80479552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93506708669587" calcext:value-type="float">
            <text:p>-7.935067086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8.08024666892256" calcext:value-type="float">
            <text:p>-8.080246668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52027880281147" calcext:value-type="float">
            <text:p>-7.520278802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71476062375587" calcext:value-type="float">
            <text:p>-7.714760623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03390064767705" calcext:value-type="float">
            <text:p>-6.033900647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37379201567678" calcext:value-type="float">
            <text:p>-7.373792015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6.79884067696256" calcext:value-type="float">
            <text:p>-6.798840677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53541453787986" calcext:value-type="float">
            <text:p>-7.5354145379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76764790348532" calcext:value-type="float">
            <text:p>-6.767647903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200608648812" calcext:value-type="float">
            <text:p>-7.200608648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60721277137054" calcext:value-type="float">
            <text:p>-6.6072127714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63792859336552" calcext:value-type="float">
            <text:p>-6.6379285934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35356445657853" calcext:value-type="float">
            <text:p>-7.353564456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45303825430837" calcext:value-type="float">
            <text:p>-6.4530382543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39084507864294" calcext:value-type="float">
            <text:p>-7.390845078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6.70619552873927" calcext:value-type="float">
            <text:p>-6.7061955287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7.03506635887805" calcext:value-type="float">
            <text:p>-7.035066358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6.93893928397144" calcext:value-type="float">
            <text:p>-6.93893928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08062856023982" calcext:value-type="float">
            <text:p>-7.080628560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78221249709767" calcext:value-type="float">
            <text:p>-6.782212497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20184312330613" calcext:value-type="float">
            <text:p>-7.201843123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42284164721541" calcext:value-type="float">
            <text:p>-6.422841647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2243160963054" calcext:value-type="float">
            <text:p>-7.224316096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63563315197402" calcext:value-type="float">
            <text:p>-6.63563315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51991561917011" calcext:value-type="float">
            <text:p>-6.519915619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24020610613296" calcext:value-type="float">
            <text:p>-6.2402061061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50662294129802" calcext:value-type="float">
            <text:p>-7.506622941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14291426432473" calcext:value-type="float">
            <text:p>-6.142914264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08558872923382" calcext:value-type="float">
            <text:p>-6.085588729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80116358481078" calcext:value-type="float">
            <text:p>-6.8011635848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48423450354772" calcext:value-type="float">
            <text:p>-6.484234503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36340290762789" calcext:value-type="float">
            <text:p>-6.363402907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46630052518078" calcext:value-type="float">
            <text:p>-6.466300525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8373773746469" calcext:value-type="float">
            <text:p>-6.837377374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5151526946957" calcext:value-type="float">
            <text:p>-6.515152694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12129634908726" calcext:value-type="float">
            <text:p>-6.121296349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2088387936835" calcext:value-type="float">
            <text:p>-6.208838793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68596113651472" calcext:value-type="float">
            <text:p>-6.685961136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00272078924695" calcext:value-type="float">
            <text:p>-6.002720789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11319606191504" calcext:value-type="float">
            <text:p>-7.113196061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91439213628085" calcext:value-type="float">
            <text:p>-5.914392136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26723600008107" calcext:value-type="float">
            <text:p>-6.267236000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60486122318159" calcext:value-type="float">
            <text:p>-6.604861223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.79353127542957" calcext:value-type="float">
            <text:p>-6.793531275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33426111350322" calcext:value-type="float">
            <text:p>-6.334261113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65095453277872" calcext:value-type="float">
            <text:p>-6.650954532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36743899410322" calcext:value-type="float">
            <text:p>-6.367438994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7.24631923919509" calcext:value-type="float">
            <text:p>-7.246319239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91667360914146" calcext:value-type="float">
            <text:p>-5.916673609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65595356556613" calcext:value-type="float">
            <text:p>-6.655953565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48153560560787" calcext:value-type="float">
            <text:p>-6.4815356056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55470332677792" calcext:value-type="float">
            <text:p>-5.554703326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26392987551906" calcext:value-type="float">
            <text:p>-5.2639298755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67937047849164" calcext:value-type="float">
            <text:p>-6.679370478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.03588159164265" calcext:value-type="float">
            <text:p>-6.035881591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24707717422259" calcext:value-type="float">
            <text:p>-6.247077174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82670924559892" calcext:value-type="float">
            <text:p>-6.826709245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.22584975408561" calcext:value-type="float">
            <text:p>-6.225849754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99320977237162" calcext:value-type="float">
            <text:p>-5.993209772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31952164008843" calcext:value-type="float">
            <text:p>-6.3195216401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47567192816516" calcext:value-type="float">
            <text:p>-6.4756719282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52509007758755" calcext:value-type="float">
            <text:p>-6.525090077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79417685151919" calcext:value-type="float">
            <text:p>-5.7941768515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34427783261459" calcext:value-type="float">
            <text:p>-6.3442778326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61586217856393" calcext:value-type="float">
            <text:p>-5.6158621786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07721229768096" calcext:value-type="float">
            <text:p>-6.077212297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66194892946785" calcext:value-type="float">
            <text:p>-5.6619489295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53911620205564" calcext:value-type="float">
            <text:p>-5.5391162021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23472362900162" calcext:value-type="float">
            <text:p>-5.23472362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33535299116021" calcext:value-type="float">
            <text:p>-5.335352991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41201723817758" calcext:value-type="float">
            <text:p>-6.412017238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77691527372112" calcext:value-type="float">
            <text:p>-6.776915273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39454657589033" calcext:value-type="float">
            <text:p>-5.394546575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74358558612261" calcext:value-type="float">
            <text:p>-5.743585586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60232232412986" calcext:value-type="float">
            <text:p>-5.602322324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68415470549649" calcext:value-type="float">
            <text:p>-5.6841547055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49779347224165" calcext:value-type="float">
            <text:p>-5.497793472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09875734429681" calcext:value-type="float">
            <text:p>-5.098757344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86142253465261" calcext:value-type="float">
            <text:p>-5.861422534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54561894028982" calcext:value-type="float">
            <text:p>-5.5456189403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07839024312913" calcext:value-type="float">
            <text:p>-5.078390243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87661792753467" calcext:value-type="float">
            <text:p>-6.876617927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83433048227383" calcext:value-type="float">
            <text:p>-5.8343304823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76318385576994" calcext:value-type="float">
            <text:p>-5.763183855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03912828446625" calcext:value-type="float">
            <text:p>-6.039128284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11761975260197" calcext:value-type="float">
            <text:p>-6.1176197526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10790958609822" calcext:value-type="float">
            <text:p>-6.1079095861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83006232416898" calcext:value-type="float">
            <text:p>-6.830062324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76597722234277" calcext:value-type="float">
            <text:p>-4.765977222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54977973385934" calcext:value-type="float">
            <text:p>-6.549779733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70131051128211" calcext:value-type="float">
            <text:p>-5.701310511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74248494636879" calcext:value-type="float">
            <text:p>-6.742484946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09371036900786" calcext:value-type="float">
            <text:p>-6.09371036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.04652265317652" calcext:value-type="float">
            <text:p>-5.046522653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78082178079246" calcext:value-type="float">
            <text:p>-5.780821780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3917591134203" calcext:value-type="float">
            <text:p>-5.739175911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36267975000478" calcext:value-type="float">
            <text:p>-6.3626797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1638078955242" calcext:value-type="float">
            <text:p>-5.116380789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18219220999058" calcext:value-type="float">
            <text:p>-6.18219221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39771808656488" calcext:value-type="float">
            <text:p>-5.397718086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70030596471503" calcext:value-type="float">
            <text:p>-5.700305964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.95831600365179" calcext:value-type="float">
            <text:p>-5.958316003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65261518671271" calcext:value-type="float">
            <text:p>-5.652615186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25775999423883" calcext:value-type="float">
            <text:p>-5.2577599942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80044066277606" calcext:value-type="float">
            <text:p>-5.800440662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33324550312913" calcext:value-type="float">
            <text:p>-5.333245503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.94632746766303" calcext:value-type="float">
            <text:p>-5.946327467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06764360514559" calcext:value-type="float">
            <text:p>-6.067643605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76466323515471" calcext:value-type="float">
            <text:p>-5.764663235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73620426852831" calcext:value-type="float">
            <text:p>-5.736204268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60632702312197" calcext:value-type="float">
            <text:p>-6.606327023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16648944258023" calcext:value-type="float">
            <text:p>-5.1664894426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.99535793238336" calcext:value-type="float">
            <text:p>-4.995357932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08015864839558" calcext:value-type="float">
            <text:p>-5.080158648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19146174057113" calcext:value-type="float">
            <text:p>-6.191461740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31753622903595" calcext:value-type="float">
            <text:p>-6.317536229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05894268502945" calcext:value-type="float">
            <text:p>-5.058942685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.81738840933883" calcext:value-type="float">
            <text:p>-5.817388409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02198481802446" calcext:value-type="float">
            <text:p>-6.02198481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11044035109382" calcext:value-type="float">
            <text:p>-6.1104403511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.94592995995796" calcext:value-type="float">
            <text:p>-5.9459299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82507111781206" calcext:value-type="float">
            <text:p>-6.825071117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68012040765741" calcext:value-type="float">
            <text:p>-6.680120407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03154965483882" calcext:value-type="float">
            <text:p>-6.031549654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67200117168893" calcext:value-type="float">
            <text:p>-5.672001171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61857574175474" calcext:value-type="float">
            <text:p>-6.618575741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37365189565813" calcext:value-type="float">
            <text:p>-6.373651895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06536775696572" calcext:value-type="float">
            <text:p>-6.06536775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53603441242101" calcext:value-type="float">
            <text:p>-5.536034412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22905427938254" calcext:value-type="float">
            <text:p>-6.229054279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67513170228788" calcext:value-type="float">
            <text:p>-5.675131702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5.79800909909233" calcext:value-type="float">
            <text:p>-5.798009099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55612761079859" calcext:value-type="float">
            <text:p>-5.556127610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.79640274003398" calcext:value-type="float">
            <text:p>-5.7964027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20947383778371" calcext:value-type="float">
            <text:p>-5.209473837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13943318726367" calcext:value-type="float">
            <text:p>-6.139433187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7053338906202" calcext:value-type="float">
            <text:p>-5.7053338906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33656248696664" calcext:value-type="float">
            <text:p>-5.33656248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44154822901054" calcext:value-type="float">
            <text:p>-5.44154822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12494755137901" calcext:value-type="float">
            <text:p>-6.124947551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.97026403399287" calcext:value-type="float">
            <text:p>-5.97026403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1773059838773" calcext:value-type="float">
            <text:p>-6.177305983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21829679275697" calcext:value-type="float">
            <text:p>-6.218296792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02379953953454" calcext:value-type="float">
            <text:p>-6.023799539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50393432635091" calcext:value-type="float">
            <text:p>-5.50393432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26083866717355" calcext:value-type="float">
            <text:p>-6.260838667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75736384527589" calcext:value-type="float">
            <text:p>-5.7573638453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32735285388894" calcext:value-type="float">
            <text:p>-6.327352853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54872590683323" calcext:value-type="float">
            <text:p>-5.548725906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40924990454778" calcext:value-type="float">
            <text:p>-5.409249904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07237468248498" calcext:value-type="float">
            <text:p>-6.072374682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28736075996995" calcext:value-type="float">
            <text:p>-5.2873607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65632686677555" calcext:value-type="float">
            <text:p>-6.656326866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30700917389227" calcext:value-type="float">
            <text:p>-6.307009173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22872904727211" calcext:value-type="float">
            <text:p>-6.228729047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2859024070798" calcext:value-type="float">
            <text:p>-6.285902407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30475866389359" calcext:value-type="float">
            <text:p>-6.304758663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40970991939065" calcext:value-type="float">
            <text:p>-5.409709919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16345152573393" calcext:value-type="float">
            <text:p>-6.1634515257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45308835854319" calcext:value-type="float">
            <text:p>-5.453088358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4.90815195515014" calcext:value-type="float">
            <text:p>-4.9081519552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38123795197155" calcext:value-type="float">
            <text:p>-6.38123795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00803908306742" calcext:value-type="float">
            <text:p>-6.008039083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.71202578723852" calcext:value-type="float">
            <text:p>-5.712025787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5.90380253780094" calcext:value-type="float">
            <text:p>-5.9038025378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1951924820024" calcext:value-type="float">
            <text:p>-6.19519248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5.84502013616689" calcext:value-type="float">
            <text:p>-5.845020136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39993811045935" calcext:value-type="float">
            <text:p>-5.399938110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4.9099834739888" calcext:value-type="float">
            <text:p>-4.909983474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41993394374609" calcext:value-type="float">
            <text:p>-6.419933943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.61091516306949" calcext:value-type="float">
            <text:p>-5.610915163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.87214341675528" calcext:value-type="float">
            <text:p>-5.8721434168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08187987330474" calcext:value-type="float">
            <text:p>-6.081879873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67046883171895" calcext:value-type="float">
            <text:p>-6.6704688317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.94719801152462" calcext:value-type="float">
            <text:p>-5.947198011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31465067705616" calcext:value-type="float">
            <text:p>-6.314650677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22413706216947" calcext:value-type="float">
            <text:p>-6.224137062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.86448564003967" calcext:value-type="float">
            <text:p>-5.86448564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.73904260992906" calcext:value-type="float">
            <text:p>-5.739042609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6.02974137064654" calcext:value-type="float">
            <text:p>-6.029741370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.81827272639979" calcext:value-type="float">
            <text:p>-5.818272726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.6074221876685" calcext:value-type="float">
            <text:p>-5.607422187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37103841664294" calcext:value-type="float">
            <text:p>-5.3710384166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28409980443179" calcext:value-type="float">
            <text:p>-5.284099804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0834565982625" calcext:value-type="float">
            <text:p>-5.083456598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34096602857693" calcext:value-type="float">
            <text:p>-5.3409660286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.81013535343721" calcext:value-type="float">
            <text:p>-4.810135353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.97912283684968" calcext:value-type="float">
            <text:p>-5.979122836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.75851741302085" calcext:value-type="float">
            <text:p>-5.758517413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7471733132112" calcext:value-type="float">
            <text:p>-5.747173313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12551888105737" calcext:value-type="float">
            <text:p>-5.1255188811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.95718319344636" calcext:value-type="float">
            <text:p>-5.957183193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12334069631129" calcext:value-type="float">
            <text:p>-5.1233406963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.82790940293039" calcext:value-type="float">
            <text:p>-5.827909402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03266008866119" calcext:value-type="float">
            <text:p>-6.032660088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.67658063394618" calcext:value-type="float">
            <text:p>-5.676580633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.94480950659182" calcext:value-type="float">
            <text:p>-4.944809506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59161539362695" calcext:value-type="float">
            <text:p>-4.591615393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.74593436624029" calcext:value-type="float">
            <text:p>-5.745934366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23846335622506" calcext:value-type="float">
            <text:p>-5.2384633562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16710693052877" calcext:value-type="float">
            <text:p>-6.1671069305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41988332018911" calcext:value-type="float">
            <text:p>-6.419883320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.63144683787293" calcext:value-type="float">
            <text:p>-5.631446837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60005695987932" calcext:value-type="float">
            <text:p>-5.600056959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.72443587290422" calcext:value-type="float">
            <text:p>-5.724435872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34798265027641" calcext:value-type="float">
            <text:p>-5.347982650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42079835403517" calcext:value-type="float">
            <text:p>-5.42079835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4.82170118191785" calcext:value-type="float">
            <text:p>-4.821701181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.58258132343041" calcext:value-type="float">
            <text:p>-5.582581323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65480209865061" calcext:value-type="float">
            <text:p>-5.654802098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10882962561473" calcext:value-type="float">
            <text:p>-6.108829625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45167252463742" calcext:value-type="float">
            <text:p>-5.4516725246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5.9218133995405" calcext:value-type="float">
            <text:p>-5.9218133995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19589474801579" calcext:value-type="float">
            <text:p>-6.19589474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56877377956307" calcext:value-type="float">
            <text:p>-5.568773779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17778272251077" calcext:value-type="float">
            <text:p>-5.177782722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35579598040397" calcext:value-type="float">
            <text:p>-5.355795980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35360725909441" calcext:value-type="float">
            <text:p>-6.353607259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.85805240432727" calcext:value-type="float">
            <text:p>-5.858052404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56287090200629" calcext:value-type="float">
            <text:p>-4.562870902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22684322902357" calcext:value-type="float">
            <text:p>-5.22684322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.90564384939715" calcext:value-type="float">
            <text:p>-5.905643849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.90850650632608" calcext:value-type="float">
            <text:p>-5.908506506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.81096815465698" calcext:value-type="float">
            <text:p>-5.810968154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09286107100057" calcext:value-type="float">
            <text:p>-5.092861071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4.82968148474447" calcext:value-type="float">
            <text:p>-4.8296814847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08999941039734" calcext:value-type="float">
            <text:p>-5.0899994104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32543993893106" calcext:value-type="float">
            <text:p>-5.325439938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4.9577035670204" calcext:value-type="float">
            <text:p>-4.95770356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41854678888308" calcext:value-type="float">
            <text:p>-5.418546788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33134871629351" calcext:value-type="float">
            <text:p>-5.331348716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10740337700528" calcext:value-type="float">
            <text:p>-5.10740337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30367486342722" calcext:value-type="float">
            <text:p>-5.303674863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4.96702143824304" calcext:value-type="float">
            <text:p>-4.967021438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.85839373281618" calcext:value-type="float">
            <text:p>-5.858393732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.78231424497672" calcext:value-type="float">
            <text:p>-5.782314245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16684231860356" calcext:value-type="float">
            <text:p>-5.166842318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51812750215754" calcext:value-type="float">
            <text:p>-5.518127502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46872336081765" calcext:value-type="float">
            <text:p>-5.468723360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79982942510927" calcext:value-type="float">
            <text:p>-4.799829425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.93539352968527" calcext:value-type="float">
            <text:p>-4.935393529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5929879503251" calcext:value-type="float">
            <text:p>-5.592987950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1922376957543" calcext:value-type="float">
            <text:p>-5.192237695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46208288958475" calcext:value-type="float">
            <text:p>-5.462082889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10560888325375" calcext:value-type="float">
            <text:p>-5.105608883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81294210882256" calcext:value-type="float">
            <text:p>-4.812942108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02215023942702" calcext:value-type="float">
            <text:p>-5.0221502394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56121422918025" calcext:value-type="float">
            <text:p>-5.561214229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8055632175831" calcext:value-type="float">
            <text:p>-4.8055632176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85018636388056" calcext:value-type="float">
            <text:p>-4.850186363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2459818416988" calcext:value-type="float">
            <text:p>-5.245981841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31241293443761" calcext:value-type="float">
            <text:p>-5.312412934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07446320365807" calcext:value-type="float">
            <text:p>-5.074463203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06322107571798" calcext:value-type="float">
            <text:p>-6.0632210757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97344737993841" calcext:value-type="float">
            <text:p>-5.973447379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21957612019769" calcext:value-type="float">
            <text:p>-5.2195761202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06202253826554" calcext:value-type="float">
            <text:p>-5.062022538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21468481774882" calcext:value-type="float">
            <text:p>-5.2146848177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20587250212548" calcext:value-type="float">
            <text:p>-5.205872502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39858890174999" calcext:value-type="float">
            <text:p>-5.398588901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06046345967653" calcext:value-type="float">
            <text:p>-5.060463459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12030819733516" calcext:value-type="float">
            <text:p>-6.120308197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12259732575312" calcext:value-type="float">
            <text:p>-5.122597325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13792684321267" calcext:value-type="float">
            <text:p>-5.137926843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14103636299801" calcext:value-type="float">
            <text:p>-5.141036363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68537666675067" calcext:value-type="float">
            <text:p>-4.685376666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.87047696692702" calcext:value-type="float">
            <text:p>-4.8704769669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4.86318383483988" calcext:value-type="float">
            <text:p>-4.863183834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18412539756553" calcext:value-type="float">
            <text:p>-5.1841253976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21712100750628" calcext:value-type="float">
            <text:p>-4.217121007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48227714018862" calcext:value-type="float">
            <text:p>-4.482277140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64299515931142" calcext:value-type="float">
            <text:p>-4.642995159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.75410332251569" calcext:value-type="float">
            <text:p>-5.754103322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26829514475009" calcext:value-type="float">
            <text:p>-4.268295144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03451971654035" calcext:value-type="float">
            <text:p>-5.034519716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88118502781624" calcext:value-type="float">
            <text:p>-4.881185027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36523628259599" calcext:value-type="float">
            <text:p>-5.365236282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44313101585732" calcext:value-type="float">
            <text:p>-5.443131015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71950523969208" calcext:value-type="float">
            <text:p>-5.719505239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4.97602615757007" calcext:value-type="float">
            <text:p>-4.976026157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4.95784050010263" calcext:value-type="float">
            <text:p>-4.957840500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55855127656508" calcext:value-type="float">
            <text:p>-5.558551276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42817598623187" calcext:value-type="float">
            <text:p>-4.428175986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45174400902723" calcext:value-type="float">
            <text:p>-4.45174400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.81544465197909" calcext:value-type="float">
            <text:p>-4.815444652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4.9986471305495" calcext:value-type="float">
            <text:p>-4.998647130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4.85861124137683" calcext:value-type="float">
            <text:p>-4.858611241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.84787832074464" calcext:value-type="float">
            <text:p>-4.8478783207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50907426112848" calcext:value-type="float">
            <text:p>-5.509074261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29704740889564" calcext:value-type="float">
            <text:p>-5.2970474089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4.89267073285812" calcext:value-type="float">
            <text:p>-4.892670732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74319534147882" calcext:value-type="float">
            <text:p>-4.743195341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20085232422738" calcext:value-type="float">
            <text:p>-5.200852324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24269561443714" calcext:value-type="float">
            <text:p>-5.2426956144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03835931933064" calcext:value-type="float">
            <text:p>-5.038359319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4.91599561284525" calcext:value-type="float">
            <text:p>-4.9159956128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6733334839714" calcext:value-type="float">
            <text:p>-4.67333348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07416586044344" calcext:value-type="float">
            <text:p>-5.074165860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62157650446286" calcext:value-type="float">
            <text:p>-5.6215765045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79195011351737" calcext:value-type="float">
            <text:p>-4.791950113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4.96501213001101" calcext:value-type="float">
            <text:p>-4.9650121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4.79798685270616" calcext:value-type="float">
            <text:p>-4.797986852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60660623268569" calcext:value-type="float">
            <text:p>-5.606606232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4.88868744140275" calcext:value-type="float">
            <text:p>-4.8886874414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68580866413225" calcext:value-type="float">
            <text:p>-4.685808664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4.99441930980532" calcext:value-type="float">
            <text:p>-4.9944193098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4.95268803609791" calcext:value-type="float">
            <text:p>-4.952688036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21818402303038" calcext:value-type="float">
            <text:p>-5.21818402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03911164716457" calcext:value-type="float">
            <text:p>-5.039111647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09704012318313" calcext:value-type="float">
            <text:p>-5.097040123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69817598131272" calcext:value-type="float">
            <text:p>-4.698175981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.88457411473583" calcext:value-type="float">
            <text:p>-4.884574114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67661269086861" calcext:value-type="float">
            <text:p>-4.676612690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44906429411159" calcext:value-type="float">
            <text:p>-5.4490642941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01758553844939" calcext:value-type="float">
            <text:p>-5.017585538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25823231993029" calcext:value-type="float">
            <text:p>-4.258232319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17207377812199" calcext:value-type="float">
            <text:p>-4.172073778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44698545920362" calcext:value-type="float">
            <text:p>-5.446985459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5375615668562" calcext:value-type="float">
            <text:p>-4.537561566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03971682865572" calcext:value-type="float">
            <text:p>-5.039716828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20571739355309" calcext:value-type="float">
            <text:p>-5.205717393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18635604529379" calcext:value-type="float">
            <text:p>-5.186356045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55571669302476" calcext:value-type="float">
            <text:p>-5.555716693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4.97327224856584" calcext:value-type="float">
            <text:p>-4.973272248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.81387049556966" calcext:value-type="float">
            <text:p>-4.8138704956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48265396193776" calcext:value-type="float">
            <text:p>-4.482653961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37694676510836" calcext:value-type="float">
            <text:p>-5.376946765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10070993873022" calcext:value-type="float">
            <text:p>-5.100709938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0377230897728" calcext:value-type="float">
            <text:p>-5.037723089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62515000461646" calcext:value-type="float">
            <text:p>-4.625150004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42502844459881" calcext:value-type="float">
            <text:p>-4.4250284446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4.88924161369294" calcext:value-type="float">
            <text:p>-4.889241613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51119857997415" calcext:value-type="float">
            <text:p>-4.5111985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4.86432369376124" calcext:value-type="float">
            <text:p>-4.864323693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13110076645761" calcext:value-type="float">
            <text:p>-5.131100766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4.96256053352604" calcext:value-type="float">
            <text:p>-4.962560533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18672455026395" calcext:value-type="float">
            <text:p>-5.1867245503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237418559653" calcext:value-type="float">
            <text:p>-4.2374185597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4.92925156552521" calcext:value-type="float">
            <text:p>-4.9292515655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07446309409319" calcext:value-type="float">
            <text:p>-5.074463094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68097487599449" calcext:value-type="float">
            <text:p>-4.68097487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65714065257111" calcext:value-type="float">
            <text:p>-4.657140652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58915533255452" calcext:value-type="float">
            <text:p>-4.589155332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67014660440911" calcext:value-type="float">
            <text:p>-4.6701466044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4.88880689143461" calcext:value-type="float">
            <text:p>-4.888806891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63363943392477" calcext:value-type="float">
            <text:p>-4.633639433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68677040538217" calcext:value-type="float">
            <text:p>-4.686770405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26180153243104" calcext:value-type="float">
            <text:p>-5.261801532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11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30:58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50530973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57021306940454" calcext:value-type="float">
            <text:p>6.570213069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38248326054536" calcext:value-type="float">
            <text:p>6.38248326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27856883812777" calcext:value-type="float">
            <text:p>7.278568838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7.89283302620363" calcext:value-type="float">
            <text:p>7.892833026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.05753382723331" calcext:value-type="float">
            <text:p>7.057533827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8.45508000369463" calcext:value-type="float">
            <text:p>8.455080003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.86496255684272" calcext:value-type="float">
            <text:p>7.864962556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5.51703581344509" calcext:value-type="float">
            <text:p>5.517035813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8.97492268962358" calcext:value-type="float">
            <text:p>8.974922689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1.9773378535474" calcext:value-type="float">
            <text:p>11.977337853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.18519907333464" calcext:value-type="float">
            <text:p>6.185199073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47.57008864119" calcext:value-type="float">
            <text:p>47.570088641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9.56298689890106" calcext:value-type="float">
            <text:p>9.562986898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1.0006094198682" calcext:value-type="float">
            <text:p>11.000609419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2.1579779128443" calcext:value-type="float">
            <text:p>12.157977912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3.0672791019138" calcext:value-type="float">
            <text:p>23.067279101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9.36009211358471" calcext:value-type="float">
            <text:p>9.360092113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9.57635126087339" calcext:value-type="float">
            <text:p>9.576351260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.03292067190814" calcext:value-type="float">
            <text:p>8.032920671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9.91321541672711" calcext:value-type="float">
            <text:p>9.913215416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8.6378945838468" calcext:value-type="float">
            <text:p>18.6378945838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8.05128831558045" calcext:value-type="float">
            <text:p>8.051288315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.87226673631709" calcext:value-type="float">
            <text:p>8.872266736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8.17430381208789" calcext:value-type="float">
            <text:p>8.174303812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5.14839089989026" calcext:value-type="float">
            <text:p>5.148390899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6.2014879230489" calcext:value-type="float">
            <text:p>6.20148792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6.30719145631369" calcext:value-type="float">
            <text:p>6.307191456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6.30688139592634" calcext:value-type="float">
            <text:p>6.306881395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7.87914907812021" calcext:value-type="float">
            <text:p>7.879149078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3.8335428700436" calcext:value-type="float">
            <text:p>13.8335428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5.48773381169373" calcext:value-type="float">
            <text:p>5.487733811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8.17273181564032" calcext:value-type="float">
            <text:p>8.172731815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6.31663188578937" calcext:value-type="float">
            <text:p>6.3166318858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9.15317142520649" calcext:value-type="float">
            <text:p>9.153171425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2.4715758683557" calcext:value-type="float">
            <text:p>12.4715758684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6.48510909431267" calcext:value-type="float">
            <text:p>6.485109094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0.2430910155554" calcext:value-type="float">
            <text:p>10.243091015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5.03372551675064" calcext:value-type="float">
            <text:p>5.033725516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.3215927404571" calcext:value-type="float">
            <text:p>6.3215927405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5.76817141594611" calcext:value-type="float">
            <text:p>5.768171415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5.3746889794067" calcext:value-type="float">
            <text:p>5.3746889794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6.2712470803794" calcext:value-type="float">
            <text:p>6.271247080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6.48720448258378" calcext:value-type="float">
            <text:p>6.487204482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8.89060367095524" calcext:value-type="float">
            <text:p>8.890603671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6.05650333976823" calcext:value-type="float">
            <text:p>6.0565033398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6.28593802069288" calcext:value-type="float">
            <text:p>6.285938020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5.95233179464723" calcext:value-type="float">
            <text:p>5.952331794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5.57523365150859" calcext:value-type="float">
            <text:p>5.575233651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5.87930097690192" calcext:value-type="float">
            <text:p>5.879300976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4.77233059974073" calcext:value-type="float">
            <text:p>4.772330599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0.1123954032464" calcext:value-type="float">
            <text:p>10.112395403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7.02010347061393" calcext:value-type="float">
            <text:p>7.020103470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5.42337812332037" calcext:value-type="float">
            <text:p>5.423378123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0.734291501344" calcext:value-type="float">
            <text:p>10.7342915013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.65677853014475" calcext:value-type="float">
            <text:p>3.6567785301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6.59508063428033" calcext:value-type="float">
            <text:p>6.5950806343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6.4166414478446" calcext:value-type="float">
            <text:p>6.416641447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.55665792606" calcext:value-type="float">
            <text:p>3.5566579261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.2295141364624" calcext:value-type="float">
            <text:p>3.229514136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6.12947271855117" calcext:value-type="float">
            <text:p>6.1294727186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4.6968941496424" calcext:value-type="float">
            <text:p>4.696894149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6.34347611051814" calcext:value-type="float">
            <text:p>6.343476110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.3913801517496" calcext:value-type="float">
            <text:p>3.391380151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8.90621593566764" calcext:value-type="float">
            <text:p>8.906215935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5.15368880521692" calcext:value-type="float">
            <text:p>5.153688805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6.08456204480474" calcext:value-type="float">
            <text:p>6.084562044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4.76457888704772" calcext:value-type="float">
            <text:p>4.76457888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6.87927267030152" calcext:value-type="float">
            <text:p>6.8792726703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4.53704664709557" calcext:value-type="float">
            <text:p>4.537046647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1.8314961214194" calcext:value-type="float">
            <text:p>11.8314961214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4.51577151035651" calcext:value-type="float">
            <text:p>4.515771510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4.28865343014366" calcext:value-type="float">
            <text:p>4.288653430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5.65100234739329" calcext:value-type="float">
            <text:p>5.6510023474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5.407739439304" calcext:value-type="float">
            <text:p>5.407739439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4.65931412381255" calcext:value-type="float">
            <text:p>4.659314123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5.36558929227588" calcext:value-type="float">
            <text:p>5.365589292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.99295726296137" calcext:value-type="float">
            <text:p>3.99295726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4.56339010994127" calcext:value-type="float">
            <text:p>4.563390109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.8643495895853" calcext:value-type="float">
            <text:p>4.864349589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.38586067522761" calcext:value-type="float">
            <text:p>3.385860675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.94101967477392" calcext:value-type="float">
            <text:p>3.941019674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.00886617380756" calcext:value-type="float">
            <text:p>3.008866173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.11082904814899" calcext:value-type="float">
            <text:p>3.110829048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4.5573224492674" calcext:value-type="float">
            <text:p>4.557322449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4.93172791737246" calcext:value-type="float">
            <text:p>4.9317279174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.64737130968052" calcext:value-type="float">
            <text:p>3.647371309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.17032255964556" calcext:value-type="float">
            <text:p>3.170322559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.46715177903857" calcext:value-type="float">
            <text:p>3.46715177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2.56471229284958" calcext:value-type="float">
            <text:p>2.564712292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4.97335726772921" calcext:value-type="float">
            <text:p>4.973357267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8.51896511327193" calcext:value-type="float">
            <text:p>8.5189651133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2.71846589854101" calcext:value-type="float">
            <text:p>2.718465898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.14944532361709" calcext:value-type="float">
            <text:p>3.1494453236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5.15200289767955" calcext:value-type="float">
            <text:p>5.152002897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5.08296127327901" calcext:value-type="float">
            <text:p>5.082961273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5.90331590019413" calcext:value-type="float">
            <text:p>5.903315900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.39462653631528" calcext:value-type="float">
            <text:p>3.394626536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4.62168610438998" calcext:value-type="float">
            <text:p>4.621686104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.27981806496495" calcext:value-type="float">
            <text:p>3.27981806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7.6089116006809" calcext:value-type="float">
            <text:p>7.608911600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4.35158283577187" calcext:value-type="float">
            <text:p>4.351582835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4.20938380336053" calcext:value-type="float">
            <text:p>4.209383803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.38329090249765" calcext:value-type="float">
            <text:p>3.3832909025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5.81809575376628" calcext:value-type="float">
            <text:p>5.8180957538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2.98427878070622" calcext:value-type="float">
            <text:p>2.984278780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2.8776069314889" calcext:value-type="float">
            <text:p>2.877606931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.78226729850387" calcext:value-type="float">
            <text:p>3.782267298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.50839409838211" calcext:value-type="float">
            <text:p>3.5083940984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.44928470997063" calcext:value-type="float">
            <text:p>3.4492847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5.75069700577297" calcext:value-type="float">
            <text:p>5.750697005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.1936206522965" calcext:value-type="float">
            <text:p>3.193620652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2.52904231228468" calcext:value-type="float">
            <text:p>2.529042312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.35587361693205" calcext:value-type="float">
            <text:p>3.355873616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.17301722333652" calcext:value-type="float">
            <text:p>3.173017223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2.93253386627918" calcext:value-type="float">
            <text:p>2.932533866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4.98972361334414" calcext:value-type="float">
            <text:p>4.9897236133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.4487561517447" calcext:value-type="float">
            <text:p>3.4487561517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.00994223300533" calcext:value-type="float">
            <text:p>3.00994223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4.24014242608089" calcext:value-type="float">
            <text:p>4.240142426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2.2825207893557" calcext:value-type="float">
            <text:p>2.282520789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.94009742667868" calcext:value-type="float">
            <text:p>3.940097426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4.43147510276299" calcext:value-type="float">
            <text:p>4.431475102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.0649908850887" calcext:value-type="float">
            <text:p>3.064990885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.52468536656698" calcext:value-type="float">
            <text:p>3.524685366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2.55090828627281" calcext:value-type="float">
            <text:p>2.550908286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2.79927430073767" calcext:value-type="float">
            <text:p>2.799274300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5.18779544738169" calcext:value-type="float">
            <text:p>5.187795447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2.72749593120501" calcext:value-type="float">
            <text:p>2.727495931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.17677573059402" calcext:value-type="float">
            <text:p>3.176775730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.20689627812406" calcext:value-type="float">
            <text:p>3.206896278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2.71657003483691" calcext:value-type="float">
            <text:p>2.716570034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.31388186050546" calcext:value-type="float">
            <text:p>3.3138818605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4.25375413849782" calcext:value-type="float">
            <text:p>4.253754138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2.63140858567928" calcext:value-type="float">
            <text:p>2.631408585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2.71345772046746" calcext:value-type="float">
            <text:p>2.7134577205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.23189310864946" calcext:value-type="float">
            <text:p>3.231893108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2.45999223641377" calcext:value-type="float">
            <text:p>2.459992236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.51121304501693" calcext:value-type="float">
            <text:p>3.51121304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2.03514722118284" calcext:value-type="float">
            <text:p>2.035147221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2.72183172550257" calcext:value-type="float">
            <text:p>2.7218317255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2.98128846042233" calcext:value-type="float">
            <text:p>2.981288460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2.14733576427958" calcext:value-type="float">
            <text:p>2.147335764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.12326972184064" calcext:value-type="float">
            <text:p>3.1232697218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2.58016302779508" calcext:value-type="float">
            <text:p>2.580163027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2.19864043034008" calcext:value-type="float">
            <text:p>2.198640430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2.17214115246716" calcext:value-type="float">
            <text:p>2.172141152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2.76184894287867" calcext:value-type="float">
            <text:p>2.761848942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2.76048322746194" calcext:value-type="float">
            <text:p>2.7604832275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.21045124520424" calcext:value-type="float">
            <text:p>3.2104512452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2.51762800537524" calcext:value-type="float">
            <text:p>2.517628005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2.48861117386459" calcext:value-type="float">
            <text:p>2.488611173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2.56270893800636" calcext:value-type="float">
            <text:p>2.56270893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2.3755841143736" calcext:value-type="float">
            <text:p>2.375584114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2.42823182267079" calcext:value-type="float">
            <text:p>2.428231822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.91461813275385" calcext:value-type="float">
            <text:p>3.914618132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2.21636520937584" calcext:value-type="float">
            <text:p>2.216365209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2.91559266001394" calcext:value-type="float">
            <text:p>2.9155926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.05558309924343" calcext:value-type="float">
            <text:p>3.055583099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.14858106881572" calcext:value-type="float">
            <text:p>3.148581068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.12191737578077" calcext:value-type="float">
            <text:p>3.121917375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.68920036196069" calcext:value-type="float">
            <text:p>3.68920036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2.66493081034214" calcext:value-type="float">
            <text:p>2.664930810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.45673939035465" calcext:value-type="float">
            <text:p>3.456739390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2.99596884039721" calcext:value-type="float">
            <text:p>2.995968840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.1281507480822" calcext:value-type="float">
            <text:p>3.128150748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2.75546986942364" calcext:value-type="float">
            <text:p>2.755469869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.04571747356169" calcext:value-type="float">
            <text:p>3.045717473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2.33297506014943" calcext:value-type="float">
            <text:p>2.332975060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2.24110746480494" calcext:value-type="float">
            <text:p>2.241107464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.69737891049724" calcext:value-type="float">
            <text:p>3.697378910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2.28362959678869" calcext:value-type="float">
            <text:p>2.283629596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2.38039626979251" calcext:value-type="float">
            <text:p>2.380396269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4.02432072016743" calcext:value-type="float">
            <text:p>4.0243207202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.6071202889242" calcext:value-type="float">
            <text:p>3.607120288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2.71323179701826" calcext:value-type="float">
            <text:p>2.71323179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.42120215305282" calcext:value-type="float">
            <text:p>3.421202153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.17317093752888" calcext:value-type="float">
            <text:p>3.1731709375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.4001640200158" calcext:value-type="float">
            <text:p>3.40016402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.41354271309144" calcext:value-type="float">
            <text:p>3.413542713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2.86973902082715" calcext:value-type="float">
            <text:p>2.8697390208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.33711802243021" calcext:value-type="float">
            <text:p>3.337118022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.02329185337206" calcext:value-type="float">
            <text:p>3.023291853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.80848267683966" calcext:value-type="float">
            <text:p>3.808482676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.60247720271668" calcext:value-type="float">
            <text:p>3.6024772027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.84003874582364" calcext:value-type="float">
            <text:p>3.840038745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4.35763523051371" calcext:value-type="float">
            <text:p>4.3576352305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4.69923860991127" calcext:value-type="float">
            <text:p>4.699238609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.57482451353395" calcext:value-type="float">
            <text:p>3.574824513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.32600071407555" calcext:value-type="float">
            <text:p>3.3260007141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.85184979656024" calcext:value-type="float">
            <text:p>3.851849796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2.89446344201133" calcext:value-type="float">
            <text:p>2.89446344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4.40989325134499" calcext:value-type="float">
            <text:p>4.409893251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.1735417160131" calcext:value-type="float">
            <text:p>3.17354171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.87656545714858" calcext:value-type="float">
            <text:p>3.876565457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4.57690866958226" calcext:value-type="float">
            <text:p>4.576908669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4.05275864392525" calcext:value-type="float">
            <text:p>4.052758643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.77256812391301" calcext:value-type="float">
            <text:p>3.772568123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.44327423461874" calcext:value-type="float">
            <text:p>3.4432742346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5.49707639958893" calcext:value-type="float">
            <text:p>5.497076399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1.0542309673142" calcext:value-type="float">
            <text:p>11.054230967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5.07384824941918" calcext:value-type="float">
            <text:p>5.073848249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4.4995774563369" calcext:value-type="float">
            <text:p>4.499577456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5.88524978438904" calcext:value-type="float">
            <text:p>5.885249784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4.84711225181522" calcext:value-type="float">
            <text:p>4.847112251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6.8461533452284" calcext:value-type="float">
            <text:p>6.8461533452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6.81815736160354" calcext:value-type="float">
            <text:p>6.818157361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.16457085538642" calcext:value-type="float">
            <text:p>5.164570855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6.44708090199522" calcext:value-type="float">
            <text:p>6.447080902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6.9567755165755" calcext:value-type="float">
            <text:p>6.956775516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6.69399701753859" calcext:value-type="float">
            <text:p>6.693997017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6.72893216818539" calcext:value-type="float">
            <text:p>6.728932168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7.5678304821133" calcext:value-type="float">
            <text:p>7.567830482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6.43808170041871" calcext:value-type="float">
            <text:p>6.4380817004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6.77159818133794" calcext:value-type="float">
            <text:p>6.771598181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7.90117165622968" calcext:value-type="float">
            <text:p>7.901171656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10.0891688362881" calcext:value-type="float">
            <text:p>10.089168836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3.6606899010689" calcext:value-type="float">
            <text:p>13.660689901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9.12351003626002" calcext:value-type="float">
            <text:p>9.123510036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7.85523834316554" calcext:value-type="float">
            <text:p>7.855238343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8.79164929157818" calcext:value-type="float">
            <text:p>8.791649291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8.17239720111271" calcext:value-type="float">
            <text:p>8.172397201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7.24130158234253" calcext:value-type="float">
            <text:p>7.241301582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12.9002667143948" calcext:value-type="float">
            <text:p>12.9002667144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1.9327602991342" calcext:value-type="float">
            <text:p>21.932760299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6.79450144071493" calcext:value-type="float">
            <text:p>6.794501440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9.63955107264428" calcext:value-type="float">
            <text:p>9.639551072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0.0951595998529" calcext:value-type="float">
            <text:p>10.095159599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9.06283238129514" calcext:value-type="float">
            <text:p>9.062832381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12.7064688492467" calcext:value-type="float">
            <text:p>12.7064688492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2.1843080063227" calcext:value-type="float">
            <text:p>22.184308006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8.60692696547281" calcext:value-type="float">
            <text:p>8.6069269655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5.0249401879472" calcext:value-type="float">
            <text:p>15.024940187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35.7159148873935" calcext:value-type="float">
            <text:p>35.715914887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1.0545233216291" calcext:value-type="float">
            <text:p>21.054523321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2.0950431225859" calcext:value-type="float">
            <text:p>12.0950431226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12.4271841646404" calcext:value-type="float">
            <text:p>12.427184164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10.2774234694714" calcext:value-type="float">
            <text:p>10.2774234695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9.28120616407523" calcext:value-type="float">
            <text:p>9.2812061641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7.75710603898884" calcext:value-type="float">
            <text:p>7.757106039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0.3012953558026" calcext:value-type="float">
            <text:p>20.3012953558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17.1638255485153" calcext:value-type="float">
            <text:p>17.163825548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16.1788067504054" calcext:value-type="float">
            <text:p>16.178806750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12.2632644168875" calcext:value-type="float">
            <text:p>12.263264416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38.0723810763381" calcext:value-type="float">
            <text:p>38.0723810763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16.5164454071289" calcext:value-type="float">
            <text:p>16.516445407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62.1735865794534" calcext:value-type="float">
            <text:p>62.173586579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16.2669837625359" calcext:value-type="float">
            <text:p>16.266983762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18.5210596599221" calcext:value-type="float">
            <text:p>18.521059659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37.7734945163619" calcext:value-type="float">
            <text:p>37.773494516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0.5384098811273" calcext:value-type="float">
            <text:p>20.538409881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12.0904344626621" calcext:value-type="float">
            <text:p>12.090434462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39.671972186982" calcext:value-type="float">
            <text:p>39.67197218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66.4455930200054" calcext:value-type="float">
            <text:p>66.4455930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1.3258219928587" calcext:value-type="float">
            <text:p>21.3258219929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127.309354923719" calcext:value-type="float">
            <text:p>127.309354923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3.0387538210741" calcext:value-type="float">
            <text:p>23.038753821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0.7987224496088" calcext:value-type="float">
            <text:p>20.798722449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63.5352618146561" calcext:value-type="float">
            <text:p>63.535261814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32.1802282173983" calcext:value-type="float">
            <text:p>32.180228217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6.1380961886849" calcext:value-type="float">
            <text:p>26.138096188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130.407733699443" calcext:value-type="float">
            <text:p>130.407733699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33.6664003244085" calcext:value-type="float">
            <text:p>33.666400324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1.4714305739812" calcext:value-type="float">
            <text:p>21.471430574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66.2003852143515" calcext:value-type="float">
            <text:p>66.200385214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50.4809233562369" calcext:value-type="float">
            <text:p>50.480923356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2.8461576512207" calcext:value-type="float">
            <text:p>22.8461576512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59.6073970274206" calcext:value-type="float">
            <text:p>59.607397027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53.120213685228" calcext:value-type="float">
            <text:p>53.120213685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8.6531741267523" calcext:value-type="float">
            <text:p>48.653174126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0.6497909874491" calcext:value-type="float">
            <text:p>20.649790987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34.0897940474592" calcext:value-type="float">
            <text:p>34.089794047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15.6972243189151" calcext:value-type="float">
            <text:p>15.697224318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9.2821700226156" calcext:value-type="float">
            <text:p>39.282170022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17.6616595770502" calcext:value-type="float">
            <text:p>17.661659577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31.3221326427461" calcext:value-type="float">
            <text:p>31.322132642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9066199779437" calcext:value-type="float">
            <text:p>20.906619977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47.6463919555248" calcext:value-type="float">
            <text:p>47.646391955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59.1532627187426" calcext:value-type="float">
            <text:p>59.153262718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0.7178535209724" calcext:value-type="float">
            <text:p>20.717853521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4.4485947051161" calcext:value-type="float">
            <text:p>34.448594705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41.2031362553735" calcext:value-type="float">
            <text:p>41.203136255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16.3086290334076" calcext:value-type="float">
            <text:p>16.3086290334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5.4488712329702" calcext:value-type="float">
            <text:p>25.44887123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4.7254786340917" calcext:value-type="float">
            <text:p>24.725478634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2.7237269971017" calcext:value-type="float">
            <text:p>32.723726997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2.9229093685808" calcext:value-type="float">
            <text:p>22.922909368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6.4923580220923" calcext:value-type="float">
            <text:p>36.4923580221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8331345718854" calcext:value-type="float">
            <text:p>19.833134571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3.2819245391966" calcext:value-type="float">
            <text:p>23.281924539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4.761385509043" calcext:value-type="float">
            <text:p>24.76138550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29.4281953317865" calcext:value-type="float">
            <text:p>29.428195331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8.0559515117305" calcext:value-type="float">
            <text:p>38.055951511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66.0037927897092" calcext:value-type="float">
            <text:p>66.003792789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4.6972137600321" calcext:value-type="float">
            <text:p>24.69721376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9.5768516867982" calcext:value-type="float">
            <text:p>19.576851686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0.5990134444927" calcext:value-type="float">
            <text:p>20.5990134445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0.9268011084376" calcext:value-type="float">
            <text:p>30.926801108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8.101023201699" calcext:value-type="float">
            <text:p>18.101023201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27.8686906112418" calcext:value-type="float">
            <text:p>27.868690611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0.9789873610143" calcext:value-type="float">
            <text:p>20.97898736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0.8787391458693" calcext:value-type="float">
            <text:p>20.878739145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24.4980720430739" calcext:value-type="float">
            <text:p>24.498072043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26.5769554963009" calcext:value-type="float">
            <text:p>26.5769554963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8.3506935755219" calcext:value-type="float">
            <text:p>18.350693575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2.9701533460236" calcext:value-type="float">
            <text:p>12.97015334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4720537730709" calcext:value-type="float">
            <text:p>16.472053773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0.7540545065086" calcext:value-type="float">
            <text:p>20.754054506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7.230600120819" calcext:value-type="float">
            <text:p>17.230600120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7.4886648912877" calcext:value-type="float">
            <text:p>17.488664891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6.2058397873789" calcext:value-type="float">
            <text:p>26.205839787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7.7103465437019" calcext:value-type="float">
            <text:p>17.710346543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2.013537266642" calcext:value-type="float">
            <text:p>22.013537266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8.3380062296113" calcext:value-type="float">
            <text:p>18.338006229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1.2790674251473" calcext:value-type="float">
            <text:p>11.279067425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8.6034568413365" calcext:value-type="float">
            <text:p>18.603456841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7.9875601472355" calcext:value-type="float">
            <text:p>17.98756014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3400688808673" calcext:value-type="float">
            <text:p>15.340068880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4.0501657140281" calcext:value-type="float">
            <text:p>14.05016571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27.9127250888114" calcext:value-type="float">
            <text:p>27.912725088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4.7279297603467" calcext:value-type="float">
            <text:p>14.7279297603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2.5235736858508" calcext:value-type="float">
            <text:p>12.5235736859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1.6037670362673" calcext:value-type="float">
            <text:p>11.6037670363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21.6390100170039" calcext:value-type="float">
            <text:p>21.63901001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0.0344453572206" calcext:value-type="float">
            <text:p>10.034445357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3.4852379595688" calcext:value-type="float">
            <text:p>13.485237959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2.3892244352561" calcext:value-type="float">
            <text:p>12.389224435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6.3734027735016" calcext:value-type="float">
            <text:p>16.373402773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8314940507171" calcext:value-type="float">
            <text:p>14.831494050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1.8872374999777" calcext:value-type="float">
            <text:p>11.8872375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1.9782237958791" calcext:value-type="float">
            <text:p>11.978223795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5411293128795" calcext:value-type="float">
            <text:p>13.541129312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2.0050287284102" calcext:value-type="float">
            <text:p>12.0050287284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1.4878119971078" calcext:value-type="float">
            <text:p>11.487811997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9.81925179582956" calcext:value-type="float">
            <text:p>9.819251795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9.8085752717383" calcext:value-type="float">
            <text:p>9.808575271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8.60368138828333" calcext:value-type="float">
            <text:p>8.603681388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1.7963084895742" calcext:value-type="float">
            <text:p>11.796308489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8.14172936995262" calcext:value-type="float">
            <text:p>8.1417293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4.3451993961778" calcext:value-type="float">
            <text:p>14.3451993962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182468610193" calcext:value-type="float">
            <text:p>12.1824686102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7.90018436450717" calcext:value-type="float">
            <text:p>7.9001843645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0.8449796480378" calcext:value-type="float">
            <text:p>10.84497964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2.1579213836158" calcext:value-type="float">
            <text:p>12.157921383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0.0381484566205" calcext:value-type="float">
            <text:p>10.038148456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9.55250322849222" calcext:value-type="float">
            <text:p>9.552503228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0.1002751995577" calcext:value-type="float">
            <text:p>10.100275199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0.5294290413294" calcext:value-type="float">
            <text:p>10.529429041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9.87012093863829" calcext:value-type="float">
            <text:p>9.870120938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8.97697892642678" calcext:value-type="float">
            <text:p>8.976978926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0.2161194735339" calcext:value-type="float">
            <text:p>10.216119473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8.11529883989916" calcext:value-type="float">
            <text:p>8.115298839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9.00574900903753" calcext:value-type="float">
            <text:p>9.0057490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8.61235002169371" calcext:value-type="float">
            <text:p>8.612350021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8.51447416240516" calcext:value-type="float">
            <text:p>8.514474162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1.4939140415483" calcext:value-type="float">
            <text:p>11.493914041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8.85617799472862" calcext:value-type="float">
            <text:p>8.8561779947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8.37437524534206" calcext:value-type="float">
            <text:p>8.374375245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7.74609570511023" calcext:value-type="float">
            <text:p>7.746095705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02419406355351" calcext:value-type="float">
            <text:p>9.024194063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6.67596010901912" calcext:value-type="float">
            <text:p>6.67596010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8.68568184507496" calcext:value-type="float">
            <text:p>8.685681845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7.26677104483567" calcext:value-type="float">
            <text:p>7.266771044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7.48488086891934" calcext:value-type="float">
            <text:p>7.484880868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8.298982734099" calcext:value-type="float">
            <text:p>8.298982734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7.80001170149072" calcext:value-type="float">
            <text:p>7.800011701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4808205241033" calcext:value-type="float">
            <text:p>8.480820524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6.94741312058885" calcext:value-type="float">
            <text:p>6.947413120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7.56508258697225" calcext:value-type="float">
            <text:p>7.565082587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9.15947208484412" calcext:value-type="float">
            <text:p>9.159472084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9.06067675947149" calcext:value-type="float">
            <text:p>9.060676759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7.05715106995838" calcext:value-type="float">
            <text:p>7.0571510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6.79885334072963" calcext:value-type="float">
            <text:p>6.798853340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6.17941799551546" calcext:value-type="float">
            <text:p>6.179417995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7.36875450024829" calcext:value-type="float">
            <text:p>7.3687545002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5.63384047109861" calcext:value-type="float">
            <text:p>5.6338404711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09993347295071" calcext:value-type="float">
            <text:p>7.09993347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4.66839970096318" calcext:value-type="float">
            <text:p>4.66839970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6.85125087467783" calcext:value-type="float">
            <text:p>6.851250874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5.9906233164117" calcext:value-type="float">
            <text:p>5.990623316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8.76130871130824" calcext:value-type="float">
            <text:p>8.761308711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6.57657673826191" calcext:value-type="float">
            <text:p>6.576576738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6.11940797436175" calcext:value-type="float">
            <text:p>6.119407974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77309954756066" calcext:value-type="float">
            <text:p>7.773099547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6.27022912507811" calcext:value-type="float">
            <text:p>6.270229125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5.49107343355531" calcext:value-type="float">
            <text:p>5.491073433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5.07865611027896" calcext:value-type="float">
            <text:p>5.078656110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5.07837226311" calcext:value-type="float">
            <text:p>5.078372263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4.79129009806846" calcext:value-type="float">
            <text:p>4.791290098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5.24366013496567" calcext:value-type="float">
            <text:p>5.24366013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44115297452372" calcext:value-type="float">
            <text:p>6.441152974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26647504764905" calcext:value-type="float">
            <text:p>6.2664750476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53036541919633" calcext:value-type="float">
            <text:p>5.530365419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18783094524987" calcext:value-type="float">
            <text:p>5.1878309452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4.48945145726897" calcext:value-type="float">
            <text:p>4.489451457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6.2191395843986" calcext:value-type="float">
            <text:p>6.21913958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25643917150222" calcext:value-type="float">
            <text:p>5.256439171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6.57990689452632" calcext:value-type="float">
            <text:p>6.5799068945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8.23634283634597" calcext:value-type="float">
            <text:p>8.236342836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08418016118687" calcext:value-type="float">
            <text:p>5.084180161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42063798893046" calcext:value-type="float">
            <text:p>4.420637988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67778009651451" calcext:value-type="float">
            <text:p>5.677780096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97421919010313" calcext:value-type="float">
            <text:p>4.9742191901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3.86845556613344" calcext:value-type="float">
            <text:p>3.868455566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6.05958227522754" calcext:value-type="float">
            <text:p>6.059582275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76732406612015" calcext:value-type="float">
            <text:p>4.767324066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37457261735368" calcext:value-type="float">
            <text:p>4.3745726174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6.0305594103988" calcext:value-type="float">
            <text:p>6.030559410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24843702596837" calcext:value-type="float">
            <text:p>4.24843702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3548540737419" calcext:value-type="float">
            <text:p>4.3548540737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6.06266963521532" calcext:value-type="float">
            <text:p>6.062669635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5.12870212427492" calcext:value-type="float">
            <text:p>5.128702124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4.25226881974456" calcext:value-type="float">
            <text:p>4.2522688197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4.72551164668389" calcext:value-type="float">
            <text:p>4.725511646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4.9979862329933" calcext:value-type="float">
            <text:p>4.99798623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5.07781326858676" calcext:value-type="float">
            <text:p>5.077813268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5.4830314569854" calcext:value-type="float">
            <text:p>5.483031457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4.52996361669914" calcext:value-type="float">
            <text:p>4.529963616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4.57716113707152" calcext:value-type="float">
            <text:p>4.577161137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4.68700494588954" calcext:value-type="float">
            <text:p>4.687004945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4.22833446268472" calcext:value-type="float">
            <text:p>4.228334462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4.28958147085118" calcext:value-type="float">
            <text:p>4.289581470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5.43899678605195" calcext:value-type="float">
            <text:p>5.438996786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4.27219127419732" calcext:value-type="float">
            <text:p>4.2721912742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4.17578518205088" calcext:value-type="float">
            <text:p>4.175785182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4.60759705348383" calcext:value-type="float">
            <text:p>4.607597053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4.07647524931058" calcext:value-type="float">
            <text:p>4.0764752493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5.09073084900915" calcext:value-type="float">
            <text:p>5.090730849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3.61423133890557" calcext:value-type="float">
            <text:p>3.6142313389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3.39284698388801" calcext:value-type="float">
            <text:p>3.392846983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4.24827098276329" calcext:value-type="float">
            <text:p>4.248270982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4.5537569299764" calcext:value-type="float">
            <text:p>4.5537569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4.02456443855308" calcext:value-type="float">
            <text:p>4.024564438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52737374650354" calcext:value-type="float">
            <text:p>3.527373746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4.16723991494902" calcext:value-type="float">
            <text:p>4.167239914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57514298463005" calcext:value-type="float">
            <text:p>3.575142984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4.44374070984943" calcext:value-type="float">
            <text:p>4.4437407098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4.22177062383311" calcext:value-type="float">
            <text:p>4.221770623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3.54652954487229" calcext:value-type="float">
            <text:p>3.546529544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3.57271472537468" calcext:value-type="float">
            <text:p>3.572714725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3.60186476150515" calcext:value-type="float">
            <text:p>3.601864761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97940091063976" calcext:value-type="float">
            <text:p>3.979400910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3.81568326390367" calcext:value-type="float">
            <text:p>3.815683263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4.61611648369282" calcext:value-type="float">
            <text:p>4.6161164837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4.89098536356777" calcext:value-type="float">
            <text:p>4.8909853636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3.39944120353953" calcext:value-type="float">
            <text:p>3.399441203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89244111736175" calcext:value-type="float">
            <text:p>3.892441117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60120636553459" calcext:value-type="float">
            <text:p>3.601206365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70644209432292" calcext:value-type="float">
            <text:p>3.706442094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9550953156288" calcext:value-type="float">
            <text:p>3.9550953156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34376489512071" calcext:value-type="float">
            <text:p>3.343764895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3.77191880267498" calcext:value-type="float">
            <text:p>3.771918802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3.17360721444648" calcext:value-type="float">
            <text:p>3.173607214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70388886873839" calcext:value-type="float">
            <text:p>3.7038888687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66451965659641" calcext:value-type="float">
            <text:p>3.664519656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4.22598602715552" calcext:value-type="float">
            <text:p>4.225986027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92577841439936" calcext:value-type="float">
            <text:p>3.925778414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50711419590619" calcext:value-type="float">
            <text:p>3.5071141959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4659426210521" calcext:value-type="float">
            <text:p>3.465942621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64950373469715" calcext:value-type="float">
            <text:p>3.649503734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3.1287183764254" calcext:value-type="float">
            <text:p>3.128718376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3.50910826586639" calcext:value-type="float">
            <text:p>3.5091082659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65119659039936" calcext:value-type="float">
            <text:p>3.6511965904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3.69893535106719" calcext:value-type="float">
            <text:p>3.698935351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3.57108680340633" calcext:value-type="float">
            <text:p>3.5710868034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6581843839426" calcext:value-type="float">
            <text:p>3.658184383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98174115302133" calcext:value-type="float">
            <text:p>2.98174115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42166094733716" calcext:value-type="float">
            <text:p>3.421660947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87033693582604" calcext:value-type="float">
            <text:p>2.870336935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3.15542260972815" calcext:value-type="float">
            <text:p>3.155422609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97192867821575" calcext:value-type="float">
            <text:p>2.9719286782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42030439860107" calcext:value-type="float">
            <text:p>3.420304398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3.16904382138718" calcext:value-type="float">
            <text:p>3.169043821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3.41058805762891" calcext:value-type="float">
            <text:p>3.410588057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3.19075585565663" calcext:value-type="float">
            <text:p>3.190755855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09242936315218" calcext:value-type="float">
            <text:p>3.092429363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35492603127881" calcext:value-type="float">
            <text:p>3.354926031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82855216152579" calcext:value-type="float">
            <text:p>2.828552161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89077983120542" calcext:value-type="float">
            <text:p>2.8907798312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88484879834977" calcext:value-type="float">
            <text:p>2.884848798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14296825421074" calcext:value-type="float">
            <text:p>3.142968254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45578761429428" calcext:value-type="float">
            <text:p>3.455787614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69809598560772" calcext:value-type="float">
            <text:p>2.6980959856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62201861410175" calcext:value-type="float">
            <text:p>2.6220186141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91488194968429" calcext:value-type="float">
            <text:p>2.914881949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89618930282855" calcext:value-type="float">
            <text:p>2.896189302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3.26889589721194" calcext:value-type="float">
            <text:p>3.268895897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75118778853287" calcext:value-type="float">
            <text:p>2.751187788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22187859202756" calcext:value-type="float">
            <text:p>3.22187859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07143792456624" calcext:value-type="float">
            <text:p>3.071437924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97541523977997" calcext:value-type="float">
            <text:p>2.9754152398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96462285278362" calcext:value-type="float">
            <text:p>2.9646228528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05050353883985" calcext:value-type="float">
            <text:p>3.0505035388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97803269801742" calcext:value-type="float">
            <text:p>2.97803269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82653958477884" calcext:value-type="float">
            <text:p>2.8265395848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99653288213851" calcext:value-type="float">
            <text:p>2.996532882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90195998117934" calcext:value-type="float">
            <text:p>2.9019599812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11099171922439" calcext:value-type="float">
            <text:p>3.1109917192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95157212209705" calcext:value-type="float">
            <text:p>2.951572122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94624440199765" calcext:value-type="float">
            <text:p>2.94624440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82522380213816" calcext:value-type="float">
            <text:p>2.825223802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88584211612074" calcext:value-type="float">
            <text:p>2.885842116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95499175054146" calcext:value-type="float">
            <text:p>2.954991750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8001669333807" calcext:value-type="float">
            <text:p>2.800166933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77051496729555" calcext:value-type="float">
            <text:p>2.770514967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8016717918877" calcext:value-type="float">
            <text:p>2.801671791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92012385326891" calcext:value-type="float">
            <text:p>2.920123853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72477593977989" calcext:value-type="float">
            <text:p>2.724775939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66900254483593" calcext:value-type="float">
            <text:p>2.6690025448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62500774498852" calcext:value-type="float">
            <text:p>2.62500774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78932722956799" calcext:value-type="float">
            <text:p>2.789327229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65294216422586" calcext:value-type="float">
            <text:p>2.6529421642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61485952501484" calcext:value-type="float">
            <text:p>2.614859525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76715779986054" calcext:value-type="float">
            <text:p>2.767157799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5934412498278" calcext:value-type="float">
            <text:p>2.593441249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6996625998588" calcext:value-type="float">
            <text:p>2.699662599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47860592652447" calcext:value-type="float">
            <text:p>2.478605926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66424860182987" calcext:value-type="float">
            <text:p>2.664248601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49122088848384" calcext:value-type="float">
            <text:p>2.491220888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62165311903271" calcext:value-type="float">
            <text:p>2.62165311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29413326157936" calcext:value-type="float">
            <text:p>2.294133261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40372080476992" calcext:value-type="float">
            <text:p>2.403720804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55507184937821" calcext:value-type="float">
            <text:p>2.5550718494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73641804259513" calcext:value-type="float">
            <text:p>2.736418042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33214709976126" calcext:value-type="float">
            <text:p>2.332147099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48933899443378" calcext:value-type="float">
            <text:p>2.489338994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32822877864473" calcext:value-type="float">
            <text:p>2.328228778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58273797567095" calcext:value-type="float">
            <text:p>2.582737975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50523869067585" calcext:value-type="float">
            <text:p>2.505238690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60506429221932" calcext:value-type="float">
            <text:p>2.605064292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34114787182605" calcext:value-type="float">
            <text:p>2.341147871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61478142655551" calcext:value-type="float">
            <text:p>2.614781426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50906037376199" calcext:value-type="float">
            <text:p>2.509060373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2.66008696204785" calcext:value-type="float">
            <text:p>2.66008696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52950019253548" calcext:value-type="float">
            <text:p>2.5295001925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30811284886059" calcext:value-type="float">
            <text:p>2.308112848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30415157710193" calcext:value-type="float">
            <text:p>2.3041515771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28050783254568" calcext:value-type="float">
            <text:p>2.280507832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29093652661236" calcext:value-type="float">
            <text:p>2.2909365266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17730706973865" calcext:value-type="float">
            <text:p>2.177307069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33247175903604" calcext:value-type="float">
            <text:p>2.332471759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42927396457609" calcext:value-type="float">
            <text:p>2.429273964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35727877736426" calcext:value-type="float">
            <text:p>2.357278777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60295779341896" calcext:value-type="float">
            <text:p>2.6029577934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46955048146477" calcext:value-type="float">
            <text:p>2.469550481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55852772798939" calcext:value-type="float">
            <text:p>2.55852772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58645486810876" calcext:value-type="float">
            <text:p>2.586454868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40560179002849" calcext:value-type="float">
            <text:p>2.4056017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23631473492776" calcext:value-type="float">
            <text:p>2.236314734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25848840885314" calcext:value-type="float">
            <text:p>2.258488408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10185148220407" calcext:value-type="float">
            <text:p>2.101851482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30942933726773" calcext:value-type="float">
            <text:p>2.309429337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28248828494991" calcext:value-type="float">
            <text:p>2.2824882849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25192572853792" calcext:value-type="float">
            <text:p>2.2519257285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44028796463355" calcext:value-type="float">
            <text:p>2.440287964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50437478672867" calcext:value-type="float">
            <text:p>2.5043747867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41969051255577" calcext:value-type="float">
            <text:p>2.4196905126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31513837301107" calcext:value-type="float">
            <text:p>2.315138373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46243020601463" calcext:value-type="float">
            <text:p>2.46243020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2.39480241297887" calcext:value-type="float">
            <text:p>2.39480241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33643908264531" calcext:value-type="float">
            <text:p>2.336439082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34234442967337" calcext:value-type="float">
            <text:p>2.3423444297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2.35515941668953" calcext:value-type="float">
            <text:p>2.355159416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2.57795652815767" calcext:value-type="float">
            <text:p>2.577956528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37066154445458" calcext:value-type="float">
            <text:p>2.370661544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29567410509516" calcext:value-type="float">
            <text:p>2.295674105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2.47964765992367" calcext:value-type="float">
            <text:p>2.479647659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483487546513" calcext:value-type="float">
            <text:p>2.483487546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34919144071608" calcext:value-type="float">
            <text:p>2.3491914407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2.69864432380552" calcext:value-type="float">
            <text:p>2.698644323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34952850406226" calcext:value-type="float">
            <text:p>2.349528504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2.49132982446862" calcext:value-type="float">
            <text:p>2.491329824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26100089823014" calcext:value-type="float">
            <text:p>2.261000898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2.33691106108859" calcext:value-type="float">
            <text:p>2.3369110611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22725743259246" calcext:value-type="float">
            <text:p>2.227257432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23400566777788" calcext:value-type="float">
            <text:p>2.234005667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2.48972744805922" calcext:value-type="float">
            <text:p>2.489727448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2.44612285765507" calcext:value-type="float">
            <text:p>2.446122857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2.389864759373" calcext:value-type="float">
            <text:p>2.389864759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2.33035214965161" calcext:value-type="float">
            <text:p>2.330352149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36091674222022" calcext:value-type="float">
            <text:p>2.360916742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2.61201983545912" calcext:value-type="float">
            <text:p>2.6120198355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2.35792720765998" calcext:value-type="float">
            <text:p>2.357927207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2.59216352540793" calcext:value-type="float">
            <text:p>2.592163525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2.29898111718011" calcext:value-type="float">
            <text:p>2.298981117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2.49643793430714" calcext:value-type="float">
            <text:p>2.496437934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2.38048873410038" calcext:value-type="float">
            <text:p>2.380488734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2.38142571643428" calcext:value-type="float">
            <text:p>2.381425716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2.43308501359208" calcext:value-type="float">
            <text:p>2.433085013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2.58828705390806" calcext:value-type="float">
            <text:p>2.5882870539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2.43739505318842" calcext:value-type="float">
            <text:p>2.437395053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2.57422217651778" calcext:value-type="float">
            <text:p>2.574222176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2.33992297942725" calcext:value-type="float">
            <text:p>2.339922979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2.34294028207896" calcext:value-type="float">
            <text:p>2.3429402821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30826942026839" calcext:value-type="float">
            <text:p>2.308269420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2.52638383572569" calcext:value-type="float">
            <text:p>2.526383835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2.67478272818208" calcext:value-type="float">
            <text:p>2.6747827282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2.2824309885922" calcext:value-type="float">
            <text:p>2.282430988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2.69949020277753" calcext:value-type="float">
            <text:p>2.699490202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22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30:1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09526868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2.8097645068773" calcext:value-type="float">
            <text:p>22.809764506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2.5061440194606" calcext:value-type="float">
            <text:p>22.506144019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77778610754422" calcext:value-type="float">
            <text:p>9.777786107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.62898271260262" calcext:value-type="float">
            <text:p>3.628982712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8931730029519" calcext:value-type="float">
            <text:p>2.89317300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4064781625724" calcext:value-type="float">
            <text:p>4.40647816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.50721840023995" calcext:value-type="float">
            <text:p>5.507218400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5.96015022338425" calcext:value-type="float">
            <text:p>5.960150223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.64212770937286" calcext:value-type="float">
            <text:p>2.642127709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14691691130301" calcext:value-type="float">
            <text:p>3.146916911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.51826580539132" calcext:value-type="float">
            <text:p>2.518265805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2.28752997631697" calcext:value-type="float">
            <text:p>2.287529976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.54569819630827" calcext:value-type="float">
            <text:p>1.5456981963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34510426716467" calcext:value-type="float">
            <text:p>1.345104267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25102558776369" calcext:value-type="float">
            <text:p>1.251025587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22613136069099" calcext:value-type="float">
            <text:p>1.226131360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39010520524423" calcext:value-type="float">
            <text:p>1.390105205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22513092421967" calcext:value-type="float">
            <text:p>1.225130924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01271511921896" calcext:value-type="float">
            <text:p>1.0127151192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12403878220654" calcext:value-type="float">
            <text:p>1.1240387822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11037430790564" calcext:value-type="float">
            <text:p>1.110374307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54426321655106" calcext:value-type="float">
            <text:p>1.544263216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35091204038487" calcext:value-type="float">
            <text:p>1.350912040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39159525262395" calcext:value-type="float">
            <text:p>1.3915952526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79758487073347" calcext:value-type="float">
            <text:p>1.7975848707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74102252802686" calcext:value-type="float">
            <text:p>1.74102252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31309365785481" calcext:value-type="float">
            <text:p>1.313093657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33759191244178" calcext:value-type="float">
            <text:p>1.337591912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60941173017967" calcext:value-type="float">
            <text:p>1.609411730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62955782404557" calcext:value-type="float">
            <text:p>1.62955782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4637563799498" calcext:value-type="float">
            <text:p>1.4637563799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79079461541559" calcext:value-type="float">
            <text:p>1.7907946154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46362299851193" calcext:value-type="float">
            <text:p>1.463622998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9534353962864" calcext:value-type="float">
            <text:p>1.953435396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53845667774714" calcext:value-type="float">
            <text:p>1.5384566777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43132549559497" calcext:value-type="float">
            <text:p>1.431325495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2.58445346555132" calcext:value-type="float">
            <text:p>2.584453465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84981631734371" calcext:value-type="float">
            <text:p>1.849816317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80622487161912" calcext:value-type="float">
            <text:p>1.806224871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68953801562736" calcext:value-type="float">
            <text:p>1.689538015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95242349334887" calcext:value-type="float">
            <text:p>1.952423493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57987835243616" calcext:value-type="float">
            <text:p>1.579878352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9247953073319" calcext:value-type="float">
            <text:p>1.924795307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2.02768693740517" calcext:value-type="float">
            <text:p>2.027686937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94681520922173" calcext:value-type="float">
            <text:p>1.9468152092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99386056521835" calcext:value-type="float">
            <text:p>1.9938605652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97883838215042" calcext:value-type="float">
            <text:p>1.978838382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23939626850769" calcext:value-type="float">
            <text:p>1.239396268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71844313925447" calcext:value-type="float">
            <text:p>1.718443139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68705294497414" calcext:value-type="float">
            <text:p>1.68705294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57958335690336" calcext:value-type="float">
            <text:p>1.5795833569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87128417315126" calcext:value-type="float">
            <text:p>1.871284173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6142275634309" calcext:value-type="float">
            <text:p>1.6142275634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85161852867479" calcext:value-type="float">
            <text:p>1.851618528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84836045999587" calcext:value-type="float">
            <text:p>1.84836046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43392678348822" calcext:value-type="float">
            <text:p>1.433926783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83166180320353" calcext:value-type="float">
            <text:p>1.8316618032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5163817907184" calcext:value-type="float">
            <text:p>1.516381790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59587391091863" calcext:value-type="float">
            <text:p>1.595873910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4382378780296" calcext:value-type="float">
            <text:p>1.43823787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40631984557474" calcext:value-type="float">
            <text:p>1.406319845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60815671847689" calcext:value-type="float">
            <text:p>1.608156718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36320053068304" calcext:value-type="float">
            <text:p>1.363200530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28372813214667" calcext:value-type="float">
            <text:p>1.283728132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8222718091222" calcext:value-type="float">
            <text:p>1.282227180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72488207966928" calcext:value-type="float">
            <text:p>1.72488207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7921694992905" calcext:value-type="float">
            <text:p>1.3792169499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8858026649847" calcext:value-type="float">
            <text:p>1.88580266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34765205231302" calcext:value-type="float">
            <text:p>1.347652052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64349583799394" calcext:value-type="float">
            <text:p>1.64349583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3487300053517" calcext:value-type="float">
            <text:p>1.234873000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25676149559575" calcext:value-type="float">
            <text:p>1.256761495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5911079166323" calcext:value-type="float">
            <text:p>1.591107916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1420156725795" calcext:value-type="float">
            <text:p>1.214201567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29178825737592" calcext:value-type="float">
            <text:p>1.291788257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42016988765793" calcext:value-type="float">
            <text:p>1.420169887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9750277657301" calcext:value-type="float">
            <text:p>1.397502776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52624257683611" calcext:value-type="float">
            <text:p>1.526242576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33079975457904" calcext:value-type="float">
            <text:p>1.330799754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34748606734582" calcext:value-type="float">
            <text:p>1.347486067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36724630010889" calcext:value-type="float">
            <text:p>1.3672463001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20004816541005" calcext:value-type="float">
            <text:p>1.200048165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16602170371057" calcext:value-type="float">
            <text:p>1.1660217037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799992206159" calcext:value-type="float">
            <text:p>1.179999220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25526301767054" calcext:value-type="float">
            <text:p>1.255263017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12918763288202" calcext:value-type="float">
            <text:p>1.129187632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60936408701051" calcext:value-type="float">
            <text:p>1.60936408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32992920686707" calcext:value-type="float">
            <text:p>1.329929206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33720779522269" calcext:value-type="float">
            <text:p>1.3372077952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26395123107094" calcext:value-type="float">
            <text:p>1.263951231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31630978553932" calcext:value-type="float">
            <text:p>1.3163097855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18283210218577" calcext:value-type="float">
            <text:p>1.182832102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1348361209305" calcext:value-type="float">
            <text:p>1.134836120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08277456796577" calcext:value-type="float">
            <text:p>1.08277456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13286052154159" calcext:value-type="float">
            <text:p>1.1328605215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18317384966433" calcext:value-type="float">
            <text:p>1.1831738497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3413061434262" calcext:value-type="float">
            <text:p>1.334130614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08812660446543" calcext:value-type="float">
            <text:p>1.088126604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0708540944567" calcext:value-type="float">
            <text:p>1.207085409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23624598889995" calcext:value-type="float">
            <text:p>1.2362459889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41292220961254" calcext:value-type="float">
            <text:p>1.412922209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12218791658432" calcext:value-type="float">
            <text:p>1.1221879166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11202321874902" calcext:value-type="float">
            <text:p>1.112023218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23354333055753" calcext:value-type="float">
            <text:p>1.233543330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09795002038841" calcext:value-type="float">
            <text:p>1.0979500204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07785055604578" calcext:value-type="float">
            <text:p>1.07785055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54556652784479" calcext:value-type="float">
            <text:p>1.545566527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1290780002099" calcext:value-type="float">
            <text:p>1.129078000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14758782409959" calcext:value-type="float">
            <text:p>1.147587824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18427639770214" calcext:value-type="float">
            <text:p>1.184276397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19368867296004" calcext:value-type="float">
            <text:p>1.19368867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3245754209713" calcext:value-type="float">
            <text:p>1.232457542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15041426971833" calcext:value-type="float">
            <text:p>1.1504142697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25721751960545" calcext:value-type="float">
            <text:p>1.257217519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24993399498979" calcext:value-type="float">
            <text:p>1.24993399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26389366380449" calcext:value-type="float">
            <text:p>1.263893663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52094993564212" calcext:value-type="float">
            <text:p>1.520949935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32830832471663" calcext:value-type="float">
            <text:p>1.328308324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6020919493431" calcext:value-type="float">
            <text:p>1.260209194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1545301656975" calcext:value-type="float">
            <text:p>1.1545301657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23093829893466" calcext:value-type="float">
            <text:p>1.230938298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06716090325199" calcext:value-type="float">
            <text:p>1.067160903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08181561060258" calcext:value-type="float">
            <text:p>1.081815610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27619850400631" calcext:value-type="float">
            <text:p>1.27619850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23481447240667" calcext:value-type="float">
            <text:p>1.2348144724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29652543506314" calcext:value-type="float">
            <text:p>1.2965254351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48118722343659" calcext:value-type="float">
            <text:p>1.481187223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37197556109981" calcext:value-type="float">
            <text:p>1.371975561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48936206824533" calcext:value-type="float">
            <text:p>1.489362068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33427622327455" calcext:value-type="float">
            <text:p>1.334276223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60267604394918" calcext:value-type="float">
            <text:p>1.602676043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48652432103163" calcext:value-type="float">
            <text:p>1.48652432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33359836849006" calcext:value-type="float">
            <text:p>1.333598368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9331617239548" calcext:value-type="float">
            <text:p>1.193316172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4109733808962" calcext:value-type="float">
            <text:p>1.410973380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69478699861395" calcext:value-type="float">
            <text:p>1.694786998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48530479208812" calcext:value-type="float">
            <text:p>1.485304792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40067534990007" calcext:value-type="float">
            <text:p>1.400675349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62928994782908" calcext:value-type="float">
            <text:p>1.629289947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73466872339121" calcext:value-type="float">
            <text:p>1.734668723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49814085326588" calcext:value-type="float">
            <text:p>1.4981408533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6573806308611" calcext:value-type="float">
            <text:p>1.657380630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6943402851721" calcext:value-type="float">
            <text:p>1.694340285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39934920677849" calcext:value-type="float">
            <text:p>1.399349206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64673378172524" calcext:value-type="float">
            <text:p>1.646733781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33690970806433" calcext:value-type="float">
            <text:p>1.336909708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54420168254313" calcext:value-type="float">
            <text:p>1.5442016825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6586823564553" calcext:value-type="float">
            <text:p>1.6586823565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56717402366941" calcext:value-type="float">
            <text:p>1.567174023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71471837787264" calcext:value-type="float">
            <text:p>1.714718377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41235333338117" calcext:value-type="float">
            <text:p>1.4123533334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79116016420175" calcext:value-type="float">
            <text:p>1.791160164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4954251258165" calcext:value-type="float">
            <text:p>1.495425125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4560921207452" calcext:value-type="float">
            <text:p>1.456092120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83621429138792" calcext:value-type="float">
            <text:p>1.836214291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64703574581817" calcext:value-type="float">
            <text:p>1.647035745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64739453065739" calcext:value-type="float">
            <text:p>1.647394530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75974282938683" calcext:value-type="float">
            <text:p>1.759742829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45413233944105" calcext:value-type="float">
            <text:p>1.454132339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67530938629784" calcext:value-type="float">
            <text:p>1.675309386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4786223888251" calcext:value-type="float">
            <text:p>1.478622388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59996028769147" calcext:value-type="float">
            <text:p>1.599960287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49462431779494" calcext:value-type="float">
            <text:p>1.494624317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58736068100059" calcext:value-type="float">
            <text:p>1.587360681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55063938784576" calcext:value-type="float">
            <text:p>1.550639387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79299737295548" calcext:value-type="float">
            <text:p>1.79299737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74210048142823" calcext:value-type="float">
            <text:p>1.742100481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94289482461195" calcext:value-type="float">
            <text:p>1.942894824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2.03714668585728" calcext:value-type="float">
            <text:p>2.037146685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76613891347685" calcext:value-type="float">
            <text:p>1.766138913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78442499602172" calcext:value-type="float">
            <text:p>1.78442499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58913978357879" calcext:value-type="float">
            <text:p>1.5891397836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91542817737025" calcext:value-type="float">
            <text:p>1.915428177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48397254532584" calcext:value-type="float">
            <text:p>1.483972545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84781733339045" calcext:value-type="float">
            <text:p>1.8478173334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97757251243448" calcext:value-type="float">
            <text:p>1.977572512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8251339796161" calcext:value-type="float">
            <text:p>1.382513398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2.19081616939621" calcext:value-type="float">
            <text:p>2.190816169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94450468809072" calcext:value-type="float">
            <text:p>1.944504688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5886071073741" calcext:value-type="float">
            <text:p>1.588607107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82727269974882" calcext:value-type="float">
            <text:p>1.827272699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2.09851385058417" calcext:value-type="float">
            <text:p>2.098513850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2.00079252139042" calcext:value-type="float">
            <text:p>2.000792521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2.11695160231075" calcext:value-type="float">
            <text:p>2.116951602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2.15861604206838" calcext:value-type="float">
            <text:p>2.158616042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86624898041165" calcext:value-type="float">
            <text:p>1.8662489804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92941942725297" calcext:value-type="float">
            <text:p>1.9294194273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78267306157208" calcext:value-type="float">
            <text:p>1.7826730616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53523086276815" calcext:value-type="float">
            <text:p>1.535230862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08679552848122" calcext:value-type="float">
            <text:p>2.0867955285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69438975241899" calcext:value-type="float">
            <text:p>1.6943897524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92779247435883" calcext:value-type="float">
            <text:p>1.927792474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85011921221053" calcext:value-type="float">
            <text:p>1.850119212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2.01837987659661" calcext:value-type="float">
            <text:p>2.018379876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68924380424918" calcext:value-type="float">
            <text:p>1.689243804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95188294555595" calcext:value-type="float">
            <text:p>1.951882945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87469011723383" calcext:value-type="float">
            <text:p>1.8746901172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2.37581445473155" calcext:value-type="float">
            <text:p>2.375814454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92905179658971" calcext:value-type="float">
            <text:p>1.929051796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2.01161666367714" calcext:value-type="float">
            <text:p>2.0116166637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19491123758167" calcext:value-type="float">
            <text:p>2.194911237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8633772357879" calcext:value-type="float">
            <text:p>1.863377235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99834503734973" calcext:value-type="float">
            <text:p>1.998345037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91073437786727" calcext:value-type="float">
            <text:p>1.910734377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2634828817762" calcext:value-type="float">
            <text:p>2.263482881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87318794833296" calcext:value-type="float">
            <text:p>1.873187948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48347209409246" calcext:value-type="float">
            <text:p>2.483472094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07842546767155" calcext:value-type="float">
            <text:p>2.078425467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92592962708845" calcext:value-type="float">
            <text:p>1.925929627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2.15463872706789" calcext:value-type="float">
            <text:p>2.154638727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87281112295754" calcext:value-type="float">
            <text:p>1.87281112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2.01581308709162" calcext:value-type="float">
            <text:p>2.015813087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2.25124150534476" calcext:value-type="float">
            <text:p>2.2512415053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2.18374443518979" calcext:value-type="float">
            <text:p>2.183744435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1.96067948831608" calcext:value-type="float">
            <text:p>1.9606794883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2.25899084623912" calcext:value-type="float">
            <text:p>2.2589908462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92117815750457" calcext:value-type="float">
            <text:p>1.9211781575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2.03811588149525" calcext:value-type="float">
            <text:p>2.038115881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76806872761773" calcext:value-type="float">
            <text:p>1.768068727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96762149057908" calcext:value-type="float">
            <text:p>1.967621490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2.09201248276796" calcext:value-type="float">
            <text:p>2.092012482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2.20772566715615" calcext:value-type="float">
            <text:p>2.2077256672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.12077531447973" calcext:value-type="float">
            <text:p>2.120775314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12530648644903" calcext:value-type="float">
            <text:p>2.125306486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.05743270359112" calcext:value-type="float">
            <text:p>2.057432703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33748378694865" calcext:value-type="float">
            <text:p>2.337483786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.38952379574351" calcext:value-type="float">
            <text:p>2.3895237957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12161653219895" calcext:value-type="float">
            <text:p>2.121616532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.28302958033081" calcext:value-type="float">
            <text:p>2.2830295803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3939402416203" calcext:value-type="float">
            <text:p>2.393940241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4357513599073" calcext:value-type="float">
            <text:p>2.435751359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29784881731512" calcext:value-type="float">
            <text:p>2.297848817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42321738424439" calcext:value-type="float">
            <text:p>2.423217384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18019656322555" calcext:value-type="float">
            <text:p>2.180196563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2961235557075" calcext:value-type="float">
            <text:p>2.296123555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4473474245968" calcext:value-type="float">
            <text:p>2.447347424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26672660201338" calcext:value-type="float">
            <text:p>2.26672660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28435676254375" calcext:value-type="float">
            <text:p>2.284356762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36324746935661" calcext:value-type="float">
            <text:p>2.363247469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01598157270788" calcext:value-type="float">
            <text:p>2.015981572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29560835924456" calcext:value-type="float">
            <text:p>2.295608359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56361921347044" calcext:value-type="float">
            <text:p>2.5636192135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4436202319314" calcext:value-type="float">
            <text:p>2.443620231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41329639672368" calcext:value-type="float">
            <text:p>2.413296396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3774116724998" calcext:value-type="float">
            <text:p>2.3774116725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41910314082993" calcext:value-type="float">
            <text:p>2.4191031408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77329368611921" calcext:value-type="float">
            <text:p>2.773293686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68721908961943" calcext:value-type="float">
            <text:p>2.6872190896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7895832127989" calcext:value-type="float">
            <text:p>2.789583212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43281917851621" calcext:value-type="float">
            <text:p>2.432819178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55723058594881" calcext:value-type="float">
            <text:p>2.557230585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46290066730691" calcext:value-type="float">
            <text:p>2.4629006673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50186977842467" calcext:value-type="float">
            <text:p>2.501869778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55452155321057" calcext:value-type="float">
            <text:p>2.554521553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39905145547157" calcext:value-type="float">
            <text:p>2.399051455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56987353595097" calcext:value-type="float">
            <text:p>2.569873536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66589792467371" calcext:value-type="float">
            <text:p>2.665897924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80885779074278" calcext:value-type="float">
            <text:p>2.808857790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44401777780283" calcext:value-type="float">
            <text:p>2.444017777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60614515197365" calcext:value-type="float">
            <text:p>2.606145152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670965310917" calcext:value-type="float">
            <text:p>2.467096531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77690973619465" calcext:value-type="float">
            <text:p>2.7769097362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50286794251777" calcext:value-type="float">
            <text:p>2.502867942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9874749069744" calcext:value-type="float">
            <text:p>2.6987474907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83727224384422" calcext:value-type="float">
            <text:p>2.837272243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62987971134505" calcext:value-type="float">
            <text:p>2.629879711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3068545037433" calcext:value-type="float">
            <text:p>2.830685450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5243334875318" calcext:value-type="float">
            <text:p>2.524333487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64421872689192" calcext:value-type="float">
            <text:p>2.644218726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55340227318635" calcext:value-type="float">
            <text:p>2.553402273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60792573668409" calcext:value-type="float">
            <text:p>2.607925736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5765327763982" calcext:value-type="float">
            <text:p>2.576532776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77835270067658" calcext:value-type="float">
            <text:p>2.778352700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54341833661857" calcext:value-type="float">
            <text:p>2.543418336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7727169123671" calcext:value-type="float">
            <text:p>2.772716912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6174350184494" calcext:value-type="float">
            <text:p>2.561743501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83839064530799" calcext:value-type="float">
            <text:p>2.838390645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8076246159338" calcext:value-type="float">
            <text:p>2.8076246159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86450595046654" calcext:value-type="float">
            <text:p>2.864505950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47784751791964" calcext:value-type="float">
            <text:p>2.477847517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84193155563797" calcext:value-type="float">
            <text:p>2.841931555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97396114901949" calcext:value-type="float">
            <text:p>2.97396114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528560248765" calcext:value-type="float">
            <text:p>2.5285602488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77308348844726" calcext:value-type="float">
            <text:p>2.773083488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91138671719442" calcext:value-type="float">
            <text:p>2.911386717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77178886742226" calcext:value-type="float">
            <text:p>2.7717888674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71644504319296" calcext:value-type="float">
            <text:p>2.716445043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80558221358081" calcext:value-type="float">
            <text:p>2.8055822136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82316082594665" calcext:value-type="float">
            <text:p>2.823160825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96098453697063" calcext:value-type="float">
            <text:p>2.96098453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72553030316093" calcext:value-type="float">
            <text:p>2.725530303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.92016788423255" calcext:value-type="float">
            <text:p>2.920167884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58948051993376" calcext:value-type="float">
            <text:p>2.589480519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22965419007939" calcext:value-type="float">
            <text:p>3.229654190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.92252638168105" calcext:value-type="float">
            <text:p>2.922526381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7314971557097" calcext:value-type="float">
            <text:p>2.731497155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58565106549429" calcext:value-type="float">
            <text:p>2.5856510655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86607783144796" calcext:value-type="float">
            <text:p>2.866077831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79853258601676" calcext:value-type="float">
            <text:p>2.798532586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5702831771987" calcext:value-type="float">
            <text:p>2.857028317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62744754216545" calcext:value-type="float">
            <text:p>2.627447542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5173988701074" calcext:value-type="float">
            <text:p>3.05173988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75047017899633" calcext:value-type="float">
            <text:p>2.750470179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7888154500189" calcext:value-type="float">
            <text:p>2.7888154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9996920674824" calcext:value-type="float">
            <text:p>3.199969206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42427084869766" calcext:value-type="float">
            <text:p>3.4242708487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7251310341716" calcext:value-type="float">
            <text:p>2.725131034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04777890082918" calcext:value-type="float">
            <text:p>3.047778900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91789557925236" calcext:value-type="float">
            <text:p>2.9178955793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68887518187497" calcext:value-type="float">
            <text:p>2.688875181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876446856386" calcext:value-type="float">
            <text:p>2.987644685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13770216332904" calcext:value-type="float">
            <text:p>3.137702163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76187066083441" calcext:value-type="float">
            <text:p>2.7618706608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78554149010879" calcext:value-type="float">
            <text:p>2.785541490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83541498924768" calcext:value-type="float">
            <text:p>2.835414989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6386505035954" calcext:value-type="float">
            <text:p>3.063865050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83496021661077" calcext:value-type="float">
            <text:p>2.8349602166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27185949635438" calcext:value-type="float">
            <text:p>3.271859496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86964012918357" calcext:value-type="float">
            <text:p>2.869640129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15405724740205" calcext:value-type="float">
            <text:p>3.1540572474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19760569862954" calcext:value-type="float">
            <text:p>3.197605698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39862295984085" calcext:value-type="float">
            <text:p>3.398622959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40283272588727" calcext:value-type="float">
            <text:p>3.402832725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76259073570028" calcext:value-type="float">
            <text:p>2.7625907357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68052085045682" calcext:value-type="float">
            <text:p>2.6805208505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39156782992998" calcext:value-type="float">
            <text:p>3.391567829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20983136528436" calcext:value-type="float">
            <text:p>3.209831365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12867278456014" calcext:value-type="float">
            <text:p>3.128672784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1253253722766" calcext:value-type="float">
            <text:p>3.112532537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39754114415464" calcext:value-type="float">
            <text:p>3.397541144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47583948239841" calcext:value-type="float">
            <text:p>3.475839482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12831784718397" calcext:value-type="float">
            <text:p>3.128317847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7681689052475" calcext:value-type="float">
            <text:p>3.276816890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4968152977313" calcext:value-type="float">
            <text:p>3.496815297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4724026639018" calcext:value-type="float">
            <text:p>2.6472402664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12100099938321" calcext:value-type="float">
            <text:p>3.121000999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14585857056234" calcext:value-type="float">
            <text:p>3.1458585706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98935781852046" calcext:value-type="float">
            <text:p>2.989357818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93316525304051" calcext:value-type="float">
            <text:p>2.93316525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7202081646769" calcext:value-type="float">
            <text:p>2.972020816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71505282611289" calcext:value-type="float">
            <text:p>2.7150528261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72747160118315" calcext:value-type="float">
            <text:p>3.7274716012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71672791915695" calcext:value-type="float">
            <text:p>2.7167279192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17466798088039" calcext:value-type="float">
            <text:p>3.174667980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73129896219064" calcext:value-type="float">
            <text:p>2.731298962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6731199004589" calcext:value-type="float">
            <text:p>2.9673119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64198636822913" calcext:value-type="float">
            <text:p>3.641986368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0752980541594" calcext:value-type="float">
            <text:p>3.075298054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12163382100142" calcext:value-type="float">
            <text:p>3.12163382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85876124787233" calcext:value-type="float">
            <text:p>2.858761247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54663477252642" calcext:value-type="float">
            <text:p>3.546634772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774956295482" calcext:value-type="float">
            <text:p>2.877495629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23541060051594" calcext:value-type="float">
            <text:p>3.235410600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15930154604143" calcext:value-type="float">
            <text:p>3.15930154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3.02815328761059" calcext:value-type="float">
            <text:p>3.0281532876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29019985377445" calcext:value-type="float">
            <text:p>3.2901998538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34240565138117" calcext:value-type="float">
            <text:p>3.342405651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14791621113967" calcext:value-type="float">
            <text:p>3.147916211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0182912514581" calcext:value-type="float">
            <text:p>3.301829125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3.03646813052411" calcext:value-type="float">
            <text:p>3.0364681305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3.01272132825153" calcext:value-type="float">
            <text:p>3.0127213283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15221029849774" calcext:value-type="float">
            <text:p>3.152210298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16377194391253" calcext:value-type="float">
            <text:p>3.163771943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74736949109279" calcext:value-type="float">
            <text:p>2.747369491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45389688249343" calcext:value-type="float">
            <text:p>3.453896882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59454847002319" calcext:value-type="float">
            <text:p>3.5945484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42636113658849" calcext:value-type="float">
            <text:p>3.426361136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5299928629427" calcext:value-type="float">
            <text:p>2.852999286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87004142045814" calcext:value-type="float">
            <text:p>2.870041420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502416149368" calcext:value-type="float">
            <text:p>3.502416149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3.02285833105114" calcext:value-type="float">
            <text:p>3.022858331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3.07661893160289" calcext:value-type="float">
            <text:p>3.076618931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93785779596337" calcext:value-type="float">
            <text:p>2.93785779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3.05926367752383" calcext:value-type="float">
            <text:p>3.059263677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71996585141999" calcext:value-type="float">
            <text:p>2.719965851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77869902599211" calcext:value-type="float">
            <text:p>2.778699026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3.01369446510855" calcext:value-type="float">
            <text:p>3.013694465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14011078960382" calcext:value-type="float">
            <text:p>3.140110789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7724703875392" calcext:value-type="float">
            <text:p>2.777247038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87322905660558" calcext:value-type="float">
            <text:p>2.8732290566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3.0291721282412" calcext:value-type="float">
            <text:p>3.0291721282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23260088086575" calcext:value-type="float">
            <text:p>3.232600880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86591840733012" calcext:value-type="float">
            <text:p>2.865918407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17241616740901" calcext:value-type="float">
            <text:p>3.1724161674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3.11660443924753" calcext:value-type="float">
            <text:p>3.116604439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18193135711868" calcext:value-type="float">
            <text:p>3.181931357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3.09998805519259" calcext:value-type="float">
            <text:p>3.099988055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41116092618195" calcext:value-type="float">
            <text:p>3.411160926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94425423186757" calcext:value-type="float">
            <text:p>2.944254231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3.0729461698599" calcext:value-type="float">
            <text:p>3.072946169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34904953393358" calcext:value-type="float">
            <text:p>3.3490495339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30465244379407" calcext:value-type="float">
            <text:p>3.304652443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9996211449717" calcext:value-type="float">
            <text:p>2.99962114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3.06840954325699" calcext:value-type="float">
            <text:p>3.068409543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9876984990981" calcext:value-type="float">
            <text:p>2.9876984991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96126115067987" calcext:value-type="float">
            <text:p>2.961261150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3.02540181903127" calcext:value-type="float">
            <text:p>3.025401819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25382251225062" calcext:value-type="float">
            <text:p>3.25382251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94387948383875" calcext:value-type="float">
            <text:p>2.943879483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13023283573453" calcext:value-type="float">
            <text:p>3.130232835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6018945922673" calcext:value-type="float">
            <text:p>2.860189459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21665120774198" calcext:value-type="float">
            <text:p>3.216651207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25481573189637" calcext:value-type="float">
            <text:p>3.254815731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98201190017454" calcext:value-type="float">
            <text:p>2.982011900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3520385632353" calcext:value-type="float">
            <text:p>3.3520385632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81898490414179" calcext:value-type="float">
            <text:p>2.818984904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88270773246172" calcext:value-type="float">
            <text:p>2.882707732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93204491436687" calcext:value-type="float">
            <text:p>2.932044914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79874545272152" calcext:value-type="float">
            <text:p>2.7987454527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81411644462389" calcext:value-type="float">
            <text:p>2.8141164446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27242702360164" calcext:value-type="float">
            <text:p>3.272427023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88288586127844" calcext:value-type="float">
            <text:p>2.882885861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1905325767232" calcext:value-type="float">
            <text:p>3.190532576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54979872543954" calcext:value-type="float">
            <text:p>3.549798725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85811614260459" calcext:value-type="float">
            <text:p>2.858116142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01363510875572" calcext:value-type="float">
            <text:p>3.013635108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13393864645691" calcext:value-type="float">
            <text:p>3.133938646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03988334830133" calcext:value-type="float">
            <text:p>3.039883348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88703944952223" calcext:value-type="float">
            <text:p>2.8870394495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96299777231056" calcext:value-type="float">
            <text:p>2.962997772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39022069959641" calcext:value-type="float">
            <text:p>3.390220699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67452365657006" calcext:value-type="float">
            <text:p>3.674523656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83303243227966" calcext:value-type="float">
            <text:p>2.8330324323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23775839448781" calcext:value-type="float">
            <text:p>3.237758394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05584561201365" calcext:value-type="float">
            <text:p>3.05584561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3.01062596893223" calcext:value-type="float">
            <text:p>3.0106259689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79119409466711" calcext:value-type="float">
            <text:p>2.7911940947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3.14455946733071" calcext:value-type="float">
            <text:p>3.1445594673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83236556598169" calcext:value-type="float">
            <text:p>2.83236556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90792214743362" calcext:value-type="float">
            <text:p>2.907922147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3.05065666137479" calcext:value-type="float">
            <text:p>3.0506566614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3.15931753708074" calcext:value-type="float">
            <text:p>3.1593175371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3.14640395715856" calcext:value-type="float">
            <text:p>3.1464039572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3.13142039549121" calcext:value-type="float">
            <text:p>3.1314203955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15852788462936" calcext:value-type="float">
            <text:p>3.158527884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2431732279775" calcext:value-type="float">
            <text:p>3.24317322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33617305060449" calcext:value-type="float">
            <text:p>3.336173050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4561468201192" calcext:value-type="float">
            <text:p>3.456146820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26479452348209" calcext:value-type="float">
            <text:p>3.264794523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70168966272496" calcext:value-type="float">
            <text:p>3.701689662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3.0215684136056" calcext:value-type="float">
            <text:p>3.0215684136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3.1337517480921" calcext:value-type="float">
            <text:p>3.133751748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3.07985164127552" calcext:value-type="float">
            <text:p>3.079851641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35987526991105" calcext:value-type="float">
            <text:p>3.359875269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99761979672999" calcext:value-type="float">
            <text:p>2.997619796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41336985775486" calcext:value-type="float">
            <text:p>3.413369857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3.10009929617627" calcext:value-type="float">
            <text:p>3.100099296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99400792060932" calcext:value-type="float">
            <text:p>2.994007920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13938029722848" calcext:value-type="float">
            <text:p>3.139380297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60129320197911" calcext:value-type="float">
            <text:p>3.601293202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86962812343301" calcext:value-type="float">
            <text:p>3.869628123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18575259623537" calcext:value-type="float">
            <text:p>3.185752596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29360943306599" calcext:value-type="float">
            <text:p>3.293609433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98767330955667" calcext:value-type="float">
            <text:p>2.987673309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83310116577106" calcext:value-type="float">
            <text:p>2.833101165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2155423969202" calcext:value-type="float">
            <text:p>3.215542396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25798326121976" calcext:value-type="float">
            <text:p>3.2579832612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3.16501615496711" calcext:value-type="float">
            <text:p>3.16501615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34327224302082" calcext:value-type="float">
            <text:p>3.34327224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35238758559455" calcext:value-type="float">
            <text:p>3.352387585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67006199216621" calcext:value-type="float">
            <text:p>3.670061992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20919765599361" calcext:value-type="float">
            <text:p>3.20919765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3.0948295669382" calcext:value-type="float">
            <text:p>3.094829566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94101526929429" calcext:value-type="float">
            <text:p>2.941015269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30366082381971" calcext:value-type="float">
            <text:p>3.303660823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3.0230653296757" calcext:value-type="float">
            <text:p>3.023065329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97611095161545" calcext:value-type="float">
            <text:p>2.976110951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19183321208381" calcext:value-type="float">
            <text:p>3.191833212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39709073222573" calcext:value-type="float">
            <text:p>3.397090732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33606247107815" calcext:value-type="float">
            <text:p>3.336062471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84426956831339" calcext:value-type="float">
            <text:p>2.8442695683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3.06732535240381" calcext:value-type="float">
            <text:p>3.0673253524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93862346166261" calcext:value-type="float">
            <text:p>3.938623461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40460988962161" calcext:value-type="float">
            <text:p>3.404609889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3.08263001650988" calcext:value-type="float">
            <text:p>3.0826300165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3.00345885123494" calcext:value-type="float">
            <text:p>3.003458851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3.11681508453239" calcext:value-type="float">
            <text:p>3.116815084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43074941348653" calcext:value-type="float">
            <text:p>3.4307494135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69640417763429" calcext:value-type="float">
            <text:p>3.6964041776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57144722758674" calcext:value-type="float">
            <text:p>3.5714472276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3886116961024" calcext:value-type="float">
            <text:p>3.388611696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59987929135704" calcext:value-type="float">
            <text:p>3.599879291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26858822715991" calcext:value-type="float">
            <text:p>3.268588227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41579203562946" calcext:value-type="float">
            <text:p>3.4157920356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49678458872929" calcext:value-type="float">
            <text:p>3.496784588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42455726249224" calcext:value-type="float">
            <text:p>3.424557262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5839695649112" calcext:value-type="float">
            <text:p>3.583969564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3.03392063167984" calcext:value-type="float">
            <text:p>3.033920631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3.14815795830592" calcext:value-type="float">
            <text:p>3.148157958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45396034458472" calcext:value-type="float">
            <text:p>3.453960344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25696835894101" calcext:value-type="float">
            <text:p>3.2569683589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2791220307789" calcext:value-type="float">
            <text:p>3.279122030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66266627703143" calcext:value-type="float">
            <text:p>3.66266627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6867347095776" calcext:value-type="float">
            <text:p>3.686734709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22914772196324" calcext:value-type="float">
            <text:p>3.22914772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42644091441476" calcext:value-type="float">
            <text:p>3.426440914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28294650040472" calcext:value-type="float">
            <text:p>3.2829465004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4804682624602" calcext:value-type="float">
            <text:p>3.480468262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70469688648403" calcext:value-type="float">
            <text:p>3.704696886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53588820593951" calcext:value-type="float">
            <text:p>3.535888205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23198218271081" calcext:value-type="float">
            <text:p>3.2319821827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67677978205214" calcext:value-type="float">
            <text:p>3.6767797821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62125910589853" calcext:value-type="float">
            <text:p>3.621259105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46830801900007" calcext:value-type="float">
            <text:p>3.46830801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46279342170291" calcext:value-type="float">
            <text:p>3.462793421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56396602718992" calcext:value-type="float">
            <text:p>3.563966027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96588426250574" calcext:value-type="float">
            <text:p>2.965884262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3.01407778802789" calcext:value-type="float">
            <text:p>3.01407778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45401655256495" calcext:value-type="float">
            <text:p>3.454016552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54884660246176" calcext:value-type="float">
            <text:p>3.548846602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42898180427449" calcext:value-type="float">
            <text:p>3.428981804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52526432982514" calcext:value-type="float">
            <text:p>3.525264329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3274828598753" calcext:value-type="float">
            <text:p>3.327482859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458393329064" calcext:value-type="float">
            <text:p>3.4583933291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3.01101045325843" calcext:value-type="float">
            <text:p>3.011010453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42458644353751" calcext:value-type="float">
            <text:p>3.424586443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48575786952069" calcext:value-type="float">
            <text:p>3.485757869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44687689460805" calcext:value-type="float">
            <text:p>3.446876894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89311474742678" calcext:value-type="float">
            <text:p>3.893114747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650718957226" calcext:value-type="float">
            <text:p>3.650718957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65681143126888" calcext:value-type="float">
            <text:p>3.656811431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42019084854899" calcext:value-type="float">
            <text:p>3.4201908485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4.17931051707976" calcext:value-type="float">
            <text:p>4.179310517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4.05196081082686" calcext:value-type="float">
            <text:p>4.051960810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74434908330555" calcext:value-type="float">
            <text:p>3.744349083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3.08691926453164" calcext:value-type="float">
            <text:p>3.086919264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4.11201464373531" calcext:value-type="float">
            <text:p>4.112014643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61797439768348" calcext:value-type="float">
            <text:p>3.6179743977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69835197759631" calcext:value-type="float">
            <text:p>3.698351977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35566590766364" calcext:value-type="float">
            <text:p>3.355665907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24906635420144" calcext:value-type="float">
            <text:p>3.249066354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22297735100865" calcext:value-type="float">
            <text:p>3.22297735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52524870854898" calcext:value-type="float">
            <text:p>3.525248708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63433546228649" calcext:value-type="float">
            <text:p>3.6343354623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3019971397635" calcext:value-type="float">
            <text:p>3.301997139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94725627356372" calcext:value-type="float">
            <text:p>3.947256273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94247038291598" calcext:value-type="float">
            <text:p>3.942470382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74235835176391" calcext:value-type="float">
            <text:p>3.742358351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52818327192099" calcext:value-type="float">
            <text:p>3.528183271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63615738647054" calcext:value-type="float">
            <text:p>3.636157386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61674025374848" calcext:value-type="float">
            <text:p>3.6167402537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23142612970342" calcext:value-type="float">
            <text:p>3.231426129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41757659249448" calcext:value-type="float">
            <text:p>3.417576592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64575013532635" calcext:value-type="float">
            <text:p>3.645750135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6818165318039" calcext:value-type="float">
            <text:p>3.681816531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7305106587983" calcext:value-type="float">
            <text:p>3.373051065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48032764210808" calcext:value-type="float">
            <text:p>3.480327642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58391910371195" calcext:value-type="float">
            <text:p>3.583919103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62517525383167" calcext:value-type="float">
            <text:p>3.6251752538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78731585761455" calcext:value-type="float">
            <text:p>3.7873158576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55378690078175" calcext:value-type="float">
            <text:p>3.553786900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2385592397815" calcext:value-type="float">
            <text:p>3.238559239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76298150656707" calcext:value-type="float">
            <text:p>3.7629815066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60904552053309" calcext:value-type="float">
            <text:p>3.609045520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64170743494112" calcext:value-type="float">
            <text:p>3.6417074349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23088410465513" calcext:value-type="float">
            <text:p>3.230884104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58238046373467" calcext:value-type="float">
            <text:p>3.5823804637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74652049019107" calcext:value-type="float">
            <text:p>3.746520490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61754245010272" calcext:value-type="float">
            <text:p>3.617542450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56419837052698" calcext:value-type="float">
            <text:p>3.5641983705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45649916339691" calcext:value-type="float">
            <text:p>3.456499163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46718529080758" calcext:value-type="float">
            <text:p>3.467185290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48555390464963" calcext:value-type="float">
            <text:p>3.485553904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7318385851136" calcext:value-type="float">
            <text:p>3.731838585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68394708788431" calcext:value-type="float">
            <text:p>3.683947087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79468250607017" calcext:value-type="float">
            <text:p>3.7946825061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25674181284449" calcext:value-type="float">
            <text:p>3.256741812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5086154164787" calcext:value-type="float">
            <text:p>3.508615416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19964896629544" calcext:value-type="float">
            <text:p>4.1996489663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23207453249579" calcext:value-type="float">
            <text:p>4.232074532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27404813336217" calcext:value-type="float">
            <text:p>3.274048133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99799908169152" calcext:value-type="float">
            <text:p>3.997999081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57322810352378" calcext:value-type="float">
            <text:p>3.573228103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4180762101746" calcext:value-type="float">
            <text:p>3.418076210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41647018178549" calcext:value-type="float">
            <text:p>3.4164701818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26737990066542" calcext:value-type="float">
            <text:p>3.267379900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56300024246116" calcext:value-type="float">
            <text:p>3.5630002425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75754451637059" calcext:value-type="float">
            <text:p>3.757544516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90026580720674" calcext:value-type="float">
            <text:p>3.900265807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38584939252361" calcext:value-type="float">
            <text:p>3.385849392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48766961268437" calcext:value-type="float">
            <text:p>3.487669612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52303205805254" calcext:value-type="float">
            <text:p>3.523032058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80173603462382" calcext:value-type="float">
            <text:p>3.801736034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4.04603920892204" calcext:value-type="float">
            <text:p>4.0460392089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60186769862353" calcext:value-type="float">
            <text:p>3.601867698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90538718558476" calcext:value-type="float">
            <text:p>3.905387185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67387285944722" calcext:value-type="float">
            <text:p>3.673872859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46928968379063" calcext:value-type="float">
            <text:p>3.469289683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61061742769585" calcext:value-type="float">
            <text:p>3.6106174277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49799949144509" calcext:value-type="float">
            <text:p>3.497999491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4.11768422963308" calcext:value-type="float">
            <text:p>4.117684229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68506980109478" calcext:value-type="float">
            <text:p>3.685069801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5357821618628" calcext:value-type="float">
            <text:p>3.5357821619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73175249961542" calcext:value-type="float">
            <text:p>3.731752499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89130663226718" calcext:value-type="float">
            <text:p>3.8913066323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84736711086431" calcext:value-type="float">
            <text:p>3.847367110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83715875427094" calcext:value-type="float">
            <text:p>3.837158754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65888694510055" calcext:value-type="float">
            <text:p>3.658886945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84991692701422" calcext:value-type="float">
            <text:p>3.84991692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81681920460698" calcext:value-type="float">
            <text:p>3.816819204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38371887172376" calcext:value-type="float">
            <text:p>3.383718871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30Ohm_S21_Phas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32:2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35740456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72.173480484124" calcext:value-type="float">
            <text:p>-172.173480484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78.1825336344622" calcext:value-type="float">
            <text:p>78.18253363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1.4924607719572" calcext:value-type="float">
            <text:p>-11.49246077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68.8096024584618" calcext:value-type="float">
            <text:p>-68.809602458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29.35511536941" calcext:value-type="float">
            <text:p>-129.355115369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67.772201014086" calcext:value-type="float">
            <text:p>-167.772201014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70.150839946895" calcext:value-type="float">
            <text:p>170.1508399469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52.024987231028" calcext:value-type="float">
            <text:p>152.02498723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35.828603321615" calcext:value-type="float">
            <text:p>135.828603321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23.151514369538" calcext:value-type="float">
            <text:p>123.151514369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13.88372681483" calcext:value-type="float">
            <text:p>113.883726814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05.239473709538" calcext:value-type="float">
            <text:p>105.239473709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91.5365517818541" calcext:value-type="float">
            <text:p>91.536551781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83.6198463491327" calcext:value-type="float">
            <text:p>83.619846349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7.755466840153" calcext:value-type="float">
            <text:p>77.755466840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72.8204274075251" calcext:value-type="float">
            <text:p>72.820427407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58.9975006919931" calcext:value-type="float">
            <text:p>58.99750069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55.8773650445522" calcext:value-type="float">
            <text:p>55.877365044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7.4667421046465" calcext:value-type="float">
            <text:p>47.466742104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44.8950349892863" calcext:value-type="float">
            <text:p>44.895034989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6.2116562845659" calcext:value-type="float">
            <text:p>36.211656284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0102617807992" calcext:value-type="float">
            <text:p>35.01026178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28.7015213500726" calcext:value-type="float">
            <text:p>28.701521350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27.539217970426" calcext:value-type="float">
            <text:p>27.5392179704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9.1466845419136" calcext:value-type="float">
            <text:p>19.146684541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0.6994999446261" calcext:value-type="float">
            <text:p>20.699499944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4.3571209711991" calcext:value-type="float">
            <text:p>14.357120971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2.3446319628653" calcext:value-type="float">
            <text:p>12.344631962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8.92775702849446" calcext:value-type="float">
            <text:p>8.927757028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7.83729124499981" calcext:value-type="float">
            <text:p>7.83729124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.46708974942044" calcext:value-type="float">
            <text:p>-2.467089749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.01641213733342" calcext:value-type="float">
            <text:p>3.016412137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73107524112607" calcext:value-type="float">
            <text:p>-3.731075241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9.44978321514831" calcext:value-type="float">
            <text:p>-9.449783215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2.0953806366294" calcext:value-type="float">
            <text:p>-12.095380636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2.2091990260469" calcext:value-type="float">
            <text:p>-12.20919902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7.3183856745876" calcext:value-type="float">
            <text:p>-17.318385674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4.9843112236517" calcext:value-type="float">
            <text:p>-14.984311223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23.4960298425911" calcext:value-type="float">
            <text:p>-23.496029842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0.0500915019466" calcext:value-type="float">
            <text:p>-30.050091501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22.0893754945824" calcext:value-type="float">
            <text:p>-22.089375494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5.9291147074598" calcext:value-type="float">
            <text:p>-25.929114707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29.3549701532267" calcext:value-type="float">
            <text:p>-29.354970153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8.507442715245" calcext:value-type="float">
            <text:p>-28.507442715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2.234312428263" calcext:value-type="float">
            <text:p>-32.234312428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5.399891978998" calcext:value-type="float">
            <text:p>-35.39989197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6.1305153517273" calcext:value-type="float">
            <text:p>-36.130515351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7.3564553813047" calcext:value-type="float">
            <text:p>-37.356455381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40.7697465039318" calcext:value-type="float">
            <text:p>-40.769746503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3.5716096276604" calcext:value-type="float">
            <text:p>-43.571609627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3.59435715023" calcext:value-type="float">
            <text:p>-43.594357150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7.6660653769086" calcext:value-type="float">
            <text:p>-47.666065376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7.717583687891" calcext:value-type="float">
            <text:p>-47.717583687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9.3170799314814" calcext:value-type="float">
            <text:p>-49.317079931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60.6484838709299" calcext:value-type="float">
            <text:p>-60.6484838709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53.2022178750532" calcext:value-type="float">
            <text:p>-53.202217875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56.2194670397467" calcext:value-type="float">
            <text:p>-56.2194670397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57.753804677596" calcext:value-type="float">
            <text:p>-57.753804677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0.212504254497" calcext:value-type="float">
            <text:p>-60.212504254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63.3135112778654" calcext:value-type="float">
            <text:p>-63.313511277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63.6624060654934" calcext:value-type="float">
            <text:p>-63.662406065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64.8584528110305" calcext:value-type="float">
            <text:p>-64.85845281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70.6926988046834" calcext:value-type="float">
            <text:p>-70.692698804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68.2929339166362" calcext:value-type="float">
            <text:p>-68.292933916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72.0222767452881" calcext:value-type="float">
            <text:p>-72.022276745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72.0844057687897" calcext:value-type="float">
            <text:p>-72.084405768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75.4861038818418" calcext:value-type="float">
            <text:p>-75.486103881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75.1883442794081" calcext:value-type="float">
            <text:p>-75.1883442794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80.6309109133897" calcext:value-type="float">
            <text:p>-80.630910913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78.4130474375728" calcext:value-type="float">
            <text:p>-78.413047437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77.9257073328852" calcext:value-type="float">
            <text:p>-77.925707332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85.3934869214082" calcext:value-type="float">
            <text:p>-85.393486921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86.6749543272702" calcext:value-type="float">
            <text:p>-86.674954327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87.3806603078387" calcext:value-type="float">
            <text:p>-87.3806603078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89.0495809322151" calcext:value-type="float">
            <text:p>-89.049580932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91.3420086655404" calcext:value-type="float">
            <text:p>-91.342008665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93.1153108720899" calcext:value-type="float">
            <text:p>-93.1153108721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94.5993478536803" calcext:value-type="float">
            <text:p>-94.599347853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93.7999289916429" calcext:value-type="float">
            <text:p>-93.799928991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94.8327959680512" calcext:value-type="float">
            <text:p>-94.832795968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96.5498048549376" calcext:value-type="float">
            <text:p>-96.549804854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03.719876290235" calcext:value-type="float">
            <text:p>-103.719876290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00.216491279466" calcext:value-type="float">
            <text:p>-100.216491279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03.502781947415" calcext:value-type="float">
            <text:p>-103.502781947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05.530380509345" calcext:value-type="float">
            <text:p>-105.530380509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05.520176052908" calcext:value-type="float">
            <text:p>-105.520176052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05.244371639549" calcext:value-type="float">
            <text:p>-105.244371639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11.33355818848" calcext:value-type="float">
            <text:p>-111.3335581885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10.875047210498" calcext:value-type="float">
            <text:p>-110.875047210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11.90593643574" calcext:value-type="float">
            <text:p>-111.905936435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14.546846649486" calcext:value-type="float">
            <text:p>-114.5468466495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14.233689265589" calcext:value-type="float">
            <text:p>-114.233689265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17.537912883021" calcext:value-type="float">
            <text:p>-117.53791288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17.413103873568" calcext:value-type="float">
            <text:p>-117.413103873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21.112465763369" calcext:value-type="float">
            <text:p>-121.112465763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23.506210786499" calcext:value-type="float">
            <text:p>-123.506210786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24.978053688028" calcext:value-type="float">
            <text:p>-124.97805368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24.314990120597" calcext:value-type="float">
            <text:p>-124.314990120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24.393329847367" calcext:value-type="float">
            <text:p>-124.393329847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26.790081047982" calcext:value-type="float">
            <text:p>-126.79008104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26.931583461273" calcext:value-type="float">
            <text:p>-126.931583461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31.602692705068" calcext:value-type="float">
            <text:p>-131.602692705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32.955801668352" calcext:value-type="float">
            <text:p>-132.955801668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33.465532084398" calcext:value-type="float">
            <text:p>-133.465532084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39.298929288349" calcext:value-type="float">
            <text:p>-139.2989292883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40.503054963191" calcext:value-type="float">
            <text:p>-140.503054963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39.378647430425" calcext:value-type="float">
            <text:p>-139.378647430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41.898940301389" calcext:value-type="float">
            <text:p>-141.8989403014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44.672249662285" calcext:value-type="float">
            <text:p>-144.672249662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41.533607436371" calcext:value-type="float">
            <text:p>-141.533607436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44.627726759581" calcext:value-type="float">
            <text:p>-144.627726759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46.74278661013" calcext:value-type="float">
            <text:p>-146.742786610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50.195893644388" calcext:value-type="float">
            <text:p>-150.195893644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51.543149001581" calcext:value-type="float">
            <text:p>-151.543149001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57.476547429589" calcext:value-type="float">
            <text:p>-157.476547429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52.942548450712" calcext:value-type="float">
            <text:p>-152.942548450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54.137587630292" calcext:value-type="float">
            <text:p>-154.1375876303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57.344013724125" calcext:value-type="float">
            <text:p>-157.344013724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57.961536265735" calcext:value-type="float">
            <text:p>-157.961536265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60.300634423417" calcext:value-type="float">
            <text:p>-160.300634423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64.89224692203" calcext:value-type="float">
            <text:p>-164.89224692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65.08091515492" calcext:value-type="float">
            <text:p>-165.080915154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64.331735406968" calcext:value-type="float">
            <text:p>-164.331735407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65.722778704035" calcext:value-type="float">
            <text:p>-165.72277870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68.762831195786" calcext:value-type="float">
            <text:p>-168.762831195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66.29974884764" calcext:value-type="float">
            <text:p>-166.299748847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71.391610104469" calcext:value-type="float">
            <text:p>-171.391610104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71.606489478439" calcext:value-type="float">
            <text:p>-171.606489478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75.013512643473" calcext:value-type="float">
            <text:p>-175.013512643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79.286561909109" calcext:value-type="float">
            <text:p>179.286561909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74.098415747404" calcext:value-type="float">
            <text:p>-174.098415747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76.624201959103" calcext:value-type="float">
            <text:p>176.624201959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76.937325782127" calcext:value-type="float">
            <text:p>176.9373257821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75.107414322224" calcext:value-type="float">
            <text:p>175.107414322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71.630016365191" calcext:value-type="float">
            <text:p>171.630016365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71.985027043678" calcext:value-type="float">
            <text:p>171.985027043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66.63072800979" calcext:value-type="float">
            <text:p>166.6307280098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69.649873354708" calcext:value-type="float">
            <text:p>169.649873354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65.070691322838" calcext:value-type="float">
            <text:p>165.070691322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61.017031041519" calcext:value-type="float">
            <text:p>161.0170310415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62.797447043623" calcext:value-type="float">
            <text:p>162.797447043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62.651229820245" calcext:value-type="float">
            <text:p>162.6512298202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56.078269535725" calcext:value-type="float">
            <text:p>156.078269535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60.567155836417" calcext:value-type="float">
            <text:p>160.5671558364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57.303359728764" calcext:value-type="float">
            <text:p>157.303359728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51.559191870473" calcext:value-type="float">
            <text:p>151.559191870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51.432574759223" calcext:value-type="float">
            <text:p>151.432574759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51.523915102974" calcext:value-type="float">
            <text:p>151.52391510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49.11996395363" calcext:value-type="float">
            <text:p>149.119963953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47.221303298881" calcext:value-type="float">
            <text:p>147.221303298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45.220608463465" calcext:value-type="float">
            <text:p>145.2206084635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40.305219893068" calcext:value-type="float">
            <text:p>140.305219893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44.748594614001" calcext:value-type="float">
            <text:p>144.74859461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38.618185745116" calcext:value-type="float">
            <text:p>138.618185745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38.784261288324" calcext:value-type="float">
            <text:p>138.784261288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33.366316491492" calcext:value-type="float">
            <text:p>133.3663164915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33.222592989849" calcext:value-type="float">
            <text:p>133.222592989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33.900453895321" calcext:value-type="float">
            <text:p>133.900453895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30.707150226137" calcext:value-type="float">
            <text:p>130.707150226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29.297395691635" calcext:value-type="float">
            <text:p>129.297395691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26.475435741133" calcext:value-type="float">
            <text:p>126.475435741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24.760451727546" calcext:value-type="float">
            <text:p>124.760451727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21.785706869927" calcext:value-type="float">
            <text:p>121.785706869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18.285047880593" calcext:value-type="float">
            <text:p>118.2850478806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16.287645507287" calcext:value-type="float">
            <text:p>116.287645507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16.896444548864" calcext:value-type="float">
            <text:p>116.8964445489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13.996592489271" calcext:value-type="float">
            <text:p>113.996592489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14.870551149344" calcext:value-type="float">
            <text:p>114.870551149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07.685111270905" calcext:value-type="float">
            <text:p>107.685111270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08.722041400291" calcext:value-type="float">
            <text:p>108.722041400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09.613365611218" calcext:value-type="float">
            <text:p>109.613365611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03.831413429047" calcext:value-type="float">
            <text:p>103.831413429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05.664184454405" calcext:value-type="float">
            <text:p>105.664184454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01.540335674863" calcext:value-type="float">
            <text:p>101.540335674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01.912237104086" calcext:value-type="float">
            <text:p>101.912237104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99.8485814300725" calcext:value-type="float">
            <text:p>99.848581430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94.8985291729063" calcext:value-type="float">
            <text:p>94.8985291729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94.646263338822" calcext:value-type="float">
            <text:p>94.646263338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94.9413544383365" calcext:value-type="float">
            <text:p>94.941354438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89.3845052334175" calcext:value-type="float">
            <text:p>89.384505233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89.2448766260674" calcext:value-type="float">
            <text:p>89.2448766261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89.411780908914" calcext:value-type="float">
            <text:p>89.411780908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83.3845389977316" calcext:value-type="float">
            <text:p>83.384538997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84.0726401897732" calcext:value-type="float">
            <text:p>84.072640189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85.8729172289164" calcext:value-type="float">
            <text:p>85.872917228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80.3983447272338" calcext:value-type="float">
            <text:p>80.3983447272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77.264654088496" calcext:value-type="float">
            <text:p>77.264654088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78.8729726442989" calcext:value-type="float">
            <text:p>78.872972644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75.3610703471545" calcext:value-type="float">
            <text:p>75.361070347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77.5251662532429" calcext:value-type="float">
            <text:p>77.525166253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71.2788649392719" calcext:value-type="float">
            <text:p>71.2788649393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69.5908250299554" calcext:value-type="float">
            <text:p>69.5908250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72.8725183571765" calcext:value-type="float">
            <text:p>72.872518357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66.5788821178208" calcext:value-type="float">
            <text:p>66.578882117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67.0699101408657" calcext:value-type="float">
            <text:p>67.069910140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68.0151100482065" calcext:value-type="float">
            <text:p>68.015110048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63.0387401878883" calcext:value-type="float">
            <text:p>63.038740187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62.0975266943517" calcext:value-type="float">
            <text:p>62.097526694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59.5219758722059" calcext:value-type="float">
            <text:p>59.521975872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60.4788656554862" calcext:value-type="float">
            <text:p>60.4788656555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57.9229008213301" calcext:value-type="float">
            <text:p>57.922900821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54.0138103012953" calcext:value-type="float">
            <text:p>54.013810301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54.2318486250213" calcext:value-type="float">
            <text:p>54.231848625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47.6537271319611" calcext:value-type="float">
            <text:p>47.653727132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48.838863732139" calcext:value-type="float">
            <text:p>48.838863732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50.1554063797832" calcext:value-type="float">
            <text:p>50.155406379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45.984438266771" calcext:value-type="float">
            <text:p>45.984438266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45.9169497617255" calcext:value-type="float">
            <text:p>45.916949761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45.1695231318625" calcext:value-type="float">
            <text:p>45.169523131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40.0787205166545" calcext:value-type="float">
            <text:p>40.0787205167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41.2316470004152" calcext:value-type="float">
            <text:p>41.2316470004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8.305814700937" calcext:value-type="float">
            <text:p>38.3058147009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8.1168233907404" calcext:value-type="float">
            <text:p>38.116823390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9.3019888678267" calcext:value-type="float">
            <text:p>39.301988867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3.2036699545308" calcext:value-type="float">
            <text:p>33.203669954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4.4366200936246" calcext:value-type="float">
            <text:p>34.436620093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4919598662551" calcext:value-type="float">
            <text:p>31.4919598663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28.8464232744603" calcext:value-type="float">
            <text:p>28.846423274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27.4001273830862" calcext:value-type="float">
            <text:p>27.400127383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29.4323099054472" calcext:value-type="float">
            <text:p>29.432309905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26.0087150643933" calcext:value-type="float">
            <text:p>26.008715064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28.4275127425593" calcext:value-type="float">
            <text:p>28.427512742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4.2244600324834" calcext:value-type="float">
            <text:p>24.224460032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4.0027678437421" calcext:value-type="float">
            <text:p>24.002767843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6.9436909537023" calcext:value-type="float">
            <text:p>26.943690953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7.361833725077" calcext:value-type="float">
            <text:p>27.3618337251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9.606529237223" calcext:value-type="float">
            <text:p>19.6065292372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18.492725290643" calcext:value-type="float">
            <text:p>18.492725290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17.6980476414568" calcext:value-type="float">
            <text:p>17.698047641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4.5452901660219" calcext:value-type="float">
            <text:p>14.54529016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5.2316137689366" calcext:value-type="float">
            <text:p>15.231613768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2.0511128741068" calcext:value-type="float">
            <text:p>12.0511128741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4.121149201705" calcext:value-type="float">
            <text:p>14.121149201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8.73616878562207" calcext:value-type="float">
            <text:p>8.736168785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8.28239180871058" calcext:value-type="float">
            <text:p>8.282391808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6.11464519378234" calcext:value-type="float">
            <text:p>6.114645193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9.86697144520935" calcext:value-type="float">
            <text:p>9.866971445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4.73446572861031" calcext:value-type="float">
            <text:p>4.734465728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4.42693969832263" calcext:value-type="float">
            <text:p>4.426939698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1.97055153443664" calcext:value-type="float">
            <text:p>1.970551534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0.971824853185108" calcext:value-type="float">
            <text:p>0.971824853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3.53619405339439" calcext:value-type="float">
            <text:p>3.536194053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1.28710941440387" calcext:value-type="float">
            <text:p>1.287109414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2.32191411723157" calcext:value-type="float">
            <text:p>-2.321914117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6.85018618432652" calcext:value-type="float">
            <text:p>-6.850186184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17623902956444" calcext:value-type="float">
            <text:p>-3.1762390296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.6675794481806" calcext:value-type="float">
            <text:p>-5.667579448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.08851865388255" calcext:value-type="float">
            <text:p>-5.088518653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4.60840376462531" calcext:value-type="float">
            <text:p>-4.608403764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7.78336149750311" calcext:value-type="float">
            <text:p>-7.783361497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8.44887440310684" calcext:value-type="float">
            <text:p>-8.448874403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2.1318506999409" calcext:value-type="float">
            <text:p>-12.131850699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2.349628753394" calcext:value-type="float">
            <text:p>-12.349628753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9.79723444256371" calcext:value-type="float">
            <text:p>-9.797234442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5.0568379179058" calcext:value-type="float">
            <text:p>-15.056837917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0.5332520096994" calcext:value-type="float">
            <text:p>-20.533252009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18.8850279691193" calcext:value-type="float">
            <text:p>-18.885027969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3.6121081981923" calcext:value-type="float">
            <text:p>-13.6121081982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3.4659300405226" calcext:value-type="float">
            <text:p>-23.465930040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18.9667293372522" calcext:value-type="float">
            <text:p>-18.966729337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1.6642817834252" calcext:value-type="float">
            <text:p>-21.6642817834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3.5649265707765" calcext:value-type="float">
            <text:p>-23.5649265708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3.4193355845382" calcext:value-type="float">
            <text:p>-23.419335584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27.4942863978544" calcext:value-type="float">
            <text:p>-27.494286397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4.2079942597874" calcext:value-type="float">
            <text:p>-24.207994259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5.3684079877364" calcext:value-type="float">
            <text:p>-25.368407987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27.918142339766" calcext:value-type="float">
            <text:p>-27.918142339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26.0859479532792" calcext:value-type="float">
            <text:p>-26.0859479533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29.7668357018284" calcext:value-type="float">
            <text:p>-29.766835701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1.0355347193878" calcext:value-type="float">
            <text:p>-31.035534719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5.7539616662972" calcext:value-type="float">
            <text:p>-35.7539616663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29.6755202849315" calcext:value-type="float">
            <text:p>-29.675520284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5.4690293875375" calcext:value-type="float">
            <text:p>-35.469029387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1.5613430063516" calcext:value-type="float">
            <text:p>-31.561343006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6.0102346962092" calcext:value-type="float">
            <text:p>-36.010234696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6.8048959897945" calcext:value-type="float">
            <text:p>-36.804895989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6.7179656361668" calcext:value-type="float">
            <text:p>-36.717965636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2.6101315594236" calcext:value-type="float">
            <text:p>-32.610131559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7.1526380935806" calcext:value-type="float">
            <text:p>-37.152638093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3.2980646165036" calcext:value-type="float">
            <text:p>-43.298064616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6.5317486526851" calcext:value-type="float">
            <text:p>-36.531748652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7.2511497327728" calcext:value-type="float">
            <text:p>-37.251149732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3.9090402560163" calcext:value-type="float">
            <text:p>-43.90904025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4.8103950890508" calcext:value-type="float">
            <text:p>-44.810395089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6.8426074665615" calcext:value-type="float">
            <text:p>-46.842607466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6.0028476599118" calcext:value-type="float">
            <text:p>-46.002847659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2.4313623124496" calcext:value-type="float">
            <text:p>-52.431362312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47.7924101504968" calcext:value-type="float">
            <text:p>-47.792410150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7.4377915094668" calcext:value-type="float">
            <text:p>-47.437791509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9.5591440634963" calcext:value-type="float">
            <text:p>-49.559144063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7.2311811865583" calcext:value-type="float">
            <text:p>-47.231181186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1.1822873847685" calcext:value-type="float">
            <text:p>-51.182287384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3.4667415234425" calcext:value-type="float">
            <text:p>-53.466741523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4.4677489157783" calcext:value-type="float">
            <text:p>-54.467748915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2.2093042702252" calcext:value-type="float">
            <text:p>-52.2093042702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4.339177060641" calcext:value-type="float">
            <text:p>-54.339177060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7.7850820417105" calcext:value-type="float">
            <text:p>-57.785082041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4.6471368909469" calcext:value-type="float">
            <text:p>-54.647136890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9.0631765556671" calcext:value-type="float">
            <text:p>-59.063176555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8.8201701204192" calcext:value-type="float">
            <text:p>-58.820170120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8.1006699528691" calcext:value-type="float">
            <text:p>-58.1006699529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2.2370699838013" calcext:value-type="float">
            <text:p>-62.237069983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9.267732418189" calcext:value-type="float">
            <text:p>-59.267732418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0.6595737473182" calcext:value-type="float">
            <text:p>-60.659573747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4.2079298107009" calcext:value-type="float">
            <text:p>-64.207929810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4.787222114375" calcext:value-type="float">
            <text:p>-64.787222114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5.541333905635" calcext:value-type="float">
            <text:p>-65.5413339056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1.0416706857702" calcext:value-type="float">
            <text:p>-61.041670685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6.4803649961176" calcext:value-type="float">
            <text:p>-66.480364996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9.5593036745402" calcext:value-type="float">
            <text:p>-69.559303674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6.9897763890544" calcext:value-type="float">
            <text:p>-66.989776389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69.0155432206444" calcext:value-type="float">
            <text:p>-69.015543220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0.6774859861299" calcext:value-type="float">
            <text:p>-70.6774859861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9.3301801435915" calcext:value-type="float">
            <text:p>-69.330180143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5.2878424885539" calcext:value-type="float">
            <text:p>-65.287842488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0.966442272677" calcext:value-type="float">
            <text:p>-70.966442272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2.8368168240376" calcext:value-type="float">
            <text:p>-72.836816824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0.5416274863974" calcext:value-type="float">
            <text:p>-70.541627486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5.0060541738744" calcext:value-type="float">
            <text:p>-75.006054173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76.7224108446795" calcext:value-type="float">
            <text:p>-76.722410844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3.0103726902205" calcext:value-type="float">
            <text:p>-73.010372690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77.8668658977941" calcext:value-type="float">
            <text:p>-77.866865897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1.3336494955933" calcext:value-type="float">
            <text:p>-81.333649495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78.3619246760777" calcext:value-type="float">
            <text:p>-78.361924676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79.7039186609627" calcext:value-type="float">
            <text:p>-79.70391866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3.3033687199434" calcext:value-type="float">
            <text:p>-83.303368719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79.6320879200991" calcext:value-type="float">
            <text:p>-79.632087920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3.0915356606872" calcext:value-type="float">
            <text:p>-83.091535660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87.8628503899159" calcext:value-type="float">
            <text:p>-87.862850389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5.4030378925762" calcext:value-type="float">
            <text:p>-85.403037892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4.9903907788166" calcext:value-type="float">
            <text:p>-84.9903907788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5.1801233012726" calcext:value-type="float">
            <text:p>-85.180123301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6.8243544930576" calcext:value-type="float">
            <text:p>-86.824354493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87.0877451218892" calcext:value-type="float">
            <text:p>-87.087745121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0.4061745572733" calcext:value-type="float">
            <text:p>-90.406174557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89.0772726035334" calcext:value-type="float">
            <text:p>-89.077272603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1.0351332176779" calcext:value-type="float">
            <text:p>-91.0351332177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2.3107476456019" calcext:value-type="float">
            <text:p>-92.310747645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2.3989657733447" calcext:value-type="float">
            <text:p>-92.398965773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5.7387603619697" calcext:value-type="float">
            <text:p>-95.73876036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7.838135652899" calcext:value-type="float">
            <text:p>-97.838135652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5.3951386442951" calcext:value-type="float">
            <text:p>-95.395138644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3.9864375431635" calcext:value-type="float">
            <text:p>-93.9864375432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6.0868521037135" calcext:value-type="float">
            <text:p>-96.086852103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99.4439744047927" calcext:value-type="float">
            <text:p>-99.443974404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6.6049150297539" calcext:value-type="float">
            <text:p>-96.6049150298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98.9716617798289" calcext:value-type="float">
            <text:p>-98.971661779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0.373726764487" calcext:value-type="float">
            <text:p>-100.373726764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1.663576118119" calcext:value-type="float">
            <text:p>-101.663576118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0.99726154758" calcext:value-type="float">
            <text:p>-100.997261547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4.158929150713" calcext:value-type="float">
            <text:p>-104.158929150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3.589977915006" calcext:value-type="float">
            <text:p>-103.58997791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2.522848825043" calcext:value-type="float">
            <text:p>-102.52284882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2.768736206726" calcext:value-type="float">
            <text:p>-102.768736206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5.369734064519" calcext:value-type="float">
            <text:p>-105.369734064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3.081836772677" calcext:value-type="float">
            <text:p>-103.081836772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2.550362949889" calcext:value-type="float">
            <text:p>-102.550362949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6.633225093749" calcext:value-type="float">
            <text:p>-106.633225093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09.272826844283" calcext:value-type="float">
            <text:p>-109.2728268443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0.246601840573" calcext:value-type="float">
            <text:p>-110.246601840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8.968151773822" calcext:value-type="float">
            <text:p>-108.9681517738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6.55596547515" calcext:value-type="float">
            <text:p>-106.555965475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3.789110920785" calcext:value-type="float">
            <text:p>-113.789110920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1.938280725787" calcext:value-type="float">
            <text:p>-111.938280725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2.373004189058" calcext:value-type="float">
            <text:p>-112.3730041891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4.730073442119" calcext:value-type="float">
            <text:p>-114.7300734421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5.935797411503" calcext:value-type="float">
            <text:p>-115.935797411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9.728297473263" calcext:value-type="float">
            <text:p>-119.728297473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4.980884865443" calcext:value-type="float">
            <text:p>-114.980884865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20.500013122802" calcext:value-type="float">
            <text:p>-120.500013122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7.103923711436" calcext:value-type="float">
            <text:p>-117.103923711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7.075059195418" calcext:value-type="float">
            <text:p>-117.075059195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8.081982055818" calcext:value-type="float">
            <text:p>-118.081982055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9.640019622911" calcext:value-type="float">
            <text:p>-119.640019622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4.258322317915" calcext:value-type="float">
            <text:p>-114.258322317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20.239615888357" calcext:value-type="float">
            <text:p>-120.239615888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20.129149504841" calcext:value-type="float">
            <text:p>-120.129149504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3.038788708873" calcext:value-type="float">
            <text:p>-123.0387887089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21.761754284419" calcext:value-type="float">
            <text:p>-121.761754284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23.226788112497" calcext:value-type="float">
            <text:p>-123.226788112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2.962244333753" calcext:value-type="float">
            <text:p>-122.962244333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6.861374716592" calcext:value-type="float">
            <text:p>-126.861374716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1.038965645068" calcext:value-type="float">
            <text:p>-121.038965645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6.115498101991" calcext:value-type="float">
            <text:p>-126.11549810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8.292600807092" calcext:value-type="float">
            <text:p>-128.292600807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6.115251161804" calcext:value-type="float">
            <text:p>-126.115251161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7.23930945878" calcext:value-type="float">
            <text:p>-127.239309458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31.070094256607" calcext:value-type="float">
            <text:p>-131.070094256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31.932603776384" calcext:value-type="float">
            <text:p>-131.932603776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30.373462982426" calcext:value-type="float">
            <text:p>-130.373462982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32.356731005453" calcext:value-type="float">
            <text:p>-132.356731005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5.481654038654" calcext:value-type="float">
            <text:p>-135.4816540387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30.044021790877" calcext:value-type="float">
            <text:p>-130.044021790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4.533033285937" calcext:value-type="float">
            <text:p>-134.533033285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4.169841537549" calcext:value-type="float">
            <text:p>-134.1698415375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3.990147194869" calcext:value-type="float">
            <text:p>-133.990147194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6.252325785322" calcext:value-type="float">
            <text:p>-136.252325785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7.36869109772" calcext:value-type="float">
            <text:p>-137.36869109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6.297690459898" calcext:value-type="float">
            <text:p>-136.297690459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8.160123577876" calcext:value-type="float">
            <text:p>-138.1601235779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7.17346211391" calcext:value-type="float">
            <text:p>-137.173462113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9.687818670092" calcext:value-type="float">
            <text:p>-139.687818670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43.146427854699" calcext:value-type="float">
            <text:p>-143.146427854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9.125871238263" calcext:value-type="float">
            <text:p>-139.125871238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42.46766158105" calcext:value-type="float">
            <text:p>-142.4676615811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40.335599640665" calcext:value-type="float">
            <text:p>-140.335599640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41.387591984341" calcext:value-type="float">
            <text:p>-141.387591984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41.031199750896" calcext:value-type="float">
            <text:p>-141.031199750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41.214095389592" calcext:value-type="float">
            <text:p>-141.2140953896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44.415119889799" calcext:value-type="float">
            <text:p>-144.4151198898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45.432739041805" calcext:value-type="float">
            <text:p>-145.4327390418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43.100932958646" calcext:value-type="float">
            <text:p>-143.1009329586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5.42097047697" calcext:value-type="float">
            <text:p>-145.42097047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51.990059280297" calcext:value-type="float">
            <text:p>-151.990059280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6.929929736216" calcext:value-type="float">
            <text:p>-146.929929736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50.101590433112" calcext:value-type="float">
            <text:p>-150.101590433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50.759716576738" calcext:value-type="float">
            <text:p>-150.7597165767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7.315032646262" calcext:value-type="float">
            <text:p>-147.315032646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42.182085187106" calcext:value-type="float">
            <text:p>-142.1820851871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6.017126694235" calcext:value-type="float">
            <text:p>-146.017126694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7.549920224712" calcext:value-type="float">
            <text:p>-147.5499202247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52.182009336509" calcext:value-type="float">
            <text:p>-152.1820093365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52.985471251967" calcext:value-type="float">
            <text:p>-152.985471252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50.132917607408" calcext:value-type="float">
            <text:p>-150.132917607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52.894913504848" calcext:value-type="float">
            <text:p>-152.8949135048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53.678435063613" calcext:value-type="float">
            <text:p>-153.678435063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52.58391038646" calcext:value-type="float">
            <text:p>-152.583910386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55.618810695528" calcext:value-type="float">
            <text:p>-155.618810695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52.883265539785" calcext:value-type="float">
            <text:p>-152.883265539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54.529509565544" calcext:value-type="float">
            <text:p>-154.529509565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55.094280626322" calcext:value-type="float">
            <text:p>-155.094280626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57.223189116394" calcext:value-type="float">
            <text:p>-157.223189116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60.364849474866" calcext:value-type="float">
            <text:p>-160.3648494749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9.380720339656" calcext:value-type="float">
            <text:p>-159.380720339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61.275812813995" calcext:value-type="float">
            <text:p>-161.27581281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9.75925477503" calcext:value-type="float">
            <text:p>-159.75925477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7.940209716599" calcext:value-type="float">
            <text:p>-157.940209716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7.970426778925" calcext:value-type="float">
            <text:p>-157.9704267789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60.066353441031" calcext:value-type="float">
            <text:p>-160.06635344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63.43399198456" calcext:value-type="float">
            <text:p>-163.433991984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61.697789100496" calcext:value-type="float">
            <text:p>-161.697789100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64.850185807243" calcext:value-type="float">
            <text:p>-164.8501858072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63.870598268373" calcext:value-type="float">
            <text:p>-163.870598268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64.383382166775" calcext:value-type="float">
            <text:p>-164.383382166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65.476896801808" calcext:value-type="float">
            <text:p>-165.476896801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64.205308060827" calcext:value-type="float">
            <text:p>-164.205308060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68.483629905627" calcext:value-type="float">
            <text:p>-168.4836299056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65.819560770983" calcext:value-type="float">
            <text:p>-165.81956077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65.561497950276" calcext:value-type="float">
            <text:p>-165.561497950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70.085380205137" calcext:value-type="float">
            <text:p>-170.085380205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70.558663106581" calcext:value-type="float">
            <text:p>-170.558663106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70.76284810922" calcext:value-type="float">
            <text:p>-170.762848109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71.241337984936" calcext:value-type="float">
            <text:p>-171.241337984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66.854045417596" calcext:value-type="float">
            <text:p>-166.854045417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9.73780647107" calcext:value-type="float">
            <text:p>-169.737806471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73.258427320992" calcext:value-type="float">
            <text:p>-173.258427321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74.639037534256" calcext:value-type="float">
            <text:p>-174.6390375343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75.536531108464" calcext:value-type="float">
            <text:p>-175.536531108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75.74514746426" calcext:value-type="float">
            <text:p>-175.745147464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75.873841406157" calcext:value-type="float">
            <text:p>-175.873841406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75.822651382955" calcext:value-type="float">
            <text:p>-175.82265138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73.078530604551" calcext:value-type="float">
            <text:p>-173.078530604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74.00867004849" calcext:value-type="float">
            <text:p>-174.008670048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79.236320260269" calcext:value-type="float">
            <text:p>-179.236320260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78.406021945877" calcext:value-type="float">
            <text:p>-178.406021945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77.581850307782" calcext:value-type="float">
            <text:p>-177.581850307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77.509942955316" calcext:value-type="float">
            <text:p>-177.5099429553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79.670909879299" calcext:value-type="float">
            <text:p>-179.670909879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76.500318063489" calcext:value-type="float">
            <text:p>-176.500318063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178.99625133801" calcext:value-type="float">
            <text:p>178.99625133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78.408113530467" calcext:value-type="float">
            <text:p>-178.408113530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79.20290245022" calcext:value-type="float">
            <text:p>-179.202902450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176.62280207914" calcext:value-type="float">
            <text:p>176.622802079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174.883189785026" calcext:value-type="float">
            <text:p>174.88318978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179.635075764964" calcext:value-type="float">
            <text:p>179.635075765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177.37565078529" calcext:value-type="float">
            <text:p>177.375650785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174.336761306852" calcext:value-type="float">
            <text:p>174.336761306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173.629540699673" calcext:value-type="float">
            <text:p>173.629540699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173.165166813549" calcext:value-type="float">
            <text:p>173.1651668135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176.023497820667" calcext:value-type="float">
            <text:p>176.023497820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174.664202909449" calcext:value-type="float">
            <text:p>174.664202909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176.290114770773" calcext:value-type="float">
            <text:p>176.290114770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171.257423582999" calcext:value-type="float">
            <text:p>171.25742358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168.927489914045" calcext:value-type="float">
            <text:p>168.92748991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174.305980957797" calcext:value-type="float">
            <text:p>174.305980957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173.31768532223" calcext:value-type="float">
            <text:p>173.317685322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170.111270059995" calcext:value-type="float">
            <text:p>170.1112700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170.762943026715" calcext:value-type="float">
            <text:p>170.762943026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170.647224067158" calcext:value-type="float">
            <text:p>170.647224067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170.480170409621" calcext:value-type="float">
            <text:p>170.480170409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170.609743844201" calcext:value-type="float">
            <text:p>170.609743844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167.838972324773" calcext:value-type="float">
            <text:p>167.838972324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167.213995122999" calcext:value-type="float">
            <text:p>167.213995123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66.969136414491" calcext:value-type="float">
            <text:p>166.969136414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65.664894019983" calcext:value-type="float">
            <text:p>165.6648940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65.082402763586" calcext:value-type="float">
            <text:p>165.0824027636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63.682901326469" calcext:value-type="float">
            <text:p>163.682901326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166.965929486538" calcext:value-type="float">
            <text:p>166.965929486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64.000800112711" calcext:value-type="float">
            <text:p>164.0008001127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61.929789016576" calcext:value-type="float">
            <text:p>161.9297890166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61.502283974947" calcext:value-type="float">
            <text:p>161.502283974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61.240179531972" calcext:value-type="float">
            <text:p>161.24017953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61.761242139699" calcext:value-type="float">
            <text:p>161.761242139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61.409398103267" calcext:value-type="float">
            <text:p>161.409398103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57.634622764479" calcext:value-type="float">
            <text:p>157.634622764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59.790487594672" calcext:value-type="float">
            <text:p>159.790487594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61.51907813852" calcext:value-type="float">
            <text:p>161.519078138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59.419486351653" calcext:value-type="float">
            <text:p>159.4194863517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55.870859509971" calcext:value-type="float">
            <text:p>155.87085951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59.31643352784" calcext:value-type="float">
            <text:p>159.316433527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58.610801573539" calcext:value-type="float">
            <text:p>158.610801573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57.947777416002" calcext:value-type="float">
            <text:p>157.94777741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59.614423464567" calcext:value-type="float">
            <text:p>159.614423464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56.681577981676" calcext:value-type="float">
            <text:p>156.681577981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54.830193898434" calcext:value-type="float">
            <text:p>154.8301938984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58.880962739945" calcext:value-type="float">
            <text:p>158.880962739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57.258125872777" calcext:value-type="float">
            <text:p>157.258125872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57.199097869152" calcext:value-type="float">
            <text:p>157.1990978692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50.130482093108" calcext:value-type="float">
            <text:p>150.130482093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52.793737276314" calcext:value-type="float">
            <text:p>152.793737276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54.195658092769" calcext:value-type="float">
            <text:p>154.195658092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53.155890930717" calcext:value-type="float">
            <text:p>153.155890930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54.079952617558" calcext:value-type="float">
            <text:p>154.079952617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53.436918211513" calcext:value-type="float">
            <text:p>153.436918211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51.615190129624" calcext:value-type="float">
            <text:p>151.615190129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52.384262898918" calcext:value-type="float">
            <text:p>152.3842628989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48.32884073259" calcext:value-type="float">
            <text:p>148.328840732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52.332913118251" calcext:value-type="float">
            <text:p>152.332913118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46.686170943744" calcext:value-type="float">
            <text:p>146.686170943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48.728554313522" calcext:value-type="float">
            <text:p>148.728554313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49.415227216654" calcext:value-type="float">
            <text:p>149.415227216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48.736873887353" calcext:value-type="float">
            <text:p>148.736873887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48.48083805183" calcext:value-type="float">
            <text:p>148.480838051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43.274241982815" calcext:value-type="float">
            <text:p>143.274241982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46.804456750743" calcext:value-type="float">
            <text:p>146.804456750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45.889902664702" calcext:value-type="float">
            <text:p>145.8899026647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44.272131656878" calcext:value-type="float">
            <text:p>144.272131656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47.468341940549" calcext:value-type="float">
            <text:p>147.468341940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47.631473198628" calcext:value-type="float">
            <text:p>147.6314731986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42.632280579399" calcext:value-type="float">
            <text:p>142.632280579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42.279953718816" calcext:value-type="float">
            <text:p>142.279953718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42.898674893055" calcext:value-type="float">
            <text:p>142.898674893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45.694962593627" calcext:value-type="float">
            <text:p>145.694962593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42.69884283921" calcext:value-type="float">
            <text:p>142.698842839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42.470240744056" calcext:value-type="float">
            <text:p>142.470240744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39.970571581253" calcext:value-type="float">
            <text:p>139.970571581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42.791861228776" calcext:value-type="float">
            <text:p>142.791861228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40.144759717455" calcext:value-type="float">
            <text:p>140.1447597175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40.493854491185" calcext:value-type="float">
            <text:p>140.493854491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39.510454492816" calcext:value-type="float">
            <text:p>139.5104544928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40.541361802396" calcext:value-type="float">
            <text:p>140.541361802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42.782302172049" calcext:value-type="float">
            <text:p>142.78230217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39.484205099201" calcext:value-type="float">
            <text:p>139.484205099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39.287849270118" calcext:value-type="float">
            <text:p>139.287849270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36.624912166892" calcext:value-type="float">
            <text:p>136.6249121669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33.39945458118" calcext:value-type="float">
            <text:p>133.399454581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37.807611195835" calcext:value-type="float">
            <text:p>137.807611195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37.335522537018" calcext:value-type="float">
            <text:p>137.335522537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40.293555231818" calcext:value-type="float">
            <text:p>140.2935552318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36.745059242798" calcext:value-type="float">
            <text:p>136.745059242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33.435091499945" calcext:value-type="float">
            <text:p>133.4350914999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33.940485354822" calcext:value-type="float">
            <text:p>133.940485354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35.099149123418" calcext:value-type="float">
            <text:p>135.099149123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33.755311796363" calcext:value-type="float">
            <text:p>133.755311796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34.335347396025" calcext:value-type="float">
            <text:p>134.335347396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34.569414733866" calcext:value-type="float">
            <text:p>134.569414733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31.868209341575" calcext:value-type="float">
            <text:p>131.868209341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34.05021842909" calcext:value-type="float">
            <text:p>134.050218429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31.749418602146" calcext:value-type="float">
            <text:p>131.749418602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32.409499834513" calcext:value-type="float">
            <text:p>132.409499834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32.257226241293" calcext:value-type="float">
            <text:p>132.2572262413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33.339634809764" calcext:value-type="float">
            <text:p>133.339634809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31.803066256529" calcext:value-type="float">
            <text:p>131.803066256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35.343761619628" calcext:value-type="float">
            <text:p>135.343761619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29.462145076123" calcext:value-type="float">
            <text:p>129.462145076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30.698748206174" calcext:value-type="float">
            <text:p>130.6987482062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29.213253631864" calcext:value-type="float">
            <text:p>129.2132536319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30.321850452082" calcext:value-type="float">
            <text:p>130.321850452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29.865299166939" calcext:value-type="float">
            <text:p>129.865299166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31.945866171074" calcext:value-type="float">
            <text:p>131.945866171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29.412052681278" calcext:value-type="float">
            <text:p>129.412052681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28.899117206903" calcext:value-type="float">
            <text:p>128.899117206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26.84935986126" calcext:value-type="float">
            <text:p>126.849359861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29.522114396933" calcext:value-type="float">
            <text:p>129.5221143969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28.246838717728" calcext:value-type="float">
            <text:p>128.246838717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26.3657944711" calcext:value-type="float">
            <text:p>126.365794471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27.804980719572" calcext:value-type="float">
            <text:p>127.804980719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28.878368727122" calcext:value-type="float">
            <text:p>128.878368727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26.548112483066" calcext:value-type="float">
            <text:p>126.548112483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28.06236220622" calcext:value-type="float">
            <text:p>128.062362206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25.308310261617" calcext:value-type="float">
            <text:p>125.308310261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25.42882099626" calcext:value-type="float">
            <text:p>125.428820996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25.08894376859" calcext:value-type="float">
            <text:p>125.0889437686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24.597712183292" calcext:value-type="float">
            <text:p>124.5977121833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25.008399338748" calcext:value-type="float">
            <text:p>125.008399338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22.077832434156" calcext:value-type="float">
            <text:p>122.077832434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25.004398126167" calcext:value-type="float">
            <text:p>125.004398126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24.501289353813" calcext:value-type="float">
            <text:p>124.501289353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20.003293311319" calcext:value-type="float">
            <text:p>120.0032933113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22.846311191753" calcext:value-type="float">
            <text:p>122.846311191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23.955652732669" calcext:value-type="float">
            <text:p>123.955652732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PGA103_S21_PhaseUnwrap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25 July 2020 18:35:0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9001636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71.096516964442" calcext:value-type="float">
            <text:p>-171.096516964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281.870947611488" calcext:value-type="float">
            <text:p>-281.87094761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71.718596002946" calcext:value-type="float">
            <text:p>-371.718596002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28.189440563995" calcext:value-type="float">
            <text:p>-428.18944056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89.230325823138" calcext:value-type="float">
            <text:p>-489.230325823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28.395443663426" calcext:value-type="float">
            <text:p>-528.395443663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51.234469967289" calcext:value-type="float">
            <text:p>-551.2344699673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567.841691301977" calcext:value-type="float">
            <text:p>-567.84169130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83.220420819188" calcext:value-type="float">
            <text:p>-583.220420819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98.854534608582" calcext:value-type="float">
            <text:p>-598.854534608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605.204539500358" calcext:value-type="float">
            <text:p>-605.204539500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618.356336098206" calcext:value-type="float">
            <text:p>-618.356336098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628.954355973522" calcext:value-type="float">
            <text:p>-628.9543559735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637.277372400672" calcext:value-type="float">
            <text:p>-637.277372400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642.340950373102" calcext:value-type="float">
            <text:p>-642.340950373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649.539925385966" calcext:value-type="float">
            <text:p>-649.53992538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659.484786473553" calcext:value-type="float">
            <text:p>-659.484786473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663.102866178702" calcext:value-type="float">
            <text:p>-663.102866178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73.417868453408" calcext:value-type="float">
            <text:p>-673.417868453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674.844414871937" calcext:value-type="float">
            <text:p>-674.844414871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681.578762185625" calcext:value-type="float">
            <text:p>-681.578762185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684.757498127657" calcext:value-type="float">
            <text:p>-684.757498127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690.484033016118" calcext:value-type="float">
            <text:p>-690.484033016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692.697769505971" calcext:value-type="float">
            <text:p>-692.697769506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701.21159817972" calcext:value-type="float">
            <text:p>-701.2115981797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700.625726400568" calcext:value-type="float">
            <text:p>-700.625726400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705.593949341307" calcext:value-type="float">
            <text:p>-705.593949341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706.562240994419" calcext:value-type="float">
            <text:p>-706.562240994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714.119560111016" calcext:value-type="float">
            <text:p>-714.11956011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712.189120391354" calcext:value-type="float">
            <text:p>-712.189120391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719.598823287504" calcext:value-type="float">
            <text:p>-719.598823287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718.894668848899" calcext:value-type="float">
            <text:p>-718.894668848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723.448511165304" calcext:value-type="float">
            <text:p>-723.4485111653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729.168181095065" calcext:value-type="float">
            <text:p>-729.168181095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730.032814379503" calcext:value-type="float">
            <text:p>-730.0328143795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732.633328869394" calcext:value-type="float">
            <text:p>-732.633328869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734.608462700564" calcext:value-type="float">
            <text:p>-734.608462700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737.600176926592" calcext:value-type="float">
            <text:p>-737.600176926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40.065755714343" calcext:value-type="float">
            <text:p>-740.065755714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749.646531249343" calcext:value-type="float">
            <text:p>-749.646531249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743.892066781138" calcext:value-type="float">
            <text:p>-743.892066781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745.417484291866" calcext:value-type="float">
            <text:p>-745.417484291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747.667587079903" calcext:value-type="float">
            <text:p>-747.6675870799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751.026977139371" calcext:value-type="float">
            <text:p>-751.026977139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750.664899714182" calcext:value-type="float">
            <text:p>-750.6648997142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755.833393076054" calcext:value-type="float">
            <text:p>-755.8333930761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756.479857084681" calcext:value-type="float">
            <text:p>-756.479857084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756.766233647967" calcext:value-type="float">
            <text:p>-756.766233648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762.264524700911" calcext:value-type="float">
            <text:p>-762.264524700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764.615743171908" calcext:value-type="float">
            <text:p>-764.615743171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763.163204965414" calcext:value-type="float">
            <text:p>-763.163204965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765.407781407902" calcext:value-type="float">
            <text:p>-765.407781407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767.724653905123" calcext:value-type="float">
            <text:p>-767.7246539051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768.60108654173" calcext:value-type="float">
            <text:p>-768.601086541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780.340078905451" calcext:value-type="float">
            <text:p>-780.340078905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772.167139334089" calcext:value-type="float">
            <text:p>-772.167139334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775.611701728966" calcext:value-type="float">
            <text:p>-775.611701729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778.70782621437" calcext:value-type="float">
            <text:p>-778.707826214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79.610137809112" calcext:value-type="float">
            <text:p>-779.6101378091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785.144096124292" calcext:value-type="float">
            <text:p>-785.1440961243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781.955853317203" calcext:value-type="float">
            <text:p>-781.955853317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784.928120981743" calcext:value-type="float">
            <text:p>-784.928120981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790.815068899212" calcext:value-type="float">
            <text:p>-790.815068899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789.455004806649" calcext:value-type="float">
            <text:p>-789.455004806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791.412225692701" calcext:value-type="float">
            <text:p>-791.412225692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792.176026815529" calcext:value-type="float">
            <text:p>-792.176026815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795.033305128704" calcext:value-type="float">
            <text:p>-795.033305128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794.744251274895" calcext:value-type="float">
            <text:p>-794.744251274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798.405551086339" calcext:value-type="float">
            <text:p>-798.405551086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797.693702741152" calcext:value-type="float">
            <text:p>-797.693702741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801.080834091507" calcext:value-type="float">
            <text:p>-801.080834091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803.806717970656" calcext:value-type="float">
            <text:p>-803.806717970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806.08882467647" calcext:value-type="float">
            <text:p>-806.0888246765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807.667052052672" calcext:value-type="float">
            <text:p>-807.667052052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808.092674037188" calcext:value-type="float">
            <text:p>-808.092674037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811.175200776638" calcext:value-type="float">
            <text:p>-811.175200776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809.681583544341" calcext:value-type="float">
            <text:p>-809.681583544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813.235950521975" calcext:value-type="float">
            <text:p>-813.23595052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812.308586025725" calcext:value-type="float">
            <text:p>-812.308586025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15.466231480008" calcext:value-type="float">
            <text:p>-815.4662314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19.020817251657" calcext:value-type="float">
            <text:p>-819.020817251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825.108237729351" calcext:value-type="float">
            <text:p>-825.108237729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21.885214643193" calcext:value-type="float">
            <text:p>-821.8852146432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23.15552219303" calcext:value-type="float">
            <text:p>-823.15552219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824.703098024321" calcext:value-type="float">
            <text:p>-824.703098024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825.288565146165" calcext:value-type="float">
            <text:p>-825.2885651462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828.384732935636" calcext:value-type="float">
            <text:p>-828.384732935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829.269295454788" calcext:value-type="float">
            <text:p>-829.269295454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831.054355419385" calcext:value-type="float">
            <text:p>-831.054355419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829.437008821011" calcext:value-type="float">
            <text:p>-829.43700882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833.655261586908" calcext:value-type="float">
            <text:p>-833.655261586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835.566298327507" calcext:value-type="float">
            <text:p>-835.566298327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836.718512423038" calcext:value-type="float">
            <text:p>-836.71851242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836.823526406475" calcext:value-type="float">
            <text:p>-836.823526406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840.141150740615" calcext:value-type="float">
            <text:p>-840.141150740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842.241768954545" calcext:value-type="float">
            <text:p>-842.241768954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847.021163780602" calcext:value-type="float">
            <text:p>-847.0211637806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845.19542908918" calcext:value-type="float">
            <text:p>-845.195429089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840.882646865386" calcext:value-type="float">
            <text:p>-840.882646865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846.363714938213" calcext:value-type="float">
            <text:p>-846.363714938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849.345139631093" calcext:value-type="float">
            <text:p>-849.345139631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851.19057048213" calcext:value-type="float">
            <text:p>-851.190570482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854.725954279274" calcext:value-type="float">
            <text:p>-854.725954279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852.497125162382" calcext:value-type="float">
            <text:p>-852.497125162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859.609692325938" calcext:value-type="float">
            <text:p>-859.609692325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859.466365046263" calcext:value-type="float">
            <text:p>-859.466365046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858.961596764712" calcext:value-type="float">
            <text:p>-858.961596764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861.768460441021" calcext:value-type="float">
            <text:p>-861.76846044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864.761046458627" calcext:value-type="float">
            <text:p>-864.761046458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858.50717426381" calcext:value-type="float">
            <text:p>-858.507174263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864.826869368917" calcext:value-type="float">
            <text:p>-864.826869368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866.533858547836" calcext:value-type="float">
            <text:p>-866.533858547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870.2847482468" calcext:value-type="float">
            <text:p>-870.284748246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872.185454441199" calcext:value-type="float">
            <text:p>-872.185454441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870.320370935851" calcext:value-type="float">
            <text:p>-870.320370935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871.702816713037" calcext:value-type="float">
            <text:p>-871.702816713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873.881931998378" calcext:value-type="float">
            <text:p>-873.881931998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879.482094309232" calcext:value-type="float">
            <text:p>-879.482094309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880.105733475393" calcext:value-type="float">
            <text:p>-880.1057334754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880.804339311537" calcext:value-type="float">
            <text:p>-880.804339311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883.545037793647" calcext:value-type="float">
            <text:p>-883.545037793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885.0425908733" calcext:value-type="float">
            <text:p>-885.042590873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883.705082300758" calcext:value-type="float">
            <text:p>-883.705082300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885.396233339389" calcext:value-type="float">
            <text:p>-885.396233339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888.358295514474" calcext:value-type="float">
            <text:p>-888.3582955145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888.568270453129" calcext:value-type="float">
            <text:p>-888.5682704531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893.574030982798" calcext:value-type="float">
            <text:p>-893.574030982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893.603765249735" calcext:value-type="float">
            <text:p>-893.6037652497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894.52143104699" calcext:value-type="float">
            <text:p>-894.521431047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902.502362746071" calcext:value-type="float">
            <text:p>-902.502362746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893.2744122828" calcext:value-type="float">
            <text:p>-893.274412282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901.146989128717" calcext:value-type="float">
            <text:p>-901.146989128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904.167202764699" calcext:value-type="float">
            <text:p>-904.1672027647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904.103507827157" calcext:value-type="float">
            <text:p>-904.103507827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908.467623386164" calcext:value-type="float">
            <text:p>-908.467623386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907.077821411397" calcext:value-type="float">
            <text:p>-907.077821411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912.043893005963" calcext:value-type="float">
            <text:p>-912.04389300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911.377057091148" calcext:value-type="float">
            <text:p>-911.377057091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914.774062573101" calcext:value-type="float">
            <text:p>-914.774062573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919.35844231462" calcext:value-type="float">
            <text:p>-919.358442314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918.456738735161" calcext:value-type="float">
            <text:p>-918.4567387352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919.454897564361" calcext:value-type="float">
            <text:p>-919.454897564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920.677282070428" calcext:value-type="float">
            <text:p>-920.677282070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920.018962938001" calcext:value-type="float">
            <text:p>-920.01896293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922.167360596737" calcext:value-type="float">
            <text:p>-922.167360596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930.221859520286" calcext:value-type="float">
            <text:p>-930.221859520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926.663258668934" calcext:value-type="float">
            <text:p>-926.663258668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928.286346305141" calcext:value-type="float">
            <text:p>-928.286346305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929.889018440952" calcext:value-type="float">
            <text:p>-929.88901844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932.716685904556" calcext:value-type="float">
            <text:p>-932.7166859046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938.326568856149" calcext:value-type="float">
            <text:p>-938.326568856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938.894997231543" calcext:value-type="float">
            <text:p>-938.894997231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938.839674208188" calcext:value-type="float">
            <text:p>-938.839674208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942.66647532804" calcext:value-type="float">
            <text:p>-942.66647532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940.135104608001" calcext:value-type="float">
            <text:p>-940.13510460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946.499162715708" calcext:value-type="float">
            <text:p>-946.499162715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947.014981813904" calcext:value-type="float">
            <text:p>-947.0149818139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946.899212644336" calcext:value-type="float">
            <text:p>-946.899212644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947.052821461495" calcext:value-type="float">
            <text:p>-947.0528214615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950.475753335551" calcext:value-type="float">
            <text:p>-950.475753335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955.205746458897" calcext:value-type="float">
            <text:p>-955.205746458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956.13751108684" calcext:value-type="float">
            <text:p>-956.137511086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959.108514019531" calcext:value-type="float">
            <text:p>-959.108514019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960.486016299051" calcext:value-type="float">
            <text:p>-960.4860162991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964.552258143434" calcext:value-type="float">
            <text:p>-964.552258143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963.50681928938" calcext:value-type="float">
            <text:p>-963.506819289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964.630396778027" calcext:value-type="float">
            <text:p>-964.63039677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966.593481927381" calcext:value-type="float">
            <text:p>-966.593481927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974.144957754551" calcext:value-type="float">
            <text:p>-974.144957754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970.489715826372" calcext:value-type="float">
            <text:p>-970.489715826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970.887509530501" calcext:value-type="float">
            <text:p>-970.8875095305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976.00738948829" calcext:value-type="float">
            <text:p>-976.0073894883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975.152377024042" calcext:value-type="float">
            <text:p>-975.15237702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979.73929971001" calcext:value-type="float">
            <text:p>-979.7392997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977.801559385481" calcext:value-type="float">
            <text:p>-977.801559385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980.933697396663" calcext:value-type="float">
            <text:p>-980.9336973967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983.836696221658" calcext:value-type="float">
            <text:p>-983.836696221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985.510213957612" calcext:value-type="float">
            <text:p>-985.510213957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985.86744824071" calcext:value-type="float">
            <text:p>-985.8674482407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989.912787309449" calcext:value-type="float">
            <text:p>-989.912787309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989.997211380355" calcext:value-type="float">
            <text:p>-989.997211380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989.889810530516" calcext:value-type="float">
            <text:p>-989.8898105305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997.072972281621" calcext:value-type="float">
            <text:p>-997.0729722816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994.932946440414" calcext:value-type="float">
            <text:p>-994.9329464404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995.984407766576" calcext:value-type="float">
            <text:p>-995.9844077666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000.26771691119" calcext:value-type="float">
            <text:p>-1000.2677169112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002.37853813621" calcext:value-type="float">
            <text:p>-1002.378538136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002.3162209056" calcext:value-type="float">
            <text:p>-1002.3162209056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005.14869490035" calcext:value-type="float">
            <text:p>-1005.148694900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001.54374420635" calcext:value-type="float">
            <text:p>-1001.543744206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10.42804128022" calcext:value-type="float">
            <text:p>-1010.428041280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008.97574682384" calcext:value-type="float">
            <text:p>-1008.975746823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006.87425067255" calcext:value-type="float">
            <text:p>-1006.874250672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013.96344341209" calcext:value-type="float">
            <text:p>-1013.963443412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013.57663213722" calcext:value-type="float">
            <text:p>-1013.576632137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012.0901538285" calcext:value-type="float">
            <text:p>-1012.090153828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016.92634693026" calcext:value-type="float">
            <text:p>-1016.9263469303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016.88705116263" calcext:value-type="float">
            <text:p>-1016.8870511626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021.64442362631" calcext:value-type="float">
            <text:p>-1021.644423626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019.98126254686" calcext:value-type="float">
            <text:p>-1019.981262546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022.70084198828" calcext:value-type="float">
            <text:p>-1022.700841988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026.5021600866" calcext:value-type="float">
            <text:p>-1026.502160086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25.66749025311" calcext:value-type="float">
            <text:p>-1025.6674902531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031.30757694018" calcext:value-type="float">
            <text:p>-1031.3075769402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031.65658282766" calcext:value-type="float">
            <text:p>-1031.656582827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028.96059716196" calcext:value-type="float">
            <text:p>-1028.960597162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1034.3483357867" calcext:value-type="float">
            <text:p>-1034.348335786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034.01039036282" calcext:value-type="float">
            <text:p>-1034.0103903628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036.63567241248" calcext:value-type="float">
            <text:p>-1036.6356724125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39.49661823432" calcext:value-type="float">
            <text:p>-1039.496618234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038.72133474156" calcext:value-type="float">
            <text:p>-1038.7213347416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1042.27904951433" calcext:value-type="float">
            <text:p>-1042.279049514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1041.63528658199" calcext:value-type="float">
            <text:p>-1041.635286582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040.81070950417" calcext:value-type="float">
            <text:p>-1040.810709504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1046.50503810574" calcext:value-type="float">
            <text:p>-1046.5050381057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1044.94752598596" calcext:value-type="float">
            <text:p>-1044.94752598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048.89661544431" calcext:value-type="float">
            <text:p>-1048.8966154443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051.01324936446" calcext:value-type="float">
            <text:p>-1051.013249364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52.51130487841" calcext:value-type="float">
            <text:p>-1052.511304878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50.86081122681" calcext:value-type="float">
            <text:p>-1050.860811226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054.08092663142" calcext:value-type="float">
            <text:p>-1054.080926631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1051.57787897347" calcext:value-type="float">
            <text:p>-1051.577878973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055.60778071526" calcext:value-type="float">
            <text:p>-1055.607780715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1055.99508779094" calcext:value-type="float">
            <text:p>-1055.995087790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1053.12817398898" calcext:value-type="float">
            <text:p>-1053.12817398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1052.97577396608" calcext:value-type="float">
            <text:p>-1052.9757739661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1060.45078528262" calcext:value-type="float">
            <text:p>-1060.4507852826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1061.44009854212" calcext:value-type="float">
            <text:p>-1061.440098542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1062.24154238638" calcext:value-type="float">
            <text:p>-1062.241542386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1065.01672610437" calcext:value-type="float">
            <text:p>-1065.0167261044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1065.19991767054" calcext:value-type="float">
            <text:p>-1065.1999176705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1067.18609353428" calcext:value-type="float">
            <text:p>-1067.186093534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1065.75419948193" calcext:value-type="float">
            <text:p>-1065.754199481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1070.8000246963" calcext:value-type="float">
            <text:p>-1070.800024696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1071.17205540528" calcext:value-type="float">
            <text:p>-1071.172055405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1073.31218251889" calcext:value-type="float">
            <text:p>-1073.3121825189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1069.99093314519" calcext:value-type="float">
            <text:p>-1069.990933145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1075.08341347274" calcext:value-type="float">
            <text:p>-1075.083413472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1075.43492673722" calcext:value-type="float">
            <text:p>-1075.434926737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1077.37523821587" calcext:value-type="float">
            <text:p>-1077.375238215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1079.7447541027" calcext:value-type="float">
            <text:p>-1079.744754102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1076.58625282073" calcext:value-type="float">
            <text:p>-1076.586252820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1078.5286052315" calcext:value-type="float">
            <text:p>-1078.528605231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1082.10843004402" calcext:value-type="float">
            <text:p>-1082.108430044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1085.87841297226" calcext:value-type="float">
            <text:p>-1085.878412972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1082.71359454168" calcext:value-type="float">
            <text:p>-1082.7135945417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1085.4261637567" calcext:value-type="float">
            <text:p>-1085.4261637567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1084.95407075554" calcext:value-type="float">
            <text:p>-1084.954070755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1084.83816928798" calcext:value-type="float">
            <text:p>-1084.83816928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1087.79326025801" calcext:value-type="float">
            <text:p>-1087.793260258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1088.61133312899" calcext:value-type="float">
            <text:p>-1088.61133312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092.2668645357" calcext:value-type="float">
            <text:p>-1092.266864535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092.23491643266" calcext:value-type="float">
            <text:p>-1092.234916432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089.53205598081" calcext:value-type="float">
            <text:p>-1089.532055980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094.65104346838" calcext:value-type="float">
            <text:p>-1094.6510434684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1100.82823828857" calcext:value-type="float">
            <text:p>-1100.8282382886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1098.74520068017" calcext:value-type="float">
            <text:p>-1098.745200680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093.65135703273" calcext:value-type="float">
            <text:p>-1093.651357032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1103.18313882429" calcext:value-type="float">
            <text:p>-1103.1831388243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1098.94688506078" calcext:value-type="float">
            <text:p>-1098.946885060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1101.53723593881" calcext:value-type="float">
            <text:p>-1101.537235938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1103.47291850033" calcext:value-type="float">
            <text:p>-1103.472918500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1103.32489144672" calcext:value-type="float">
            <text:p>-1103.3248914467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1107.35411070247" calcext:value-type="float">
            <text:p>-1107.354110702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1104.250203935" calcext:value-type="float">
            <text:p>-1104.25020393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1105.15220975677" calcext:value-type="float">
            <text:p>-1105.1522097568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1107.85856000685" calcext:value-type="float">
            <text:p>-1107.8585600069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1106.20047038275" calcext:value-type="float">
            <text:p>-1106.200470382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1109.56500837775" calcext:value-type="float">
            <text:p>-1109.565008377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1110.69455356213" calcext:value-type="float">
            <text:p>-1110.694553562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1116.35379758679" calcext:value-type="float">
            <text:p>-1116.353797586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1109.6253991429" calcext:value-type="float">
            <text:p>-1109.625399142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1115.39371782795" calcext:value-type="float">
            <text:p>-1115.39371782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1111.1629867864" calcext:value-type="float">
            <text:p>-1111.162986786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1116.04408618319" calcext:value-type="float">
            <text:p>-1116.044086183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1116.68479794664" calcext:value-type="float">
            <text:p>-1116.684797946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1116.46448577122" calcext:value-type="float">
            <text:p>-1116.464485771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1113.02996534277" calcext:value-type="float">
            <text:p>-1113.029965342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1116.74120725399" calcext:value-type="float">
            <text:p>-1116.74120725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1123.0976245027" calcext:value-type="float">
            <text:p>-1123.0976245027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1116.31608079048" calcext:value-type="float">
            <text:p>-1116.316080790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1117.41864681725" calcext:value-type="float">
            <text:p>-1117.4186468173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1123.81012921033" calcext:value-type="float">
            <text:p>-1123.810129210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1124.95279137402" calcext:value-type="float">
            <text:p>-1124.95279137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1126.76318429731" calcext:value-type="float">
            <text:p>-1126.763184297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1126.01517575224" calcext:value-type="float">
            <text:p>-1126.015175752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1132.44971068516" calcext:value-type="float">
            <text:p>-1132.449710685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1127.87631703945" calcext:value-type="float">
            <text:p>-1127.876317039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1127.20817265499" calcext:value-type="float">
            <text:p>-1127.20817265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1129.34425591632" calcext:value-type="float">
            <text:p>-1129.344255916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1127.23155880641" calcext:value-type="float">
            <text:p>-1127.2315588064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1131.03790901734" calcext:value-type="float">
            <text:p>-1131.037909017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1133.32952541027" calcext:value-type="float">
            <text:p>-1133.329525410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1134.16695060573" calcext:value-type="float">
            <text:p>-1134.1669506057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1132.17203416273" calcext:value-type="float">
            <text:p>-1132.172034162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1134.89391442385" calcext:value-type="float">
            <text:p>-1134.893914423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1137.4080872826" calcext:value-type="float">
            <text:p>-1137.4080872826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1134.77229169877" calcext:value-type="float">
            <text:p>-1134.772291698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1139.09934095468" calcext:value-type="float">
            <text:p>-1139.099340954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1138.60459582678" calcext:value-type="float">
            <text:p>-1138.6045958268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1137.9801611703" calcext:value-type="float">
            <text:p>-1137.980161170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1142.30199914054" calcext:value-type="float">
            <text:p>-1142.301999140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1138.99748782116" calcext:value-type="float">
            <text:p>-1138.997487821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1140.72693775479" calcext:value-type="float">
            <text:p>-1140.7269377548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1144.06550757275" calcext:value-type="float">
            <text:p>-1144.065507572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1144.85692283216" calcext:value-type="float">
            <text:p>-1144.856922832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1145.43124710725" calcext:value-type="float">
            <text:p>-1145.431247107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1140.9181370437" calcext:value-type="float">
            <text:p>-1140.9181370437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1146.33919980365" calcext:value-type="float">
            <text:p>-1146.339199803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1149.73456137114" calcext:value-type="float">
            <text:p>-1149.734561371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1147.07927912256" calcext:value-type="float">
            <text:p>-1147.079279122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1149.07535877511" calcext:value-type="float">
            <text:p>-1149.075358775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1150.43431632043" calcext:value-type="float">
            <text:p>-1150.434316320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1149.09901982865" calcext:value-type="float">
            <text:p>-1149.099019828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1145.09244675167" calcext:value-type="float">
            <text:p>-1145.092446751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1150.46738833256" calcext:value-type="float">
            <text:p>-1150.467388332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1152.75128964068" calcext:value-type="float">
            <text:p>-1152.751289640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1150.38706410386" calcext:value-type="float">
            <text:p>-1150.387064103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1154.55194394254" calcext:value-type="float">
            <text:p>-1154.551943942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1156.73762580223" calcext:value-type="float">
            <text:p>-1156.737625802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1153.25677624333" calcext:value-type="float">
            <text:p>-1153.256776243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1157.7679204455" calcext:value-type="float">
            <text:p>-1157.767920445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1161.39870649818" calcext:value-type="float">
            <text:p>-1161.398706498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1158.22365405858" calcext:value-type="float">
            <text:p>-1158.223654058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1159.66784778685" calcext:value-type="float">
            <text:p>-1159.667847786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1163.08789613971" calcext:value-type="float">
            <text:p>-1163.087896139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1159.2404950127" calcext:value-type="float">
            <text:p>-1159.240495012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1163.07111444315" calcext:value-type="float">
            <text:p>-1163.071114443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1167.52672892569" calcext:value-type="float">
            <text:p>-1167.526728925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1165.39219473412" calcext:value-type="float">
            <text:p>-1165.392194734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1164.87709826143" calcext:value-type="float">
            <text:p>-1164.877098261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1165.13239977909" calcext:value-type="float">
            <text:p>-1165.1323997791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1166.65130501083" calcext:value-type="float">
            <text:p>-1166.651305010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1166.67639062224" calcext:value-type="float">
            <text:p>-1166.676390622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1170.17257374606" calcext:value-type="float">
            <text:p>-1170.172573746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1168.98318946407" calcext:value-type="float">
            <text:p>-1168.983189464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1170.78082386754" calcext:value-type="float">
            <text:p>-1170.7808238675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1171.91542662649" calcext:value-type="float">
            <text:p>-1171.915426626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1172.47204684877" calcext:value-type="float">
            <text:p>-1172.472046848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1175.3930456338" calcext:value-type="float">
            <text:p>-1175.393045633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1177.79246317474" calcext:value-type="float">
            <text:p>-1177.792463174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1175.40067091627" calcext:value-type="float">
            <text:p>-1175.400670916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1174.06091614575" calcext:value-type="float">
            <text:p>-1174.060916145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1176.02775704696" calcext:value-type="float">
            <text:p>-1176.02775704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179.74846194153" calcext:value-type="float">
            <text:p>-1179.748461941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1176.16648555346" calcext:value-type="float">
            <text:p>-1176.166485553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179.34418692084" calcext:value-type="float">
            <text:p>-1179.344186920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180.57829142762" calcext:value-type="float">
            <text:p>-1180.578291427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181.41340675773" calcext:value-type="float">
            <text:p>-1181.413406757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181.10080301357" calcext:value-type="float">
            <text:p>-1181.100803013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184.00036186891" calcext:value-type="float">
            <text:p>-1184.000361868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183.41108053363" calcext:value-type="float">
            <text:p>-1183.411080533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182.6398518778" calcext:value-type="float">
            <text:p>-1182.6398518778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183.05641219716" calcext:value-type="float">
            <text:p>-1183.056412197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185.12283567319" calcext:value-type="float">
            <text:p>-1185.122835673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183.0050014554" calcext:value-type="float">
            <text:p>-1183.005001455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182.49665378933" calcext:value-type="float">
            <text:p>-1182.496653789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186.52362106991" calcext:value-type="float">
            <text:p>-1186.523621069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189.18900473763" calcext:value-type="float">
            <text:p>-1189.189004737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90.29207565307" calcext:value-type="float">
            <text:p>-1190.292075653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189.01518160019" calcext:value-type="float">
            <text:p>-1189.015181600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186.44294368834" calcext:value-type="float">
            <text:p>-1186.4429436883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93.41808111582" calcext:value-type="float">
            <text:p>-1193.418081115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91.78928019613" calcext:value-type="float">
            <text:p>-1191.789280196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92.50937327779" calcext:value-type="float">
            <text:p>-1192.509373277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94.80013985966" calcext:value-type="float">
            <text:p>-1194.800139859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95.61027897985" calcext:value-type="float">
            <text:p>-1195.610278979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99.4487015168" calcext:value-type="float">
            <text:p>-1199.4487015168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94.92596624614" calcext:value-type="float">
            <text:p>-1194.925966246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200.61131011237" calcext:value-type="float">
            <text:p>-1200.611310112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97.28788560274" calcext:value-type="float">
            <text:p>-1197.2878856027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97.20960928861" calcext:value-type="float">
            <text:p>-1197.209609288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97.97112878541" calcext:value-type="float">
            <text:p>-1197.971128785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99.38306582739" calcext:value-type="float">
            <text:p>-1199.3830658274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94.17302614246" calcext:value-type="float">
            <text:p>-1194.1730261425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200.41852763318" calcext:value-type="float">
            <text:p>-1200.4185276332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200.12336962182" calcext:value-type="float">
            <text:p>-1200.123369621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02.93232838103" calcext:value-type="float">
            <text:p>-1202.932328381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201.63468650969" calcext:value-type="float">
            <text:p>-1201.6346865097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202.96484083184" calcext:value-type="float">
            <text:p>-1202.964840831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02.81459308097" calcext:value-type="float">
            <text:p>-1202.81459308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06.65595433076" calcext:value-type="float">
            <text:p>-1206.655954330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01.06436320161" calcext:value-type="float">
            <text:p>-1201.0643632016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06.07016899423" calcext:value-type="float">
            <text:p>-1206.070168994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08.40137597002" calcext:value-type="float">
            <text:p>-1208.4013759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06.17352209513" calcext:value-type="float">
            <text:p>-1206.173522095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07.36591336037" calcext:value-type="float">
            <text:p>-1207.365913360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11.00451865073" calcext:value-type="float">
            <text:p>-1211.0045186507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211.87129371494" calcext:value-type="float">
            <text:p>-1211.871293714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10.42564640842" calcext:value-type="float">
            <text:p>-1210.425646408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12.22171288345" calcext:value-type="float">
            <text:p>-1212.221712883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215.14709078144" calcext:value-type="float">
            <text:p>-1215.147090781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209.76754615092" calcext:value-type="float">
            <text:p>-1209.767546150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214.56289077711" calcext:value-type="float">
            <text:p>-1214.5628907771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214.09740790785" calcext:value-type="float">
            <text:p>-1214.097407907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213.47779871533" calcext:value-type="float">
            <text:p>-1213.4777987153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216.13242916084" calcext:value-type="float">
            <text:p>-1216.1324291608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217.37651975323" calcext:value-type="float">
            <text:p>-1217.376519753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216.41654416045" calcext:value-type="float">
            <text:p>-1216.416544160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218.15670167019" calcext:value-type="float">
            <text:p>-1218.1567016702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216.91524896367" calcext:value-type="float">
            <text:p>-1216.9152489637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219.91680773409" calcext:value-type="float">
            <text:p>-1219.916807734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223.19338222245" calcext:value-type="float">
            <text:p>-1223.193382222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219.06400650104" calcext:value-type="float">
            <text:p>-1219.06400650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222.18735288805" calcext:value-type="float">
            <text:p>-1222.1873528881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219.88892863913" calcext:value-type="float">
            <text:p>-1219.888928639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221.31604499979" calcext:value-type="float">
            <text:p>-1221.316044999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220.74085193911" calcext:value-type="float">
            <text:p>-1220.740851939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221.07251154942" calcext:value-type="float">
            <text:p>-1221.0725115494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224.37571025467" calcext:value-type="float">
            <text:p>-1224.375710254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225.31065802093" calcext:value-type="float">
            <text:p>-1225.310658020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223.03786968828" calcext:value-type="float">
            <text:p>-1223.037869688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225.51916505901" calcext:value-type="float">
            <text:p>-1225.51916505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231.7508438135" calcext:value-type="float">
            <text:p>-1231.7508438135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226.91084288663" calcext:value-type="float">
            <text:p>-1226.910842886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229.99201270838" calcext:value-type="float">
            <text:p>-1229.992012708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230.4826826652" calcext:value-type="float">
            <text:p>-1230.482682665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227.45589005529" calcext:value-type="float">
            <text:p>-1227.455890055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222.27260942547" calcext:value-type="float">
            <text:p>-1222.2726094255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225.83558736223" calcext:value-type="float">
            <text:p>-1225.835587362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227.75959813019" calcext:value-type="float">
            <text:p>-1227.7595981302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232.06003237556" calcext:value-type="float">
            <text:p>-1232.060032375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233.00199729523" calcext:value-type="float">
            <text:p>-1233.0019972952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229.82139287894" calcext:value-type="float">
            <text:p>-1229.821392878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232.93954635761" calcext:value-type="float">
            <text:p>-1232.9395463576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233.71010883808" calcext:value-type="float">
            <text:p>-1233.710108838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232.5568837868" calcext:value-type="float">
            <text:p>-1232.556883786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235.66081423186" calcext:value-type="float">
            <text:p>-1235.660814231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232.71559922482" calcext:value-type="float">
            <text:p>-1232.715599224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234.41313450299" calcext:value-type="float">
            <text:p>-1234.41313450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234.95659944348" calcext:value-type="float">
            <text:p>-1234.9565994435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237.31560713728" calcext:value-type="float">
            <text:p>-1237.3156071373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240.45993450004" calcext:value-type="float">
            <text:p>-1240.459934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239.18587493223" calcext:value-type="float">
            <text:p>-1239.185874932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241.30816176881" calcext:value-type="float">
            <text:p>-1241.308161768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239.58452614501" calcext:value-type="float">
            <text:p>-1239.58452614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237.81850468605" calcext:value-type="float">
            <text:p>-1237.818504686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237.68362899502" calcext:value-type="float">
            <text:p>-1237.68362899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240.18528757035" calcext:value-type="float">
            <text:p>-1240.1852875704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243.14797547862" calcext:value-type="float">
            <text:p>-1243.147975478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241.26993165181" calcext:value-type="float">
            <text:p>-1241.269931651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244.49236884616" calcext:value-type="float">
            <text:p>-1244.4923688462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243.83356762924" calcext:value-type="float">
            <text:p>-1243.833567629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244.312190848" calcext:value-type="float">
            <text:p>-1244.31219084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245.41173108672" calcext:value-type="float">
            <text:p>-1245.411731086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244.34355998522" calcext:value-type="float">
            <text:p>-1244.343559985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248.42852891577" calcext:value-type="float">
            <text:p>-1248.428528915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245.88088410819" calcext:value-type="float">
            <text:p>-1245.880884108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245.62175852344" calcext:value-type="float">
            <text:p>-1245.621758523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250.04765196111" calcext:value-type="float">
            <text:p>-1250.047651961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250.54101207381" calcext:value-type="float">
            <text:p>-1250.541012073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250.83268548214" calcext:value-type="float">
            <text:p>-1250.832685482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251.2444510366" calcext:value-type="float">
            <text:p>-1251.2444510366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246.76340636366" calcext:value-type="float">
            <text:p>-1246.763406363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249.33058431122" calcext:value-type="float">
            <text:p>-1249.330584311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252.98122041219" calcext:value-type="float">
            <text:p>-1252.981220412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254.4624338851" calcext:value-type="float">
            <text:p>-1254.462433885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255.8865400167" calcext:value-type="float">
            <text:p>-1255.886540016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255.84524767979" calcext:value-type="float">
            <text:p>-1255.845247679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256.1073450847" calcext:value-type="float">
            <text:p>-1256.107345084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255.61251420485" calcext:value-type="float">
            <text:p>-1255.612514204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252.96226856403" calcext:value-type="float">
            <text:p>-1252.96226856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254.42554025479" calcext:value-type="float">
            <text:p>-1254.4255402548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259.13953613721" calcext:value-type="float">
            <text:p>-1259.139536137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258.32013951031" calcext:value-type="float">
            <text:p>-1258.320139510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257.76358597548" calcext:value-type="float">
            <text:p>-1257.7635859755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257.68670333657" calcext:value-type="float">
            <text:p>-1257.686703336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259.11637148069" calcext:value-type="float">
            <text:p>-1259.116371480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256.10501408998" calcext:value-type="float">
            <text:p>-1256.1050140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260.80598189408" calcext:value-type="float">
            <text:p>-1260.805981894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258.02868819284" calcext:value-type="float">
            <text:p>-1258.028688192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259.23656581795" calcext:value-type="float">
            <text:p>-1259.23656581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263.18357454667" calcext:value-type="float">
            <text:p>-1263.183574546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264.79201400753" calcext:value-type="float">
            <text:p>-1264.792014007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260.64093353309" calcext:value-type="float">
            <text:p>-1260.640933533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262.9617685183" calcext:value-type="float">
            <text:p>-1262.961768518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265.69107032292" calcext:value-type="float">
            <text:p>-1265.691070322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265.87338464709" calcext:value-type="float">
            <text:p>-1265.8733846471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266.93973656554" calcext:value-type="float">
            <text:p>-1266.9397365655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263.48683934434" calcext:value-type="float">
            <text:p>-1263.486839344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265.3740593998" calcext:value-type="float">
            <text:p>-1265.374059399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264.20174448754" calcext:value-type="float">
            <text:p>-1264.2017444875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268.64687483764" calcext:value-type="float">
            <text:p>-1268.646874837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1270.6561635233" calcext:value-type="float">
            <text:p>-1270.656163523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265.32893091505" calcext:value-type="float">
            <text:p>-1265.328930915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266.37840056282" calcext:value-type="float">
            <text:p>-1266.378400562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269.59790107548" calcext:value-type="float">
            <text:p>-1269.597901075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269.14394350176" calcext:value-type="float">
            <text:p>-1269.143943501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269.18031632218" calcext:value-type="float">
            <text:p>-1269.180316322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1269.35961652353" calcext:value-type="float">
            <text:p>-1269.359616523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269.13592942582" calcext:value-type="float">
            <text:p>-1269.135929425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271.65760460175" calcext:value-type="float">
            <text:p>-1271.657604601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1272.94271391611" calcext:value-type="float">
            <text:p>-1272.942713916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1272.42476629987" calcext:value-type="float">
            <text:p>-1272.424766299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1274.24003863424" calcext:value-type="float">
            <text:p>-1274.240038634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1274.69494348844" calcext:value-type="float">
            <text:p>-1274.694943488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1276.82556576454" calcext:value-type="float">
            <text:p>-1276.825565764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1273.03437123483" calcext:value-type="float">
            <text:p>-1273.034371234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1276.04442467301" calcext:value-type="float">
            <text:p>-1276.04442467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1278.74411632965" calcext:value-type="float">
            <text:p>-1278.744116329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1278.73315545033" calcext:value-type="float">
            <text:p>-1278.733155450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1278.43698105118" calcext:value-type="float">
            <text:p>-1278.436981051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1278.48595106691" calcext:value-type="float">
            <text:p>-1278.485951066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1278.42717761273" calcext:value-type="float">
            <text:p>-1278.427177612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1281.51001862478" calcext:value-type="float">
            <text:p>-1281.510018624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1280.1775391223" calcext:value-type="float">
            <text:p>-1280.177539122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1277.93440286252" calcext:value-type="float">
            <text:p>-1277.934402862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1280.40855158839" calcext:value-type="float">
            <text:p>-1280.408551588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1284.15135187059" calcext:value-type="float">
            <text:p>-1284.151351870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1280.28512865268" calcext:value-type="float">
            <text:p>-1280.285128652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1280.7147607611" calcext:value-type="float">
            <text:p>-1280.7147607611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1281.86674897475" calcext:value-type="float">
            <text:p>-1281.866748974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1280.23564326246" calcext:value-type="float">
            <text:p>-1280.235643262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1283.5058492206" calcext:value-type="float">
            <text:p>-1283.505849220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1285.48968256356" calcext:value-type="float">
            <text:p>-1285.4896825636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1280.7470675795" calcext:value-type="float">
            <text:p>-1280.747067579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1283.05132796128" calcext:value-type="float">
            <text:p>-1283.0513279613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1282.15585988419" calcext:value-type="float">
            <text:p>-1282.1558598842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1289.54349777423" calcext:value-type="float">
            <text:p>-1289.543497774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1286.68850389303" calcext:value-type="float">
            <text:p>-1286.68850389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1285.50720373272" calcext:value-type="float">
            <text:p>-1285.507203732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1286.82601274766" calcext:value-type="float">
            <text:p>-1286.826012747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1285.73662841769" calcext:value-type="float">
            <text:p>-1285.736628417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1286.66561825317" calcext:value-type="float">
            <text:p>-1286.665618253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1287.90584430559" calcext:value-type="float">
            <text:p>-1287.905844305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1287.6713578128" calcext:value-type="float">
            <text:p>-1287.671357812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1291.72635207674" calcext:value-type="float">
            <text:p>-1291.726352076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1287.33174553963" calcext:value-type="float">
            <text:p>-1287.331745539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1293.51372892636" calcext:value-type="float">
            <text:p>-1293.513728926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1292.34985170351" calcext:value-type="float">
            <text:p>-1292.349851703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1289.96924714024" calcext:value-type="float">
            <text:p>-1289.969247140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1291.46733297661" calcext:value-type="float">
            <text:p>-1291.467332976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1291.57438546304" calcext:value-type="float">
            <text:p>-1291.574385463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1296.33085999477" calcext:value-type="float">
            <text:p>-1296.330859994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1293.15375611046" calcext:value-type="float">
            <text:p>-1293.1537561105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1293.91179576598" calcext:value-type="float">
            <text:p>-1293.91179576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1296.10309424295" calcext:value-type="float">
            <text:p>-1296.10309424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1293.45670171449" calcext:value-type="float">
            <text:p>-1293.456701714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1291.71174182094" calcext:value-type="float">
            <text:p>-1291.711741820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1297.28112766434" calcext:value-type="float">
            <text:p>-1297.281127664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1298.39895158884" calcext:value-type="float">
            <text:p>-1298.398951588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1297.86496606408" calcext:value-type="float">
            <text:p>-1297.864966064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1294.81851125194" calcext:value-type="float">
            <text:p>-1294.8185112519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1296.65579540469" calcext:value-type="float">
            <text:p>-1296.6557954047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1298.34548514507" calcext:value-type="float">
            <text:p>-1298.345485145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1299.85475637649" calcext:value-type="float">
            <text:p>-1299.854756376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297.28481725788" calcext:value-type="float">
            <text:p>-1297.284817257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1300.14922813513" calcext:value-type="float">
            <text:p>-1300.1492281351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299.01350282688" calcext:value-type="float">
            <text:p>-1299.013502826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300.83441750352" calcext:value-type="float">
            <text:p>-1300.834417503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299.91892026511" calcext:value-type="float">
            <text:p>-1299.9189202651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296.34086432772" calcext:value-type="float">
            <text:p>-1296.340864327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300.82702129048" calcext:value-type="float">
            <text:p>-1300.827021290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299.64314606962" calcext:value-type="float">
            <text:p>-1299.643146069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303.51213104664" calcext:value-type="float">
            <text:p>-1303.512131046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306.31507262971" calcext:value-type="float">
            <text:p>-1306.315072629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303.0986785333" calcext:value-type="float">
            <text:p>-1303.098678533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303.46829004051" calcext:value-type="float">
            <text:p>-1303.468290040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300.04767820213" calcext:value-type="float">
            <text:p>-1300.047678202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303.30961456283" calcext:value-type="float">
            <text:p>-1303.309614562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306.68229410903" calcext:value-type="float">
            <text:p>-1306.682294109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305.62276713733" calcext:value-type="float">
            <text:p>-1305.622767137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304.88179258095" calcext:value-type="float">
            <text:p>-1304.88179258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304.90447808139" calcext:value-type="float">
            <text:p>-1304.904478081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305.31027770932" calcext:value-type="float">
            <text:p>-1305.310277709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305.82313410596" calcext:value-type="float">
            <text:p>-1305.82313410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07.64243145992" calcext:value-type="float">
            <text:p>-1307.642431459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306.24147632525" calcext:value-type="float">
            <text:p>-1306.241476325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308.59283917109" calcext:value-type="float">
            <text:p>-1308.592839171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307.98924312172" calcext:value-type="float">
            <text:p>-1307.989243121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307.63210485847" calcext:value-type="float">
            <text:p>-1307.6321048585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07.13879750045" calcext:value-type="float">
            <text:p>-1307.138797500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308.04796891352" calcext:value-type="float">
            <text:p>-1308.047968913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03.58418331971" calcext:value-type="float">
            <text:p>-1303.584183319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309.40997953446" calcext:value-type="float">
            <text:p>-1309.409979534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09.13932190888" calcext:value-type="float">
            <text:p>-1309.139321908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11.83331272184" calcext:value-type="float">
            <text:p>-1311.833312721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09.95147826132" calcext:value-type="float">
            <text:p>-1309.9514782613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11.07706091524" calcext:value-type="float">
            <text:p>-1311.077060915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309.03684111009" calcext:value-type="float">
            <text:p>-1309.036841110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310.77328667764" calcext:value-type="float">
            <text:p>-1310.773286677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309.43652638057" calcext:value-type="float">
            <text:p>-1309.436526380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314.23164755219" calcext:value-type="float">
            <text:p>-1314.231647552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309.86633580612" calcext:value-type="float">
            <text:p>-1309.866335806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310.89063162098" calcext:value-type="float">
            <text:p>-1310.89063162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312.1329151232" calcext:value-type="float">
            <text:p>-1312.132915123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312.57631987716" calcext:value-type="float">
            <text:p>-1312.576319877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311.02802955963" calcext:value-type="float">
            <text:p>-1311.0280295596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313.37399463099" calcext:value-type="float">
            <text:p>-1313.37399463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312.23125371973" calcext:value-type="float">
            <text:p>-1312.231253719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313.71639290115" calcext:value-type="float">
            <text:p>-1313.716392901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314.51764362961" calcext:value-type="float">
            <text:p>-1314.517643629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316.28553428337" calcext:value-type="float">
            <text:p>-1316.285534283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314.66887538917" calcext:value-type="float">
            <text:p>-1314.668875389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314.45661741054" calcext:value-type="float">
            <text:p>-1314.456617410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317.28758377319" calcext:value-type="float">
            <text:p>-1317.287583773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316.13212448768" calcext:value-type="float">
            <text:p>-1316.132124487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315.62524840686" calcext:value-type="float">
            <text:p>-1315.625248406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320.56507673085" calcext:value-type="float">
            <text:p>-1320.565076730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317.92727471694" calcext:value-type="float">
            <text:p>-1317.927274716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314.39436490732" calcext:value-type="float">
            <text:p>-1314.394364907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25T23:55:59.984978208</dc:date>
    <meta:editing-duration>PT2M59S</meta:editing-duration>
    <meta:editing-cycles>1</meta:editing-cycles>
    <meta:document-statistic meta:table-count="8" meta:cell-count="9872" meta:object-count="0"/>
  </office:meta>
</office:document-meta>
</file>